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547in" svg:y="1.0118in">
            <draw:object draw:notify-on-update-of-ranges="Sheet1.A1:Sheet1.A1 Sheet1.A2:Sheet1.A401 Sheet1.B1:Sheet1.B1 Sheet1.B2:Sheet1.B401 Sheet1.A1:Sheet1.A1 Sheet1.A2:Sheet1.A401 Sheet1.C1:Sheet1.C1 Sheet1.C2:Sheet1.C401 Sheet1.A1:Sheet1.A1 Sheet1.A2:Sheet1.A401 Sheet1.D1:Sheet1.D1 Sheet1.D2:Sheet1.D401 Sheet1.A1:Sheet1.A1 Sheet1.A2:Sheet1.A401 Sheet1.E1:Sheet1.E1 Sheet1.E2:Sheet1.E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G1]" office:value-type="float" office:value="5" calcext:value-type="float">
            <text:p>5</text:p>
          </table:table-cell>
          <table:table-cell table:formula="of:=[.$H$1]+([.$G$1]-[.$H$1])/POWER([.$I$1];([.A2]-1))" office:value-type="float" office:value="5" calcext:value-type="float">
            <text:p>5</text:p>
          </table:table-cell>
          <table:table-cell table:formula="of:=[.G1]" office:value-type="float" office:value="5" calcext:value-type="float">
            <text:p>5</text:p>
          </table:table-cell>
          <table:table-cell table:formula="of:=[.H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-([.$G$1]-[.$H$1])/399" office:value-type="float" office:value="4.98747117794486" calcext:value-type="float">
            <text:p>4.9874711779</text:p>
          </table:table-cell>
          <table:table-cell table:formula="of:=[.$H$1]+([.$G$1]-[.$H$1])/POWER([.$I$1];([.A3]-1))" office:value-type="float" office:value="4.76195238095238" calcext:value-type="float">
            <text:p>4.761952381</text:p>
          </table:table-cell>
          <table:table-cell table:formula="of:=[.D2]" office:value-type="float" office:value="5" calcext:value-type="float">
            <text:p>5</text:p>
          </table:table-cell>
          <table:table-cell table:formula="of:=[.E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-([.$G$1]-[.$H$1])/399" office:value-type="float" office:value="4.97494235588972" calcext:value-type="float">
            <text:p>4.9749423559</text:p>
          </table:table-cell>
          <table:table-cell table:formula="of:=[.$H$1]+([.$G$1]-[.$H$1])/POWER([.$I$1];([.A4]-1))" office:value-type="float" office:value="4.53524036281179" calcext:value-type="float">
            <text:p>4.5352403628</text:p>
          </table:table-cell>
          <table:table-cell table:formula="of:=[.D3]" office:value-type="float" office:value="5" calcext:value-type="float">
            <text:p>5</text:p>
          </table:table-cell>
          <table:table-cell table:formula="of:=[.E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-([.$G$1]-[.$H$1])/399" office:value-type="float" office:value="4.96241353383459" calcext:value-type="float">
            <text:p>4.9624135338</text:p>
          </table:table-cell>
          <table:table-cell table:formula="of:=[.$H$1]+([.$G$1]-[.$H$1])/POWER([.$I$1];([.A5]-1))" office:value-type="float" office:value="4.31932415505885" calcext:value-type="float">
            <text:p>4.3193241551</text:p>
          </table:table-cell>
          <table:table-cell table:formula="of:=[.D4]" office:value-type="float" office:value="5" calcext:value-type="float">
            <text:p>5</text:p>
          </table:table-cell>
          <table:table-cell table:formula="of:=[.E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-([.$G$1]-[.$H$1])/399" office:value-type="float" office:value="4.94988471177945" calcext:value-type="float">
            <text:p>4.9498847118</text:p>
          </table:table-cell>
          <table:table-cell table:formula="of:=[.$H$1]+([.$G$1]-[.$H$1])/POWER([.$I$1];([.A6]-1))" office:value-type="float" office:value="4.11368967148462" calcext:value-type="float">
            <text:p>4.1136896715</text:p>
          </table:table-cell>
          <table:table-cell table:formula="of:=[.D5]" office:value-type="float" office:value="5" calcext:value-type="float">
            <text:p>5</text:p>
          </table:table-cell>
          <table:table-cell table:formula="of:=[.E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-([.$G$1]-[.$H$1])/399" office:value-type="float" office:value="4.93735588972431" calcext:value-type="float">
            <text:p>4.9373558897</text:p>
          </table:table-cell>
          <table:table-cell table:formula="of:=[.$H$1]+([.$G$1]-[.$H$1])/POWER([.$I$1];([.A7]-1))" office:value-type="float" office:value="3.91784730617583" calcext:value-type="float">
            <text:p>3.9178473062</text:p>
          </table:table-cell>
          <table:table-cell table:formula="of:=[.D6]" office:value-type="float" office:value="5" calcext:value-type="float">
            <text:p>5</text:p>
          </table:table-cell>
          <table:table-cell table:formula="of:=[.E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-([.$G$1]-[.$H$1])/399" office:value-type="float" office:value="4.92482706766917" calcext:value-type="float">
            <text:p>4.9248270677</text:p>
          </table:table-cell>
          <table:table-cell table:formula="of:=[.$H$1]+([.$G$1]-[.$H$1])/POWER([.$I$1];([.A8]-1))" office:value-type="float" office:value="3.7313307677865" calcext:value-type="float">
            <text:p>3.7313307678</text:p>
          </table:table-cell>
          <table:table-cell table:formula="of:=[.D7]" office:value-type="float" office:value="5" calcext:value-type="float">
            <text:p>5</text:p>
          </table:table-cell>
          <table:table-cell table:formula="of:=[.E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-([.$G$1]-[.$H$1])/399" office:value-type="float" office:value="4.91229824561403" calcext:value-type="float">
            <text:p>4.9122982456</text:p>
          </table:table-cell>
          <table:table-cell table:formula="of:=[.$H$1]+([.$G$1]-[.$H$1])/POWER([.$I$1];([.A9]-1))" office:value-type="float" office:value="3.55369596932048" calcext:value-type="float">
            <text:p>3.5536959693</text:p>
          </table:table-cell>
          <table:table-cell table:formula="of:=[.D8]" office:value-type="float" office:value="5" calcext:value-type="float">
            <text:p>5</text:p>
          </table:table-cell>
          <table:table-cell table:formula="of:=[.E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-([.$G$1]-[.$H$1])/399" office:value-type="float" office:value="4.89976942355889" calcext:value-type="float">
            <text:p>4.8997694236</text:p>
          </table:table-cell>
          <table:table-cell table:formula="of:=[.$H$1]+([.$G$1]-[.$H$1])/POWER([.$I$1];([.A10]-1))" office:value-type="float" office:value="3.38451997078141" calcext:value-type="float">
            <text:p>3.3845199708</text:p>
          </table:table-cell>
          <table:table-cell table:formula="of:=[.D9]" office:value-type="float" office:value="5" calcext:value-type="float">
            <text:p>5</text:p>
          </table:table-cell>
          <table:table-cell table:formula="of:=[.E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-([.$G$1]-[.$H$1])/399" office:value-type="float" office:value="4.88724060150376" calcext:value-type="float">
            <text:p>4.8872406015</text:p>
          </table:table-cell>
          <table:table-cell table:formula="of:=[.$H$1]+([.$G$1]-[.$H$1])/POWER([.$I$1];([.A11]-1))" office:value-type="float" office:value="3.22339997217277" calcext:value-type="float">
            <text:p>3.2233999722</text:p>
          </table:table-cell>
          <table:table-cell table:formula="of:=[.D10]" office:value-type="float" office:value="5" calcext:value-type="float">
            <text:p>5</text:p>
          </table:table-cell>
          <table:table-cell table:formula="of:=[.E1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-([.$G$1]-[.$H$1])/399" office:value-type="float" office:value="4.87471177944862" calcext:value-type="float">
            <text:p>4.8747117794</text:p>
          </table:table-cell>
          <table:table-cell table:formula="of:=[.$H$1]+([.$G$1]-[.$H$1])/POWER([.$I$1];([.A12]-1))" office:value-type="float" office:value="3.06995235445025" calcext:value-type="float">
            <text:p>3.0699523545</text:p>
          </table:table-cell>
          <table:table-cell table:formula="of:=[.D11]" office:value-type="float" office:value="5" calcext:value-type="float">
            <text:p>5</text:p>
          </table:table-cell>
          <table:table-cell table:formula="of:=[.E1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-([.$G$1]-[.$H$1])/399" office:value-type="float" office:value="4.86218295739348" calcext:value-type="float">
            <text:p>4.8621829574</text:p>
          </table:table-cell>
          <table:table-cell table:formula="of:=[.$H$1]+([.$G$1]-[.$H$1])/POWER([.$I$1];([.A13]-1))" office:value-type="float" office:value="2.9238117661431" calcext:value-type="float">
            <text:p>2.9238117661</text:p>
          </table:table-cell>
          <table:table-cell table:formula="of:=[.D12]" office:value-type="float" office:value="5" calcext:value-type="float">
            <text:p>5</text:p>
          </table:table-cell>
          <table:table-cell table:formula="of:=[.E1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-([.$G$1]-[.$H$1])/399" office:value-type="float" office:value="4.84965413533834" calcext:value-type="float">
            <text:p>4.8496541353</text:p>
          </table:table-cell>
          <table:table-cell table:formula="of:=[.$H$1]+([.$G$1]-[.$H$1])/POWER([.$I$1];([.A14]-1))" office:value-type="float" office:value="2.78463025346962" calcext:value-type="float">
            <text:p>2.7846302535</text:p>
          </table:table-cell>
          <table:table-cell table:formula="of:=[.D13]" office:value-type="float" office:value="5" calcext:value-type="float">
            <text:p>5</text:p>
          </table:table-cell>
          <table:table-cell table:formula="of:=[.E1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-([.$G$1]-[.$H$1])/399" office:value-type="float" office:value="4.8371253132832" calcext:value-type="float">
            <text:p>4.8371253133</text:p>
          </table:table-cell>
          <table:table-cell table:formula="of:=[.$H$1]+([.$G$1]-[.$H$1])/POWER([.$I$1];([.A15]-1))" office:value-type="float" office:value="2.65207643187583" calcext:value-type="float">
            <text:p>2.6520764319</text:p>
          </table:table-cell>
          <table:table-cell table:formula="of:=[.D14]" office:value-type="float" office:value="5" calcext:value-type="float">
            <text:p>5</text:p>
          </table:table-cell>
          <table:table-cell table:formula="of:=[.E1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-([.$G$1]-[.$H$1])/399" office:value-type="float" office:value="4.82459649122806" calcext:value-type="float">
            <text:p>4.8245964912</text:p>
          </table:table-cell>
          <table:table-cell table:formula="of:=[.$H$1]+([.$G$1]-[.$H$1])/POWER([.$I$1];([.A16]-1))" office:value-type="float" office:value="2.5258346970246" calcext:value-type="float">
            <text:p>2.525834697</text:p>
          </table:table-cell>
          <table:table-cell table:formula="of:=[.D15]" office:value-type="float" office:value="5" calcext:value-type="float">
            <text:p>5</text:p>
          </table:table-cell>
          <table:table-cell table:formula="of:=[.E1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-([.$G$1]-[.$H$1])/399" office:value-type="float" office:value="4.81206766917293" calcext:value-type="float">
            <text:p>4.8120676692</text:p>
          </table:table-cell>
          <table:table-cell table:formula="of:=[.$H$1]+([.$G$1]-[.$H$1])/POWER([.$I$1];([.A17]-1))" office:value-type="float" office:value="2.40560447335676" calcext:value-type="float">
            <text:p>2.4056044734</text:p>
          </table:table-cell>
          <table:table-cell table:formula="of:=[.D16]" office:value-type="float" office:value="5" calcext:value-type="float">
            <text:p>5</text:p>
          </table:table-cell>
          <table:table-cell table:formula="of:=[.E1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-([.$G$1]-[.$H$1])/399" office:value-type="float" office:value="4.79953884711779" calcext:value-type="float">
            <text:p>4.7995388471</text:p>
          </table:table-cell>
          <table:table-cell table:formula="of:=[.$H$1]+([.$G$1]-[.$H$1])/POWER([.$I$1];([.A18]-1))" office:value-type="float" office:value="2.29109949843501" calcext:value-type="float">
            <text:p>2.2910994984</text:p>
          </table:table-cell>
          <table:table-cell table:formula="of:=[.D17]" office:value-type="float" office:value="5" calcext:value-type="float">
            <text:p>5</text:p>
          </table:table-cell>
          <table:table-cell table:formula="of:=[.E1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-([.$G$1]-[.$H$1])/399" office:value-type="float" office:value="4.78701002506265" calcext:value-type="float">
            <text:p>4.7870100251</text:p>
          </table:table-cell>
          <table:table-cell table:formula="of:=[.$H$1]+([.$G$1]-[.$H$1])/POWER([.$I$1];([.A19]-1))" office:value-type="float" office:value="2.18204714136667" calcext:value-type="float">
            <text:p>2.1820471414</text:p>
          </table:table-cell>
          <table:table-cell table:formula="of:=[.D18]" office:value-type="float" office:value="5" calcext:value-type="float">
            <text:p>5</text:p>
          </table:table-cell>
          <table:table-cell table:formula="of:=[.E1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-([.$G$1]-[.$H$1])/399" office:value-type="float" office:value="4.77448120300751" calcext:value-type="float">
            <text:p>4.774481203</text:p>
          </table:table-cell>
          <table:table-cell table:formula="of:=[.$H$1]+([.$G$1]-[.$H$1])/POWER([.$I$1];([.A20]-1))" office:value-type="float" office:value="2.07818775368255" calcext:value-type="float">
            <text:p>2.0781877537</text:p>
          </table:table-cell>
          <table:table-cell table:formula="of:=[.D19]" office:value-type="float" office:value="5" calcext:value-type="float">
            <text:p>5</text:p>
          </table:table-cell>
          <table:table-cell table:formula="of:=[.E1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-([.$G$1]-[.$H$1])/399" office:value-type="float" office:value="4.76195238095237" calcext:value-type="float">
            <text:p>4.761952381</text:p>
          </table:table-cell>
          <table:table-cell table:formula="of:=[.$H$1]+([.$G$1]-[.$H$1])/POWER([.$I$1];([.A21]-1))" office:value-type="float" office:value="1.97927405112624" calcext:value-type="float">
            <text:p>1.9792740511</text:p>
          </table:table-cell>
          <table:table-cell table:formula="of:=[.D20]" office:value-type="float" office:value="5" calcext:value-type="float">
            <text:p>5</text:p>
          </table:table-cell>
          <table:table-cell table:formula="of:=[.E2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-([.$G$1]-[.$H$1])/399" office:value-type="float" office:value="4.74942355889723" calcext:value-type="float">
            <text:p>4.7494235589</text:p>
          </table:table-cell>
          <table:table-cell table:formula="of:=[.$H$1]+([.$G$1]-[.$H$1])/POWER([.$I$1];([.A22]-1))" office:value-type="float" office:value="1.88507052488213" calcext:value-type="float">
            <text:p>1.8850705249</text:p>
          </table:table-cell>
          <table:table-cell table:formula="of:=[.D21]" office:value-type="float" office:value="5" calcext:value-type="float">
            <text:p>5</text:p>
          </table:table-cell>
          <table:table-cell table:formula="of:=[.E2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-([.$G$1]-[.$H$1])/399" office:value-type="float" office:value="4.7368947368421" calcext:value-type="float">
            <text:p>4.7368947368</text:p>
          </table:table-cell>
          <table:table-cell table:formula="of:=[.$H$1]+([.$G$1]-[.$H$1])/POWER([.$I$1];([.A23]-1))" office:value-type="float" office:value="1.79535288084012" calcext:value-type="float">
            <text:p>1.7953528808</text:p>
          </table:table-cell>
          <table:table-cell table:formula="of:=[.D22]" office:value-type="float" office:value="5" calcext:value-type="float">
            <text:p>5</text:p>
          </table:table-cell>
          <table:table-cell table:formula="of:=[.E2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-([.$G$1]-[.$H$1])/399" office:value-type="float" office:value="4.72436591478696" calcext:value-type="float">
            <text:p>4.7243659148</text:p>
          </table:table-cell>
          <table:table-cell table:formula="of:=[.$H$1]+([.$G$1]-[.$H$1])/POWER([.$I$1];([.A24]-1))" office:value-type="float" office:value="1.70990750556202" calcext:value-type="float">
            <text:p>1.7099075056</text:p>
          </table:table-cell>
          <table:table-cell table:formula="of:=[.D23]" office:value-type="float" office:value="5" calcext:value-type="float">
            <text:p>5</text:p>
          </table:table-cell>
          <table:table-cell table:formula="of:=[.E2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-([.$G$1]-[.$H$1])/399" office:value-type="float" office:value="4.71183709273182" calcext:value-type="float">
            <text:p>4.7118370927</text:p>
          </table:table-cell>
          <table:table-cell table:formula="of:=[.$H$1]+([.$G$1]-[.$H$1])/POWER([.$I$1];([.A25]-1))" office:value-type="float" office:value="1.62853095767812" calcext:value-type="float">
            <text:p>1.6285309577</text:p>
          </table:table-cell>
          <table:table-cell table:formula="of:=[.D24]" office:value-type="float" office:value="5" calcext:value-type="float">
            <text:p>5</text:p>
          </table:table-cell>
          <table:table-cell table:formula="of:=[.E2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-([.$G$1]-[.$H$1])/399" office:value-type="float" office:value="4.69930827067668" calcext:value-type="float">
            <text:p>4.6993082707</text:p>
          </table:table-cell>
          <table:table-cell table:formula="of:=[.$H$1]+([.$G$1]-[.$H$1])/POWER([.$I$1];([.A26]-1))" office:value-type="float" office:value="1.55102948350297" calcext:value-type="float">
            <text:p>1.5510294835</text:p>
          </table:table-cell>
          <table:table-cell table:formula="of:=[.D25]" office:value-type="float" office:value="5" calcext:value-type="float">
            <text:p>5</text:p>
          </table:table-cell>
          <table:table-cell table:formula="of:=[.E2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-([.$G$1]-[.$H$1])/399" office:value-type="float" office:value="4.68677944862154" calcext:value-type="float">
            <text:p>4.6867794486</text:p>
          </table:table-cell>
          <table:table-cell table:formula="of:=[.$H$1]+([.$G$1]-[.$H$1])/POWER([.$I$1];([.A27]-1))" office:value-type="float" office:value="1.47721855571711" calcext:value-type="float">
            <text:p>1.4772185557</text:p>
          </table:table-cell>
          <table:table-cell table:formula="of:=[.D26]" office:value-type="float" office:value="5" calcext:value-type="float">
            <text:p>5</text:p>
          </table:table-cell>
          <table:table-cell table:formula="of:=[.E2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-([.$G$1]-[.$H$1])/399" office:value-type="float" office:value="4.67425062656641" calcext:value-type="float">
            <text:p>4.6742506266</text:p>
          </table:table-cell>
          <table:table-cell table:formula="of:=[.$H$1]+([.$G$1]-[.$H$1])/POWER([.$I$1];([.A28]-1))" office:value-type="float" office:value="1.4069224340163" calcext:value-type="float">
            <text:p>1.406922434</text:p>
          </table:table-cell>
          <table:table-cell table:formula="of:=[.D27]" office:value-type="float" office:value="5" calcext:value-type="float">
            <text:p>5</text:p>
          </table:table-cell>
          <table:table-cell table:formula="of:=[.E2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-([.$G$1]-[.$H$1])/399" office:value-type="float" office:value="4.66172180451127" calcext:value-type="float">
            <text:p>4.6617218045</text:p>
          </table:table-cell>
          <table:table-cell table:formula="of:=[.$H$1]+([.$G$1]-[.$H$1])/POWER([.$I$1];([.A29]-1))" office:value-type="float" office:value="1.33997374668219" calcext:value-type="float">
            <text:p>1.3399737467</text:p>
          </table:table-cell>
          <table:table-cell table:formula="of:=[.D28]" office:value-type="float" office:value="5" calcext:value-type="float">
            <text:p>5</text:p>
          </table:table-cell>
          <table:table-cell table:formula="of:=[.E2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-([.$G$1]-[.$H$1])/399" office:value-type="float" office:value="4.64919298245613" calcext:value-type="float">
            <text:p>4.6491929825</text:p>
          </table:table-cell>
          <table:table-cell table:formula="of:=[.$H$1]+([.$G$1]-[.$H$1])/POWER([.$I$1];([.A30]-1))" office:value-type="float" office:value="1.27621309207827" calcext:value-type="float">
            <text:p>1.2762130921</text:p>
          </table:table-cell>
          <table:table-cell table:formula="of:=[.D29]" office:value-type="float" office:value="5" calcext:value-type="float">
            <text:p>5</text:p>
          </table:table-cell>
          <table:table-cell table:formula="of:=[.E2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-([.$G$1]-[.$H$1])/399" office:value-type="float" office:value="4.63666416040099" calcext:value-type="float">
            <text:p>4.6366641604</text:p>
          </table:table-cell>
          <table:table-cell table:formula="of:=[.$H$1]+([.$G$1]-[.$H$1])/POWER([.$I$1];([.A31]-1))" office:value-type="float" office:value="1.21548865912217" calcext:value-type="float">
            <text:p>1.2154886591</text:p>
          </table:table-cell>
          <table:table-cell table:formula="of:=[.D30]" office:value-type="float" office:value="5" calcext:value-type="float">
            <text:p>5</text:p>
          </table:table-cell>
          <table:table-cell table:formula="of:=[.E3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-([.$G$1]-[.$H$1])/399" office:value-type="float" office:value="4.62413533834585" calcext:value-type="float">
            <text:p>4.6241353383</text:p>
          </table:table-cell>
          <table:table-cell table:formula="of:=[.$H$1]+([.$G$1]-[.$H$1])/POWER([.$I$1];([.A32]-1))" office:value-type="float" office:value="1.15765586583063" calcext:value-type="float">
            <text:p>1.1576558658</text:p>
          </table:table-cell>
          <table:table-cell table:formula="of:=[.D31]" office:value-type="float" office:value="5" calcext:value-type="float">
            <text:p>5</text:p>
          </table:table-cell>
          <table:table-cell table:formula="of:=[.E3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-([.$G$1]-[.$H$1])/399" office:value-type="float" office:value="4.61160651629071" calcext:value-type="float">
            <text:p>4.6116065163</text:p>
          </table:table-cell>
          <table:table-cell table:formula="of:=[.$H$1]+([.$G$1]-[.$H$1])/POWER([.$I$1];([.A33]-1))" office:value-type="float" office:value="1.10257701507679" calcext:value-type="float">
            <text:p>1.1025770151</text:p>
          </table:table-cell>
          <table:table-cell table:formula="of:=[.D32]" office:value-type="float" office:value="5" calcext:value-type="float">
            <text:p>5</text:p>
          </table:table-cell>
          <table:table-cell table:formula="of:=[.E3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-([.$G$1]-[.$H$1])/399" office:value-type="float" office:value="4.59907769423558" calcext:value-type="float">
            <text:p>4.5990776942</text:p>
          </table:table-cell>
          <table:table-cell table:formula="of:=[.$H$1]+([.$G$1]-[.$H$1])/POWER([.$I$1];([.A34]-1))" office:value-type="float" office:value="1.0501209667398" calcext:value-type="float">
            <text:p>1.0501209667</text:p>
          </table:table-cell>
          <table:table-cell table:formula="of:=[.D33]" office:value-type="float" office:value="5" calcext:value-type="float">
            <text:p>5</text:p>
          </table:table-cell>
          <table:table-cell table:formula="of:=[.E3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4]-([.$G$1]-[.$H$1])/399" office:value-type="float" office:value="4.58654887218044" calcext:value-type="float">
            <text:p>4.5865488722</text:p>
          </table:table-cell>
          <table:table-cell table:formula="of:=[.$H$1]+([.$G$1]-[.$H$1])/POWER([.$I$1];([.A35]-1))" office:value-type="float" office:value="1.00016282546648" calcext:value-type="float">
            <text:p>1.0001628255</text:p>
          </table:table-cell>
          <table:table-cell table:formula="of:=[.D34]" office:value-type="float" office:value="5" calcext:value-type="float">
            <text:p>5</text:p>
          </table:table-cell>
          <table:table-cell table:formula="of:=[.E3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-([.$G$1]-[.$H$1])/399" office:value-type="float" office:value="4.5740200501253" calcext:value-type="float">
            <text:p>4.5740200501</text:p>
          </table:table-cell>
          <table:table-cell table:formula="of:=[.$H$1]+([.$G$1]-[.$H$1])/POWER([.$I$1];([.A36]-1))" office:value-type="float" office:value="0.952583643301409" calcext:value-type="float">
            <text:p>0.9525836433</text:p>
          </table:table-cell>
          <table:table-cell table:formula="of:=[.D35]" office:value-type="float" office:value="5" calcext:value-type="float">
            <text:p>5</text:p>
          </table:table-cell>
          <table:table-cell table:formula="of:=[.E3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-([.$G$1]-[.$H$1])/399" office:value-type="float" office:value="4.56149122807016" calcext:value-type="float">
            <text:p>4.5614912281</text:p>
          </table:table-cell>
          <table:table-cell table:formula="of:=[.$H$1]+([.$G$1]-[.$H$1])/POWER([.$I$1];([.A37]-1))" office:value-type="float" office:value="0.907270136477532" calcext:value-type="float">
            <text:p>0.9072701365</text:p>
          </table:table-cell>
          <table:table-cell table:formula="of:=[.D36]" office:value-type="float" office:value="5" calcext:value-type="float">
            <text:p>5</text:p>
          </table:table-cell>
          <table:table-cell table:formula="of:=[.E3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-([.$G$1]-[.$H$1])/399" office:value-type="float" office:value="4.54896240601502" calcext:value-type="float">
            <text:p>4.548962406</text:p>
          </table:table-cell>
          <table:table-cell table:formula="of:=[.$H$1]+([.$G$1]-[.$H$1])/POWER([.$I$1];([.A38]-1))" office:value-type="float" office:value="0.864114415692888" calcext:value-type="float">
            <text:p>0.8641144157</text:p>
          </table:table-cell>
          <table:table-cell table:formula="of:=[.D37]" office:value-type="float" office:value="5" calcext:value-type="float">
            <text:p>5</text:p>
          </table:table-cell>
          <table:table-cell table:formula="of:=[.E3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-([.$G$1]-[.$H$1])/399" office:value-type="float" office:value="4.53643358395988" calcext:value-type="float">
            <text:p>4.536433584</text:p>
          </table:table-cell>
          <table:table-cell table:formula="of:=[.$H$1]+([.$G$1]-[.$H$1])/POWER([.$I$1];([.A39]-1))" office:value-type="float" office:value="0.823013729231322" calcext:value-type="float">
            <text:p>0.8230137292</text:p>
          </table:table-cell>
          <table:table-cell table:formula="of:=[.D38]" office:value-type="float" office:value="5" calcext:value-type="float">
            <text:p>5</text:p>
          </table:table-cell>
          <table:table-cell table:formula="of:=[.E3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-([.$G$1]-[.$H$1])/399" office:value-type="float" office:value="4.52390476190475" calcext:value-type="float">
            <text:p>4.5239047619</text:p>
          </table:table-cell>
          <table:table-cell table:formula="of:=[.$H$1]+([.$G$1]-[.$H$1])/POWER([.$I$1];([.A40]-1))" office:value-type="float" office:value="0.783870218315544" calcext:value-type="float">
            <text:p>0.7838702183</text:p>
          </table:table-cell>
          <table:table-cell table:formula="of:=[.D39]" office:value-type="float" office:value="5" calcext:value-type="float">
            <text:p>5</text:p>
          </table:table-cell>
          <table:table-cell table:formula="of:=[.E3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-([.$G$1]-[.$H$1])/399" office:value-type="float" office:value="4.51137593984961" calcext:value-type="float">
            <text:p>4.5113759398</text:p>
          </table:table-cell>
          <table:table-cell table:formula="of:=[.$H$1]+([.$G$1]-[.$H$1])/POWER([.$I$1];([.A41]-1))" office:value-type="float" office:value="0.746590684110042" calcext:value-type="float">
            <text:p>0.7465906841</text:p>
          </table:table-cell>
          <table:table-cell table:formula="of:=[.D40]" office:value-type="float" office:value="5" calcext:value-type="float">
            <text:p>5</text:p>
          </table:table-cell>
          <table:table-cell table:formula="of:=[.E4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-([.$G$1]-[.$H$1])/399" office:value-type="float" office:value="4.49884711779447" calcext:value-type="float">
            <text:p>4.4988471178</text:p>
          </table:table-cell>
          <table:table-cell table:formula="of:=[.$H$1]+([.$G$1]-[.$H$1])/POWER([.$I$1];([.A42]-1))" office:value-type="float" office:value="0.711086365819088" calcext:value-type="float">
            <text:p>0.7110863658</text:p>
          </table:table-cell>
          <table:table-cell table:formula="of:=[.D41]" office:value-type="float" office:value="5" calcext:value-type="float">
            <text:p>5</text:p>
          </table:table-cell>
          <table:table-cell table:formula="of:=[.E4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-([.$G$1]-[.$H$1])/399" office:value-type="float" office:value="4.48631829573933" calcext:value-type="float">
            <text:p>4.4863182957</text:p>
          </table:table-cell>
          <table:table-cell table:formula="of:=[.$H$1]+([.$G$1]-[.$H$1])/POWER([.$I$1];([.A43]-1))" office:value-type="float" office:value="0.677272729351512" calcext:value-type="float">
            <text:p>0.6772727294</text:p>
          </table:table-cell>
          <table:table-cell table:formula="of:=[.D42]" office:value-type="float" office:value="5" calcext:value-type="float">
            <text:p>5</text:p>
          </table:table-cell>
          <table:table-cell table:formula="of:=[.E4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-([.$G$1]-[.$H$1])/399" office:value-type="float" office:value="4.47378947368419" calcext:value-type="float">
            <text:p>4.4737894737</text:p>
          </table:table-cell>
          <table:table-cell table:formula="of:=[.$H$1]+([.$G$1]-[.$H$1])/POWER([.$I$1];([.A44]-1))" office:value-type="float" office:value="0.645069266049059" calcext:value-type="float">
            <text:p>0.645069266</text:p>
          </table:table-cell>
          <table:table-cell table:formula="of:=[.D43]" office:value-type="float" office:value="5" calcext:value-type="float">
            <text:p>5</text:p>
          </table:table-cell>
          <table:table-cell table:formula="of:=[.E4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-([.$G$1]-[.$H$1])/399" office:value-type="float" office:value="4.46126065162905" calcext:value-type="float">
            <text:p>4.4612606516</text:p>
          </table:table-cell>
          <table:table-cell table:formula="of:=[.$H$1]+([.$G$1]-[.$H$1])/POWER([.$I$1];([.A45]-1))" office:value-type="float" office:value="0.614399300999104" calcext:value-type="float">
            <text:p>0.614399301</text:p>
          </table:table-cell>
          <table:table-cell table:formula="of:=[.D44]" office:value-type="float" office:value="5" calcext:value-type="float">
            <text:p>5</text:p>
          </table:table-cell>
          <table:table-cell table:formula="of:=[.E4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-([.$G$1]-[.$H$1])/399" office:value-type="float" office:value="4.44873182957392" calcext:value-type="float">
            <text:p>4.4487318296</text:p>
          </table:table-cell>
          <table:table-cell table:formula="of:=[.$H$1]+([.$G$1]-[.$H$1])/POWER([.$I$1];([.A46]-1))" office:value-type="float" office:value="0.585189810475337" calcext:value-type="float">
            <text:p>0.5851898105</text:p>
          </table:table-cell>
          <table:table-cell table:formula="of:=[.D45]" office:value-type="float" office:value="5" calcext:value-type="float">
            <text:p>5</text:p>
          </table:table-cell>
          <table:table-cell table:formula="of:=[.E4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-([.$G$1]-[.$H$1])/399" office:value-type="float" office:value="4.43620300751878" calcext:value-type="float">
            <text:p>4.4362030075</text:p>
          </table:table-cell>
          <table:table-cell table:formula="of:=[.$H$1]+([.$G$1]-[.$H$1])/POWER([.$I$1];([.A47]-1))" office:value-type="float" office:value="0.55737124807175" calcext:value-type="float">
            <text:p>0.5573712481</text:p>
          </table:table-cell>
          <table:table-cell table:formula="of:=[.D46]" office:value-type="float" office:value="5" calcext:value-type="float">
            <text:p>5</text:p>
          </table:table-cell>
          <table:table-cell table:formula="of:=[.E4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-([.$G$1]-[.$H$1])/399" office:value-type="float" office:value="4.42367418546364" calcext:value-type="float">
            <text:p>4.4236741855</text:p>
          </table:table-cell>
          <table:table-cell table:formula="of:=[.$H$1]+([.$G$1]-[.$H$1])/POWER([.$I$1];([.A48]-1))" office:value-type="float" office:value="0.530877379115952" calcext:value-type="float">
            <text:p>0.5308773791</text:p>
          </table:table-cell>
          <table:table-cell table:formula="of:=[.D47]" office:value-type="float" office:value="5" calcext:value-type="float">
            <text:p>5</text:p>
          </table:table-cell>
          <table:table-cell table:formula="of:=[.E4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-([.$G$1]-[.$H$1])/399" office:value-type="float" office:value="4.4111453634085" calcext:value-type="float">
            <text:p>4.4111453634</text:p>
          </table:table-cell>
          <table:table-cell table:formula="of:=[.$H$1]+([.$G$1]-[.$H$1])/POWER([.$I$1];([.A49]-1))" office:value-type="float" office:value="0.505645122967573" calcext:value-type="float">
            <text:p>0.505645123</text:p>
          </table:table-cell>
          <table:table-cell table:formula="of:=[.D48]" office:value-type="float" office:value="5" calcext:value-type="float">
            <text:p>5</text:p>
          </table:table-cell>
          <table:table-cell table:formula="of:=[.E4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-([.$G$1]-[.$H$1])/399" office:value-type="float" office:value="4.39861654135336" calcext:value-type="float">
            <text:p>4.3986165414</text:p>
          </table:table-cell>
          <table:table-cell table:formula="of:=[.$H$1]+([.$G$1]-[.$H$1])/POWER([.$I$1];([.A50]-1))" office:value-type="float" office:value="0.48161440282626" calcext:value-type="float">
            <text:p>0.4816144028</text:p>
          </table:table-cell>
          <table:table-cell table:formula="of:=[.D49]" office:value-type="float" office:value="5" calcext:value-type="float">
            <text:p>5</text:p>
          </table:table-cell>
          <table:table-cell table:formula="of:=[.E4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-([.$G$1]-[.$H$1])/399" office:value-type="float" office:value="4.38608771929822" calcext:value-type="float">
            <text:p>4.3860877193</text:p>
          </table:table-cell>
          <table:table-cell table:formula="of:=[.$H$1]+([.$G$1]-[.$H$1])/POWER([.$I$1];([.A51]-1))" office:value-type="float" office:value="0.458728002691676" calcext:value-type="float">
            <text:p>0.4587280027</text:p>
          </table:table-cell>
          <table:table-cell table:formula="of:=[.D50]" office:value-type="float" office:value="5" calcext:value-type="float">
            <text:p>5</text:p>
          </table:table-cell>
          <table:table-cell table:formula="of:=[.E5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-([.$G$1]-[.$H$1])/399" office:value-type="float" office:value="4.37355889724309" calcext:value-type="float">
            <text:p>4.3735588972</text:p>
          </table:table-cell>
          <table:table-cell table:formula="of:=[.$H$1]+([.$G$1]-[.$H$1])/POWER([.$I$1];([.A52]-1))" office:value-type="float" office:value="0.43693143113493" calcext:value-type="float">
            <text:p>0.4369314311</text:p>
          </table:table-cell>
          <table:table-cell table:formula="of:=[.D51]" office:value-type="float" office:value="5" calcext:value-type="float">
            <text:p>5</text:p>
          </table:table-cell>
          <table:table-cell table:formula="of:=[.E5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-([.$G$1]-[.$H$1])/399" office:value-type="float" office:value="4.36103007518795" calcext:value-type="float">
            <text:p>4.3610300752</text:p>
          </table:table-cell>
          <table:table-cell table:formula="of:=[.$H$1]+([.$G$1]-[.$H$1])/POWER([.$I$1];([.A53]-1))" office:value-type="float" office:value="0.416172791557076" calcext:value-type="float">
            <text:p>0.4161727916</text:p>
          </table:table-cell>
          <table:table-cell table:formula="of:=[.D52]" office:value-type="float" office:value="5" calcext:value-type="float">
            <text:p>5</text:p>
          </table:table-cell>
          <table:table-cell table:formula="of:=[.E5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-([.$G$1]-[.$H$1])/399" office:value-type="float" office:value="4.34850125313281" calcext:value-type="float">
            <text:p>4.3485012531</text:p>
          </table:table-cell>
          <table:table-cell table:formula="of:=[.$H$1]+([.$G$1]-[.$H$1])/POWER([.$I$1];([.A54]-1))" office:value-type="float" office:value="0.396402658625787" calcext:value-type="float">
            <text:p>0.3964026586</text:p>
          </table:table-cell>
          <table:table-cell table:formula="of:=[.D53]" office:value-type="float" office:value="5" calcext:value-type="float">
            <text:p>5</text:p>
          </table:table-cell>
          <table:table-cell table:formula="of:=[.E5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-([.$G$1]-[.$H$1])/399" office:value-type="float" office:value="4.33597243107767" calcext:value-type="float">
            <text:p>4.3359724311</text:p>
          </table:table-cell>
          <table:table-cell table:formula="of:=[.$H$1]+([.$G$1]-[.$H$1])/POWER([.$I$1];([.A55]-1))" office:value-type="float" office:value="0.377573960595987" calcext:value-type="float">
            <text:p>0.3775739606</text:p>
          </table:table-cell>
          <table:table-cell table:formula="of:=[.D54]" office:value-type="float" office:value="5" calcext:value-type="float">
            <text:p>5</text:p>
          </table:table-cell>
          <table:table-cell table:formula="of:=[.E5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-([.$G$1]-[.$H$1])/399" office:value-type="float" office:value="4.32344360902253" calcext:value-type="float">
            <text:p>4.323443609</text:p>
          </table:table-cell>
          <table:table-cell table:formula="of:=[.$H$1]+([.$G$1]-[.$H$1])/POWER([.$I$1];([.A56]-1))" office:value-type="float" office:value="0.359641867234274" calcext:value-type="float">
            <text:p>0.3596418672</text:p>
          </table:table-cell>
          <table:table-cell table:formula="of:=[.D55]" office:value-type="float" office:value="5" calcext:value-type="float">
            <text:p>5</text:p>
          </table:table-cell>
          <table:table-cell table:formula="of:=[.E5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-([.$G$1]-[.$H$1])/399" office:value-type="float" office:value="4.3109147869674" calcext:value-type="float">
            <text:p>4.310914787</text:p>
          </table:table-cell>
          <table:table-cell table:formula="of:=[.$H$1]+([.$G$1]-[.$H$1])/POWER([.$I$1];([.A57]-1))" office:value-type="float" office:value="0.342563683080261" calcext:value-type="float">
            <text:p>0.3425636831</text:p>
          </table:table-cell>
          <table:table-cell table:formula="of:=[.D56]" office:value-type="float" office:value="5" calcext:value-type="float">
            <text:p>5</text:p>
          </table:table-cell>
          <table:table-cell table:formula="of:=[.E5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-([.$G$1]-[.$H$1])/399" office:value-type="float" office:value="4.29838596491226" calcext:value-type="float">
            <text:p>4.2983859649</text:p>
          </table:table-cell>
          <table:table-cell table:formula="of:=[.$H$1]+([.$G$1]-[.$H$1])/POWER([.$I$1];([.A58]-1))" office:value-type="float" office:value="0.326298745790724" calcext:value-type="float">
            <text:p>0.3262987458</text:p>
          </table:table-cell>
          <table:table-cell table:formula="of:=[.D57]" office:value-type="float" office:value="5" calcext:value-type="float">
            <text:p>5</text:p>
          </table:table-cell>
          <table:table-cell table:formula="of:=[.E5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-([.$G$1]-[.$H$1])/399" office:value-type="float" office:value="4.28585714285712" calcext:value-type="float">
            <text:p>4.2858571429</text:p>
          </table:table-cell>
          <table:table-cell table:formula="of:=[.$H$1]+([.$G$1]-[.$H$1])/POWER([.$I$1];([.A59]-1))" office:value-type="float" office:value="0.310808329324499" calcext:value-type="float">
            <text:p>0.3108083293</text:p>
          </table:table-cell>
          <table:table-cell table:formula="of:=[.D58]" office:value-type="float" office:value="5" calcext:value-type="float">
            <text:p>5</text:p>
          </table:table-cell>
          <table:table-cell table:formula="of:=[.E5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-([.$G$1]-[.$H$1])/399" office:value-type="float" office:value="4.27332832080198" calcext:value-type="float">
            <text:p>4.2733283208</text:p>
          </table:table-cell>
          <table:table-cell table:formula="of:=[.$H$1]+([.$G$1]-[.$H$1])/POWER([.$I$1];([.A60]-1))" office:value-type="float" office:value="0.296055551737618" calcext:value-type="float">
            <text:p>0.2960555517</text:p>
          </table:table-cell>
          <table:table-cell table:formula="of:=[.D59]" office:value-type="float" office:value="5" calcext:value-type="float">
            <text:p>5</text:p>
          </table:table-cell>
          <table:table-cell table:formula="of:=[.E5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-([.$G$1]-[.$H$1])/399" office:value-type="float" office:value="4.26079949874684" calcext:value-type="float">
            <text:p>4.2607994987</text:p>
          </table:table-cell>
          <table:table-cell table:formula="of:=[.$H$1]+([.$G$1]-[.$H$1])/POWER([.$I$1];([.A61]-1))" office:value-type="float" office:value="0.28200528736916" calcext:value-type="float">
            <text:p>0.2820052874</text:p>
          </table:table-cell>
          <table:table-cell table:formula="of:=[.D60]" office:value-type="float" office:value="5" calcext:value-type="float">
            <text:p>5</text:p>
          </table:table-cell>
          <table:table-cell table:formula="of:=[.E6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-([.$G$1]-[.$H$1])/399" office:value-type="float" office:value="4.2482706766917" calcext:value-type="float">
            <text:p>4.2482706767</text:p>
          </table:table-cell>
          <table:table-cell table:formula="of:=[.$H$1]+([.$G$1]-[.$H$1])/POWER([.$I$1];([.A62]-1))" office:value-type="float" office:value="0.268624083208724" calcext:value-type="float">
            <text:p>0.2686240832</text:p>
          </table:table-cell>
          <table:table-cell table:formula="of:=[.D61]" office:value-type="float" office:value="5" calcext:value-type="float">
            <text:p>5</text:p>
          </table:table-cell>
          <table:table-cell table:formula="of:=[.E6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2]-([.$G$1]-[.$H$1])/399" office:value-type="float" office:value="4.23574185463657" calcext:value-type="float">
            <text:p>4.2357418546</text:p>
          </table:table-cell>
          <table:table-cell table:formula="of:=[.$H$1]+([.$G$1]-[.$H$1])/POWER([.$I$1];([.A63]-1))" office:value-type="float" office:value="0.255880079246404" calcext:value-type="float">
            <text:p>0.2558800792</text:p>
          </table:table-cell>
          <table:table-cell table:formula="of:=[.D62]" office:value-type="float" office:value="5" calcext:value-type="float">
            <text:p>5</text:p>
          </table:table-cell>
          <table:table-cell table:formula="of:=[.E6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-([.$G$1]-[.$H$1])/399" office:value-type="float" office:value="4.22321303258143" calcext:value-type="float">
            <text:p>4.2232130326</text:p>
          </table:table-cell>
          <table:table-cell table:formula="of:=[.$H$1]+([.$G$1]-[.$H$1])/POWER([.$I$1];([.A64]-1))" office:value-type="float" office:value="0.243742932615623" calcext:value-type="float">
            <text:p>0.2437429326</text:p>
          </table:table-cell>
          <table:table-cell table:formula="of:=[.D63]" office:value-type="float" office:value="5" calcext:value-type="float">
            <text:p>5</text:p>
          </table:table-cell>
          <table:table-cell table:formula="of:=[.E6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4]-([.$G$1]-[.$H$1])/399" office:value-type="float" office:value="4.21068421052629" calcext:value-type="float">
            <text:p>4.2106842105</text:p>
          </table:table-cell>
          <table:table-cell table:formula="of:=[.$H$1]+([.$G$1]-[.$H$1])/POWER([.$I$1];([.A65]-1))" office:value-type="float" office:value="0.232183745348212" calcext:value-type="float">
            <text:p>0.2321837453</text:p>
          </table:table-cell>
          <table:table-cell table:formula="of:=[.D64]" office:value-type="float" office:value="5" calcext:value-type="float">
            <text:p>5</text:p>
          </table:table-cell>
          <table:table-cell table:formula="of:=[.E6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-([.$G$1]-[.$H$1])/399" office:value-type="float" office:value="4.19815538847115" calcext:value-type="float">
            <text:p>4.1981553885</text:p>
          </table:table-cell>
          <table:table-cell table:formula="of:=[.$H$1]+([.$G$1]-[.$H$1])/POWER([.$I$1];([.A66]-1))" office:value-type="float" office:value="0.221174995569726" calcext:value-type="float">
            <text:p>0.2211749956</text:p>
          </table:table-cell>
          <table:table-cell table:formula="of:=[.D65]" office:value-type="float" office:value="5" calcext:value-type="float">
            <text:p>5</text:p>
          </table:table-cell>
          <table:table-cell table:formula="of:=[.E6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-([.$G$1]-[.$H$1])/399" office:value-type="float" office:value="4.18562656641601" calcext:value-type="float">
            <text:p>4.1856265664</text:p>
          </table:table-cell>
          <table:table-cell table:formula="of:=[.$H$1]+([.$G$1]-[.$H$1])/POWER([.$I$1];([.A67]-1))" office:value-type="float" office:value="0.210690471971168" calcext:value-type="float">
            <text:p>0.210690472</text:p>
          </table:table-cell>
          <table:table-cell table:formula="of:=[.D66]" office:value-type="float" office:value="5" calcext:value-type="float">
            <text:p>5</text:p>
          </table:table-cell>
          <table:table-cell table:formula="of:=[.E6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7]-([.$G$1]-[.$H$1])/399" office:value-type="float" office:value="4.17309774436087" calcext:value-type="float">
            <text:p>4.1730977444</text:p>
          </table:table-cell>
          <table:table-cell table:formula="of:=[.$H$1]+([.$G$1]-[.$H$1])/POWER([.$I$1];([.A68]-1))" office:value-type="float" office:value="0.200705211401112" calcext:value-type="float">
            <text:p>0.2007052114</text:p>
          </table:table-cell>
          <table:table-cell table:formula="of:=[.D67]" office:value-type="float" office:value="5" calcext:value-type="float">
            <text:p>5</text:p>
          </table:table-cell>
          <table:table-cell table:formula="of:=[.E6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8]-([.$G$1]-[.$H$1])/399" office:value-type="float" office:value="4.16056892230574" calcext:value-type="float">
            <text:p>4.1605689223</text:p>
          </table:table-cell>
          <table:table-cell table:formula="of:=[.$H$1]+([.$G$1]-[.$H$1])/POWER([.$I$1];([.A69]-1))" office:value-type="float" office:value="0.19119543942963" calcext:value-type="float">
            <text:p>0.1911954394</text:p>
          </table:table-cell>
          <table:table-cell table:formula="of:=[.D68]" office:value-type="float" office:value="5" calcext:value-type="float">
            <text:p>5</text:p>
          </table:table-cell>
          <table:table-cell table:formula="of:=[.E6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9]-([.$G$1]-[.$H$1])/399" office:value-type="float" office:value="4.1480401002506" calcext:value-type="float">
            <text:p>4.1480401003</text:p>
          </table:table-cell>
          <table:table-cell table:formula="of:=[.$H$1]+([.$G$1]-[.$H$1])/POWER([.$I$1];([.A70]-1))" office:value-type="float" office:value="0.182138513742505" calcext:value-type="float">
            <text:p>0.1821385137</text:p>
          </table:table-cell>
          <table:table-cell table:formula="of:=[.D69]" office:value-type="float" office:value="5" calcext:value-type="float">
            <text:p>5</text:p>
          </table:table-cell>
          <table:table-cell table:formula="of:=[.E6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-([.$G$1]-[.$H$1])/399" office:value-type="float" office:value="4.13551127819546" calcext:value-type="float">
            <text:p>4.1355112782</text:p>
          </table:table-cell>
          <table:table-cell table:formula="of:=[.$H$1]+([.$G$1]-[.$H$1])/POWER([.$I$1];([.A71]-1))" office:value-type="float" office:value="0.173512870230957" calcext:value-type="float">
            <text:p>0.1735128702</text:p>
          </table:table-cell>
          <table:table-cell table:formula="of:=[.D70]" office:value-type="float" office:value="5" calcext:value-type="float">
            <text:p>5</text:p>
          </table:table-cell>
          <table:table-cell table:formula="of:=[.E7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1]-([.$G$1]-[.$H$1])/399" office:value-type="float" office:value="4.12298245614032" calcext:value-type="float">
            <text:p>4.1229824561</text:p>
          </table:table-cell>
          <table:table-cell table:formula="of:=[.$H$1]+([.$G$1]-[.$H$1])/POWER([.$I$1];([.A72]-1))" office:value-type="float" office:value="0.165297971648531" calcext:value-type="float">
            <text:p>0.1652979716</text:p>
          </table:table-cell>
          <table:table-cell table:formula="of:=[.D71]" office:value-type="float" office:value="5" calcext:value-type="float">
            <text:p>5</text:p>
          </table:table-cell>
          <table:table-cell table:formula="of:=[.E7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-([.$G$1]-[.$H$1])/399" office:value-type="float" office:value="4.11045363408518" calcext:value-type="float">
            <text:p>4.1104536341</text:p>
          </table:table-cell>
          <table:table-cell table:formula="of:=[.$H$1]+([.$G$1]-[.$H$1])/POWER([.$I$1];([.A73]-1))" office:value-type="float" office:value="0.157474258712886" calcext:value-type="float">
            <text:p>0.1574742587</text:p>
          </table:table-cell>
          <table:table-cell table:formula="of:=[.D72]" office:value-type="float" office:value="5" calcext:value-type="float">
            <text:p>5</text:p>
          </table:table-cell>
          <table:table-cell table:formula="of:=[.E7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3]-([.$G$1]-[.$H$1])/399" office:value-type="float" office:value="4.09792481203004" calcext:value-type="float">
            <text:p>4.097924812</text:p>
          </table:table-cell>
          <table:table-cell table:formula="of:=[.$H$1]+([.$G$1]-[.$H$1])/POWER([.$I$1];([.A74]-1))" office:value-type="float" office:value="0.150023103536082" calcext:value-type="float">
            <text:p>0.1500231035</text:p>
          </table:table-cell>
          <table:table-cell table:formula="of:=[.D73]" office:value-type="float" office:value="5" calcext:value-type="float">
            <text:p>5</text:p>
          </table:table-cell>
          <table:table-cell table:formula="of:=[.E7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4]-([.$G$1]-[.$H$1])/399" office:value-type="float" office:value="4.08539598997491" calcext:value-type="float">
            <text:p>4.08539599</text:p>
          </table:table-cell>
          <table:table-cell table:formula="of:=[.$H$1]+([.$G$1]-[.$H$1])/POWER([.$I$1];([.A75]-1))" office:value-type="float" office:value="0.142926765272459" calcext:value-type="float">
            <text:p>0.1429267653</text:p>
          </table:table-cell>
          <table:table-cell table:formula="of:=[.D74]" office:value-type="float" office:value="5" calcext:value-type="float">
            <text:p>5</text:p>
          </table:table-cell>
          <table:table-cell table:formula="of:=[.E7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5]-([.$G$1]-[.$H$1])/399" office:value-type="float" office:value="4.07286716791977" calcext:value-type="float">
            <text:p>4.0728671679</text:p>
          </table:table-cell>
          <table:table-cell table:formula="of:=[.$H$1]+([.$G$1]-[.$H$1])/POWER([.$I$1];([.A76]-1))" office:value-type="float" office:value="0.136168347878533" calcext:value-type="float">
            <text:p>0.1361683479</text:p>
          </table:table-cell>
          <table:table-cell table:formula="of:=[.D75]" office:value-type="float" office:value="5" calcext:value-type="float">
            <text:p>5</text:p>
          </table:table-cell>
          <table:table-cell table:formula="of:=[.E7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6]-([.$G$1]-[.$H$1])/399" office:value-type="float" office:value="4.06033834586463" calcext:value-type="float">
            <text:p>4.0603383459</text:p>
          </table:table-cell>
          <table:table-cell table:formula="of:=[.$H$1]+([.$G$1]-[.$H$1])/POWER([.$I$1];([.A77]-1))" office:value-type="float" office:value="0.129731759884317" calcext:value-type="float">
            <text:p>0.1297317599</text:p>
          </table:table-cell>
          <table:table-cell table:formula="of:=[.D76]" office:value-type="float" office:value="5" calcext:value-type="float">
            <text:p>5</text:p>
          </table:table-cell>
          <table:table-cell table:formula="of:=[.E7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7]-([.$G$1]-[.$H$1])/399" office:value-type="float" office:value="4.04780952380949" calcext:value-type="float">
            <text:p>4.0478095238</text:p>
          </table:table-cell>
          <table:table-cell table:formula="of:=[.$H$1]+([.$G$1]-[.$H$1])/POWER([.$I$1];([.A78]-1))" office:value-type="float" office:value="0.123601676080302" calcext:value-type="float">
            <text:p>0.1236016761</text:p>
          </table:table-cell>
          <table:table-cell table:formula="of:=[.D77]" office:value-type="float" office:value="5" calcext:value-type="float">
            <text:p>5</text:p>
          </table:table-cell>
          <table:table-cell table:formula="of:=[.E7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8]-([.$G$1]-[.$H$1])/399" office:value-type="float" office:value="4.03528070175435" calcext:value-type="float">
            <text:p>4.0352807018</text:p>
          </table:table-cell>
          <table:table-cell table:formula="of:=[.$H$1]+([.$G$1]-[.$H$1])/POWER([.$I$1];([.A79]-1))" office:value-type="float" office:value="0.117763501028859" calcext:value-type="float">
            <text:p>0.117763501</text:p>
          </table:table-cell>
          <table:table-cell table:formula="of:=[.D78]" office:value-type="float" office:value="5" calcext:value-type="float">
            <text:p>5</text:p>
          </table:table-cell>
          <table:table-cell table:formula="of:=[.E7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-([.$G$1]-[.$H$1])/399" office:value-type="float" office:value="4.02275187969921" calcext:value-type="float">
            <text:p>4.0227518797</text:p>
          </table:table-cell>
          <table:table-cell table:formula="of:=[.$H$1]+([.$G$1]-[.$H$1])/POWER([.$I$1];([.A80]-1))" office:value-type="float" office:value="0.112203334313199" calcext:value-type="float">
            <text:p>0.1122033343</text:p>
          </table:table-cell>
          <table:table-cell table:formula="of:=[.D79]" office:value-type="float" office:value="5" calcext:value-type="float">
            <text:p>5</text:p>
          </table:table-cell>
          <table:table-cell table:formula="of:=[.E7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0]-([.$G$1]-[.$H$1])/399" office:value-type="float" office:value="4.01022305764408" calcext:value-type="float">
            <text:p>4.0102230576</text:p>
          </table:table-cell>
          <table:table-cell table:formula="of:=[.$H$1]+([.$G$1]-[.$H$1])/POWER([.$I$1];([.A81]-1))" office:value-type="float" office:value="0.106907937441142" calcext:value-type="float">
            <text:p>0.1069079374</text:p>
          </table:table-cell>
          <table:table-cell table:formula="of:=[.D80]" office:value-type="float" office:value="5" calcext:value-type="float">
            <text:p>5</text:p>
          </table:table-cell>
          <table:table-cell table:formula="of:=[.E8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1]-([.$G$1]-[.$H$1])/399" office:value-type="float" office:value="3.99769423558894" calcext:value-type="float">
            <text:p>3.9976942356</text:p>
          </table:table-cell>
          <table:table-cell table:formula="of:=[.$H$1]+([.$G$1]-[.$H$1])/POWER([.$I$1];([.A82]-1))" office:value-type="float" office:value="0.101864702324897" calcext:value-type="float">
            <text:p>0.1018647023</text:p>
          </table:table-cell>
          <table:table-cell table:formula="of:=[.D81]" office:value-type="float" office:value="5" calcext:value-type="float">
            <text:p>5</text:p>
          </table:table-cell>
          <table:table-cell table:formula="of:=[.E8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2]-([.$G$1]-[.$H$1])/399" office:value-type="float" office:value="3.9851654135338" calcext:value-type="float">
            <text:p>3.9851654135</text:p>
          </table:table-cell>
          <table:table-cell table:formula="of:=[.$H$1]+([.$G$1]-[.$H$1])/POWER([.$I$1];([.A83]-1))" office:value-type="float" office:value="0.0970616212618066" calcext:value-type="float">
            <text:p>0.0970616213</text:p>
          </table:table-cell>
          <table:table-cell table:formula="of:=[.D82]" office:value-type="float" office:value="5" calcext:value-type="float">
            <text:p>5</text:p>
          </table:table-cell>
          <table:table-cell table:formula="of:=[.E8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3]-([.$G$1]-[.$H$1])/399" office:value-type="float" office:value="3.97263659147866" calcext:value-type="float">
            <text:p>3.9726365915</text:p>
          </table:table-cell>
          <table:table-cell table:formula="of:=[.$H$1]+([.$G$1]-[.$H$1])/POWER([.$I$1];([.A84]-1))" office:value-type="float" office:value="0.0924872583445777" calcext:value-type="float">
            <text:p>0.0924872583</text:p>
          </table:table-cell>
          <table:table-cell table:formula="of:=[.D83]" office:value-type="float" office:value="5" calcext:value-type="float">
            <text:p>5</text:p>
          </table:table-cell>
          <table:table-cell table:formula="of:=[.E8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4]-([.$G$1]-[.$H$1])/399" office:value-type="float" office:value="3.96010776942352" calcext:value-type="float">
            <text:p>3.9601077694</text:p>
          </table:table-cell>
          <table:table-cell table:formula="of:=[.$H$1]+([.$G$1]-[.$H$1])/POWER([.$I$1];([.A85]-1))" office:value-type="float" office:value="0.0881307222329311" calcext:value-type="float">
            <text:p>0.0881307222</text:p>
          </table:table-cell>
          <table:table-cell table:formula="of:=[.D84]" office:value-type="float" office:value="5" calcext:value-type="float">
            <text:p>5</text:p>
          </table:table-cell>
          <table:table-cell table:formula="of:=[.E8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5]-([.$G$1]-[.$H$1])/399" office:value-type="float" office:value="3.94757894736839" calcext:value-type="float">
            <text:p>3.9475789474</text:p>
          </table:table-cell>
          <table:table-cell table:formula="of:=[.$H$1]+([.$G$1]-[.$H$1])/POWER([.$I$1];([.A86]-1))" office:value-type="float" office:value="0.0839816402218391" calcext:value-type="float">
            <text:p>0.0839816402</text:p>
          </table:table-cell>
          <table:table-cell table:formula="of:=[.D85]" office:value-type="float" office:value="5" calcext:value-type="float">
            <text:p>5</text:p>
          </table:table-cell>
          <table:table-cell table:formula="of:=[.E8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-([.$G$1]-[.$H$1])/399" office:value-type="float" office:value="3.93505012531325" calcext:value-type="float">
            <text:p>3.9350501253</text:p>
          </table:table-cell>
          <table:table-cell table:formula="of:=[.$H$1]+([.$G$1]-[.$H$1])/POWER([.$I$1];([.A87]-1))" office:value-type="float" office:value="0.0800301335446087" calcext:value-type="float">
            <text:p>0.0800301335</text:p>
          </table:table-cell>
          <table:table-cell table:formula="of:=[.D86]" office:value-type="float" office:value="5" calcext:value-type="float">
            <text:p>5</text:p>
          </table:table-cell>
          <table:table-cell table:formula="of:=[.E8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7]-([.$G$1]-[.$H$1])/399" office:value-type="float" office:value="3.92252130325811" calcext:value-type="float">
            <text:p>3.9225213033</text:p>
          </table:table-cell>
          <table:table-cell table:formula="of:=[.$H$1]+([.$G$1]-[.$H$1])/POWER([.$I$1];([.A88]-1))" office:value-type="float" office:value="0.0762667938520083" calcext:value-type="float">
            <text:p>0.0762667939</text:p>
          </table:table-cell>
          <table:table-cell table:formula="of:=[.D87]" office:value-type="float" office:value="5" calcext:value-type="float">
            <text:p>5</text:p>
          </table:table-cell>
          <table:table-cell table:formula="of:=[.E8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8]-([.$G$1]-[.$H$1])/399" office:value-type="float" office:value="3.90999248120297" calcext:value-type="float">
            <text:p>3.9099924812</text:p>
          </table:table-cell>
          <table:table-cell table:formula="of:=[.$H$1]+([.$G$1]-[.$H$1])/POWER([.$I$1];([.A89]-1))" office:value-type="float" office:value="0.0726826608114365" calcext:value-type="float">
            <text:p>0.0726826608</text:p>
          </table:table-cell>
          <table:table-cell table:formula="of:=[.D88]" office:value-type="float" office:value="5" calcext:value-type="float">
            <text:p>5</text:p>
          </table:table-cell>
          <table:table-cell table:formula="of:=[.E8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9]-([.$G$1]-[.$H$1])/399" office:value-type="float" office:value="3.89746365914784" calcext:value-type="float">
            <text:p>3.8974636591</text:p>
          </table:table-cell>
          <table:table-cell table:formula="of:=[.$H$1]+([.$G$1]-[.$H$1])/POWER([.$I$1];([.A90]-1))" office:value-type="float" office:value="0.0692692007727966" calcext:value-type="float">
            <text:p>0.0692692008</text:p>
          </table:table-cell>
          <table:table-cell table:formula="of:=[.D89]" office:value-type="float" office:value="5" calcext:value-type="float">
            <text:p>5</text:p>
          </table:table-cell>
          <table:table-cell table:formula="of:=[.E8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0]-([.$G$1]-[.$H$1])/399" office:value-type="float" office:value="3.8849348370927" calcext:value-type="float">
            <text:p>3.8849348371</text:p>
          </table:table-cell>
          <table:table-cell table:formula="of:=[.$H$1]+([.$G$1]-[.$H$1])/POWER([.$I$1];([.A91]-1))" office:value-type="float" office:value="0.0660182864502825" calcext:value-type="float">
            <text:p>0.0660182865</text:p>
          </table:table-cell>
          <table:table-cell table:formula="of:=[.D90]" office:value-type="float" office:value="5" calcext:value-type="float">
            <text:p>5</text:p>
          </table:table-cell>
          <table:table-cell table:formula="of:=[.E9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1]-([.$G$1]-[.$H$1])/399" office:value-type="float" office:value="3.87240601503756" calcext:value-type="float">
            <text:p>3.872406015</text:p>
          </table:table-cell>
          <table:table-cell table:formula="of:=[.$H$1]+([.$G$1]-[.$H$1])/POWER([.$I$1];([.A92]-1))" office:value-type="float" office:value="0.0629221775716976" calcext:value-type="float">
            <text:p>0.0629221776</text:p>
          </table:table-cell>
          <table:table-cell table:formula="of:=[.D91]" office:value-type="float" office:value="5" calcext:value-type="float">
            <text:p>5</text:p>
          </table:table-cell>
          <table:table-cell table:formula="of:=[.E9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2]-([.$G$1]-[.$H$1])/399" office:value-type="float" office:value="3.85987719298242" calcext:value-type="float">
            <text:p>3.859877193</text:p>
          </table:table-cell>
          <table:table-cell table:formula="of:=[.$H$1]+([.$G$1]-[.$H$1])/POWER([.$I$1];([.A93]-1))" office:value-type="float" office:value="0.0599735024492358" calcext:value-type="float">
            <text:p>0.0599735024</text:p>
          </table:table-cell>
          <table:table-cell table:formula="of:=[.D92]" office:value-type="float" office:value="5" calcext:value-type="float">
            <text:p>5</text:p>
          </table:table-cell>
          <table:table-cell table:formula="of:=[.E9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3]-([.$G$1]-[.$H$1])/399" office:value-type="float" office:value="3.84734837092728" calcext:value-type="float">
            <text:p>3.8473483709</text:p>
          </table:table-cell>
          <table:table-cell table:formula="of:=[.$H$1]+([.$G$1]-[.$H$1])/POWER([.$I$1];([.A94]-1))" office:value-type="float" office:value="0.0571652404278437" calcext:value-type="float">
            <text:p>0.0571652404</text:p>
          </table:table-cell>
          <table:table-cell table:formula="of:=[.D93]" office:value-type="float" office:value="5" calcext:value-type="float">
            <text:p>5</text:p>
          </table:table-cell>
          <table:table-cell table:formula="of:=[.E9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4]-([.$G$1]-[.$H$1])/399" office:value-type="float" office:value="3.83481954887215" calcext:value-type="float">
            <text:p>3.8348195489</text:p>
          </table:table-cell>
          <table:table-cell table:formula="of:=[.$H$1]+([.$G$1]-[.$H$1])/POWER([.$I$1];([.A95]-1))" office:value-type="float" office:value="0.0544907051693749" calcext:value-type="float">
            <text:p>0.0544907052</text:p>
          </table:table-cell>
          <table:table-cell table:formula="of:=[.D94]" office:value-type="float" office:value="5" calcext:value-type="float">
            <text:p>5</text:p>
          </table:table-cell>
          <table:table-cell table:formula="of:=[.E9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5]-([.$G$1]-[.$H$1])/399" office:value-type="float" office:value="3.82229072681701" calcext:value-type="float">
            <text:p>3.8222907268</text:p>
          </table:table-cell>
          <table:table-cell table:formula="of:=[.$H$1]+([.$G$1]-[.$H$1])/POWER([.$I$1];([.A96]-1))" office:value-type="float" office:value="0.051943528732738" calcext:value-type="float">
            <text:p>0.0519435287</text:p>
          </table:table-cell>
          <table:table-cell table:formula="of:=[.D95]" office:value-type="float" office:value="5" calcext:value-type="float">
            <text:p>5</text:p>
          </table:table-cell>
          <table:table-cell table:formula="of:=[.E9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6]-([.$G$1]-[.$H$1])/399" office:value-type="float" office:value="3.80976190476187" calcext:value-type="float">
            <text:p>3.8097619048</text:p>
          </table:table-cell>
          <table:table-cell table:formula="of:=[.$H$1]+([.$G$1]-[.$H$1])/POWER([.$I$1];([.A97]-1))" office:value-type="float" office:value="0.0495176464121314" calcext:value-type="float">
            <text:p>0.0495176464</text:p>
          </table:table-cell>
          <table:table-cell table:formula="of:=[.D96]" office:value-type="float" office:value="5" calcext:value-type="float">
            <text:p>5</text:p>
          </table:table-cell>
          <table:table-cell table:formula="of:=[.E9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7]-([.$G$1]-[.$H$1])/399" office:value-type="float" office:value="3.79723308270673" calcext:value-type="float">
            <text:p>3.7972330827</text:p>
          </table:table-cell>
          <table:table-cell table:formula="of:=[.$H$1]+([.$G$1]-[.$H$1])/POWER([.$I$1];([.A98]-1))" office:value-type="float" office:value="0.047207282297268" calcext:value-type="float">
            <text:p>0.0472072823</text:p>
          </table:table-cell>
          <table:table-cell table:formula="of:=[.D97]" office:value-type="float" office:value="5" calcext:value-type="float">
            <text:p>5</text:p>
          </table:table-cell>
          <table:table-cell table:formula="of:=[.E9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8]-([.$G$1]-[.$H$1])/399" office:value-type="float" office:value="3.78470426065159" calcext:value-type="float">
            <text:p>3.7847042607</text:p>
          </table:table-cell>
          <table:table-cell table:formula="of:=[.$H$1]+([.$G$1]-[.$H$1])/POWER([.$I$1];([.A99]-1))" office:value-type="float" office:value="0.0450069355212076" calcext:value-type="float">
            <text:p>0.0450069355</text:p>
          </table:table-cell>
          <table:table-cell table:formula="of:=[.D98]" office:value-type="float" office:value="5" calcext:value-type="float">
            <text:p>5</text:p>
          </table:table-cell>
          <table:table-cell table:formula="of:=[.E9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9]-([.$G$1]-[.$H$1])/399" office:value-type="float" office:value="3.77217543859646" calcext:value-type="float">
            <text:p>3.7721754386</text:p>
          </table:table-cell>
          <table:table-cell table:formula="of:=[.$H$1]+([.$G$1]-[.$H$1])/POWER([.$I$1];([.A100]-1))" office:value-type="float" office:value="0.0429113671630549" calcext:value-type="float">
            <text:p>0.0429113672</text:p>
          </table:table-cell>
          <table:table-cell table:formula="of:=[.D99]" office:value-type="float" office:value="5" calcext:value-type="float">
            <text:p>5</text:p>
          </table:table-cell>
          <table:table-cell table:formula="of:=[.E9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0]-([.$G$1]-[.$H$1])/399" office:value-type="float" office:value="3.75964661654132" calcext:value-type="float">
            <text:p>3.7596466165</text:p>
          </table:table-cell>
          <table:table-cell table:formula="of:=[.$H$1]+([.$G$1]-[.$H$1])/POWER([.$I$1];([.A101]-1))" office:value-type="float" office:value="0.040915587774338" calcext:value-type="float">
            <text:p>0.0409155878</text:p>
          </table:table-cell>
          <table:table-cell table:formula="of:=[.D100]" office:value-type="float" office:value="5" calcext:value-type="float">
            <text:p>5</text:p>
          </table:table-cell>
          <table:table-cell table:formula="of:=[.E10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1]-([.$G$1]-[.$H$1])/399" office:value-type="float" office:value="3.74711779448618" calcext:value-type="float">
            <text:p>3.7471177945</text:p>
          </table:table-cell>
          <table:table-cell table:formula="of:=[.$H$1]+([.$G$1]-[.$H$1])/POWER([.$I$1];([.A102]-1))" office:value-type="float" office:value="0.0390148454993695" calcext:value-type="float">
            <text:p>0.0390148455</text:p>
          </table:table-cell>
          <table:table-cell table:formula="of:=[.D101]" office:value-type="float" office:value="5" calcext:value-type="float">
            <text:p>5</text:p>
          </table:table-cell>
          <table:table-cell table:formula="of:=[.E10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2]-([.$G$1]-[.$H$1])/399" office:value-type="float" office:value="3.73458897243104" calcext:value-type="float">
            <text:p>3.7345889724</text:p>
          </table:table-cell>
          <table:table-cell table:formula="of:=[.$H$1]+([.$G$1]-[.$H$1])/POWER([.$I$1];([.A103]-1))" office:value-type="float" office:value="0.0372046147613043" calcext:value-type="float">
            <text:p>0.0372046148</text:p>
          </table:table-cell>
          <table:table-cell table:formula="of:=[.D102]" office:value-type="float" office:value="5" calcext:value-type="float">
            <text:p>5</text:p>
          </table:table-cell>
          <table:table-cell table:formula="of:=[.E10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3]-([.$G$1]-[.$H$1])/399" office:value-type="float" office:value="3.72206015037591" calcext:value-type="float">
            <text:p>3.7220601504</text:p>
          </table:table-cell>
          <table:table-cell table:formula="of:=[.$H$1]+([.$G$1]-[.$H$1])/POWER([.$I$1];([.A104]-1))" office:value-type="float" office:value="0.0354805854869565" calcext:value-type="float">
            <text:p>0.0354805855</text:p>
          </table:table-cell>
          <table:table-cell table:formula="of:=[.D103]" office:value-type="float" office:value="5" calcext:value-type="float">
            <text:p>5</text:p>
          </table:table-cell>
          <table:table-cell table:formula="of:=[.E10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4]-([.$G$1]-[.$H$1])/399" office:value-type="float" office:value="3.70953132832077" calcext:value-type="float">
            <text:p>3.7095313283</text:p>
          </table:table-cell>
          <table:table-cell table:formula="of:=[.$H$1]+([.$G$1]-[.$H$1])/POWER([.$I$1];([.A105]-1))" office:value-type="float" office:value="0.0338386528447204" calcext:value-type="float">
            <text:p>0.0338386528</text:p>
          </table:table-cell>
          <table:table-cell table:formula="of:=[.D104]" office:value-type="float" office:value="5" calcext:value-type="float">
            <text:p>5</text:p>
          </table:table-cell>
          <table:table-cell table:formula="of:=[.E10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5]-([.$G$1]-[.$H$1])/399" office:value-type="float" office:value="3.69700250626563" calcext:value-type="float">
            <text:p>3.6970025063</text:p>
          </table:table-cell>
          <table:table-cell table:formula="of:=[.$H$1]+([.$G$1]-[.$H$1])/POWER([.$I$1];([.A106]-1))" office:value-type="float" office:value="0.0322749074711623" calcext:value-type="float">
            <text:p>0.0322749075</text:p>
          </table:table-cell>
          <table:table-cell table:formula="of:=[.D105]" office:value-type="float" office:value="5" calcext:value-type="float">
            <text:p>5</text:p>
          </table:table-cell>
          <table:table-cell table:formula="of:=[.E10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6]-([.$G$1]-[.$H$1])/399" office:value-type="float" office:value="3.68447368421049" calcext:value-type="float">
            <text:p>3.6844736842</text:p>
          </table:table-cell>
          <table:table-cell table:formula="of:=[.$H$1]+([.$G$1]-[.$H$1])/POWER([.$I$1];([.A107]-1))" office:value-type="float" office:value="0.0307856261630117" calcext:value-type="float">
            <text:p>0.0307856262</text:p>
          </table:table-cell>
          <table:table-cell table:formula="of:=[.D106]" office:value-type="float" office:value="5" calcext:value-type="float">
            <text:p>5</text:p>
          </table:table-cell>
          <table:table-cell table:formula="of:=[.E10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7]-([.$G$1]-[.$H$1])/399" office:value-type="float" office:value="3.67194486215535" calcext:value-type="float">
            <text:p>3.6719448622</text:p>
          </table:table-cell>
          <table:table-cell table:formula="of:=[.$H$1]+([.$G$1]-[.$H$1])/POWER([.$I$1];([.A108]-1))" office:value-type="float" office:value="0.0293672630123921" calcext:value-type="float">
            <text:p>0.029367263</text:p>
          </table:table-cell>
          <table:table-cell table:formula="of:=[.D107]" office:value-type="float" office:value="5" calcext:value-type="float">
            <text:p>5</text:p>
          </table:table-cell>
          <table:table-cell table:formula="of:=[.E10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8]-([.$G$1]-[.$H$1])/399" office:value-type="float" office:value="3.65941604010022" calcext:value-type="float">
            <text:p>3.6594160401</text:p>
          </table:table-cell>
          <table:table-cell table:formula="of:=[.$H$1]+([.$G$1]-[.$H$1])/POWER([.$I$1];([.A109]-1))" office:value-type="float" office:value="0.028016440964183" calcext:value-type="float">
            <text:p>0.028016441</text:p>
          </table:table-cell>
          <table:table-cell table:formula="of:=[.D108]" office:value-type="float" office:value="5" calcext:value-type="float">
            <text:p>5</text:p>
          </table:table-cell>
          <table:table-cell table:formula="of:=[.E10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9]-([.$G$1]-[.$H$1])/399" office:value-type="float" office:value="3.64688721804508" calcext:value-type="float">
            <text:p>3.646887218</text:p>
          </table:table-cell>
          <table:table-cell table:formula="of:=[.$H$1]+([.$G$1]-[.$H$1])/POWER([.$I$1];([.A110]-1))" office:value-type="float" office:value="0.0267299437754124" calcext:value-type="float">
            <text:p>0.0267299438</text:p>
          </table:table-cell>
          <table:table-cell table:formula="of:=[.D109]" office:value-type="float" office:value="5" calcext:value-type="float">
            <text:p>5</text:p>
          </table:table-cell>
          <table:table-cell table:formula="of:=[.E10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0]-([.$G$1]-[.$H$1])/399" office:value-type="float" office:value="3.63435839598994" calcext:value-type="float">
            <text:p>3.634358396</text:p>
          </table:table-cell>
          <table:table-cell table:formula="of:=[.$H$1]+([.$G$1]-[.$H$1])/POWER([.$I$1];([.A111]-1))" office:value-type="float" office:value="0.0255047083575356" calcext:value-type="float">
            <text:p>0.0255047084</text:p>
          </table:table-cell>
          <table:table-cell table:formula="of:=[.D110]" office:value-type="float" office:value="5" calcext:value-type="float">
            <text:p>5</text:p>
          </table:table-cell>
          <table:table-cell table:formula="of:=[.E11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1]-([.$G$1]-[.$H$1])/399" office:value-type="float" office:value="3.6218295739348" calcext:value-type="float">
            <text:p>3.6218295739</text:p>
          </table:table-cell>
          <table:table-cell table:formula="of:=[.$H$1]+([.$G$1]-[.$H$1])/POWER([.$I$1];([.A112]-1))" office:value-type="float" office:value="0.0243378174833672" calcext:value-type="float">
            <text:p>0.0243378175</text:p>
          </table:table-cell>
          <table:table-cell table:formula="of:=[.D111]" office:value-type="float" office:value="5" calcext:value-type="float">
            <text:p>5</text:p>
          </table:table-cell>
          <table:table-cell table:formula="of:=[.E11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2]-([.$G$1]-[.$H$1])/399" office:value-type="float" office:value="3.60930075187967" calcext:value-type="float">
            <text:p>3.6093007519</text:p>
          </table:table-cell>
          <table:table-cell table:formula="of:=[.$H$1]+([.$G$1]-[.$H$1])/POWER([.$I$1];([.A113]-1))" office:value-type="float" office:value="0.0232264928413021" calcext:value-type="float">
            <text:p>0.0232264928</text:p>
          </table:table-cell>
          <table:table-cell table:formula="of:=[.D112]" office:value-type="float" office:value="5" calcext:value-type="float">
            <text:p>5</text:p>
          </table:table-cell>
          <table:table-cell table:formula="of:=[.E11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3]-([.$G$1]-[.$H$1])/399" office:value-type="float" office:value="3.59677192982453" calcext:value-type="float">
            <text:p>3.5967719298</text:p>
          </table:table-cell>
          <table:table-cell table:formula="of:=[.$H$1]+([.$G$1]-[.$H$1])/POWER([.$I$1];([.A114]-1))" office:value-type="float" office:value="0.0221680884202877" calcext:value-type="float">
            <text:p>0.0221680884</text:p>
          </table:table-cell>
          <table:table-cell table:formula="of:=[.D113]" office:value-type="float" office:value="5" calcext:value-type="float">
            <text:p>5</text:p>
          </table:table-cell>
          <table:table-cell table:formula="of:=[.E11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4]-([.$G$1]-[.$H$1])/399" office:value-type="float" office:value="3.58424310776939" calcext:value-type="float">
            <text:p>3.5842431078</text:p>
          </table:table-cell>
          <table:table-cell table:formula="of:=[.$H$1]+([.$G$1]-[.$H$1])/POWER([.$I$1];([.A115]-1))" office:value-type="float" office:value="0.0211600842097978" calcext:value-type="float">
            <text:p>0.0211600842</text:p>
          </table:table-cell>
          <table:table-cell table:formula="of:=[.D114]" office:value-type="float" office:value="5" calcext:value-type="float">
            <text:p>5</text:p>
          </table:table-cell>
          <table:table-cell table:formula="of:=[.E11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5]-([.$G$1]-[.$H$1])/399" office:value-type="float" office:value="3.57171428571425" calcext:value-type="float">
            <text:p>3.5717142857</text:p>
          </table:table-cell>
          <table:table-cell table:formula="of:=[.$H$1]+([.$G$1]-[.$H$1])/POWER([.$I$1];([.A116]-1))" office:value-type="float" office:value="0.0202000801998075" calcext:value-type="float">
            <text:p>0.0202000802</text:p>
          </table:table-cell>
          <table:table-cell table:formula="of:=[.D115]" office:value-type="float" office:value="5" calcext:value-type="float">
            <text:p>5</text:p>
          </table:table-cell>
          <table:table-cell table:formula="of:=[.E11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6]-([.$G$1]-[.$H$1])/399" office:value-type="float" office:value="3.55918546365911" calcext:value-type="float">
            <text:p>3.5591854637</text:p>
          </table:table-cell>
          <table:table-cell table:formula="of:=[.$H$1]+([.$G$1]-[.$H$1])/POWER([.$I$1];([.A117]-1))" office:value-type="float" office:value="0.0192857906664833" calcext:value-type="float">
            <text:p>0.0192857907</text:p>
          </table:table-cell>
          <table:table-cell table:formula="of:=[.D116]" office:value-type="float" office:value="5" calcext:value-type="float">
            <text:p>5</text:p>
          </table:table-cell>
          <table:table-cell table:formula="of:=[.E11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7]-([.$G$1]-[.$H$1])/399" office:value-type="float" office:value="3.54665664160398" calcext:value-type="float">
            <text:p>3.5466566416</text:p>
          </table:table-cell>
          <table:table-cell table:formula="of:=[.$H$1]+([.$G$1]-[.$H$1])/POWER([.$I$1];([.A118]-1))" office:value-type="float" office:value="0.0184150387299841" calcext:value-type="float">
            <text:p>0.0184150387</text:p>
          </table:table-cell>
          <table:table-cell table:formula="of:=[.D117]" office:value-type="float" office:value="5" calcext:value-type="float">
            <text:p>5</text:p>
          </table:table-cell>
          <table:table-cell table:formula="of:=[.E11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8]-([.$G$1]-[.$H$1])/399" office:value-type="float" office:value="3.53412781954884" calcext:value-type="float">
            <text:p>3.5341278195</text:p>
          </table:table-cell>
          <table:table-cell table:formula="of:=[.$H$1]+([.$G$1]-[.$H$1])/POWER([.$I$1];([.A119]-1))" office:value-type="float" office:value="0.0175857511714134" calcext:value-type="float">
            <text:p>0.0175857512</text:p>
          </table:table-cell>
          <table:table-cell table:formula="of:=[.D118]" office:value-type="float" office:value="5" calcext:value-type="float">
            <text:p>5</text:p>
          </table:table-cell>
          <table:table-cell table:formula="of:=[.E11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9]-([.$G$1]-[.$H$1])/399" office:value-type="float" office:value="3.5215989974937" calcext:value-type="float">
            <text:p>3.5215989975</text:p>
          </table:table-cell>
          <table:table-cell table:formula="of:=[.$H$1]+([.$G$1]-[.$H$1])/POWER([.$I$1];([.A120]-1))" office:value-type="float" office:value="0.0167959534965842" calcext:value-type="float">
            <text:p>0.0167959535</text:p>
          </table:table-cell>
          <table:table-cell table:formula="of:=[.D119]" office:value-type="float" office:value="5" calcext:value-type="float">
            <text:p>5</text:p>
          </table:table-cell>
          <table:table-cell table:formula="of:=[.E11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0]-([.$G$1]-[.$H$1])/399" office:value-type="float" office:value="3.50907017543856" calcext:value-type="float">
            <text:p>3.5090701754</text:p>
          </table:table-cell>
          <table:table-cell table:formula="of:=[.$H$1]+([.$G$1]-[.$H$1])/POWER([.$I$1];([.A121]-1))" office:value-type="float" office:value="0.0160437652348421" calcext:value-type="float">
            <text:p>0.0160437652</text:p>
          </table:table-cell>
          <table:table-cell table:formula="of:=[.D120]" office:value-type="float" office:value="5" calcext:value-type="float">
            <text:p>5</text:p>
          </table:table-cell>
          <table:table-cell table:formula="of:=[.E12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1]-([.$G$1]-[.$H$1])/399" office:value-type="float" office:value="3.49654135338342" calcext:value-type="float">
            <text:p>3.4965413534</text:p>
          </table:table-cell>
          <table:table-cell table:formula="of:=[.$H$1]+([.$G$1]-[.$H$1])/POWER([.$I$1];([.A122]-1))" office:value-type="float" office:value="0.0153273954617544" calcext:value-type="float">
            <text:p>0.0153273955</text:p>
          </table:table-cell>
          <table:table-cell table:formula="of:=[.D121]" office:value-type="float" office:value="5" calcext:value-type="float">
            <text:p>5</text:p>
          </table:table-cell>
          <table:table-cell table:formula="of:=[.E12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2]-([.$G$1]-[.$H$1])/399" office:value-type="float" office:value="3.48401253132829" calcext:value-type="float">
            <text:p>3.4840125313</text:p>
          </table:table-cell>
          <table:table-cell table:formula="of:=[.$H$1]+([.$G$1]-[.$H$1])/POWER([.$I$1];([.A123]-1))" office:value-type="float" office:value="0.0146451385350042" calcext:value-type="float">
            <text:p>0.0146451385</text:p>
          </table:table-cell>
          <table:table-cell table:formula="of:=[.D122]" office:value-type="float" office:value="5" calcext:value-type="float">
            <text:p>5</text:p>
          </table:table-cell>
          <table:table-cell table:formula="of:=[.E12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3]-([.$G$1]-[.$H$1])/399" office:value-type="float" office:value="3.47148370927315" calcext:value-type="float">
            <text:p>3.4714837093</text:p>
          </table:table-cell>
          <table:table-cell table:formula="of:=[.$H$1]+([.$G$1]-[.$H$1])/POWER([.$I$1];([.A124]-1))" office:value-type="float" office:value="0.0139953700333373" calcext:value-type="float">
            <text:p>0.01399537</text:p>
          </table:table-cell>
          <table:table-cell table:formula="of:=[.D123]" office:value-type="float" office:value="5" calcext:value-type="float">
            <text:p>5</text:p>
          </table:table-cell>
          <table:table-cell table:formula="of:=[.E12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4]-([.$G$1]-[.$H$1])/399" office:value-type="float" office:value="3.45895488721801" calcext:value-type="float">
            <text:p>3.4589548872</text:p>
          </table:table-cell>
          <table:table-cell table:formula="of:=[.$H$1]+([.$G$1]-[.$H$1])/POWER([.$I$1];([.A125]-1))" office:value-type="float" office:value="0.0133765428888927" calcext:value-type="float">
            <text:p>0.0133765429</text:p>
          </table:table-cell>
          <table:table-cell table:formula="of:=[.D124]" office:value-type="float" office:value="5" calcext:value-type="float">
            <text:p>5</text:p>
          </table:table-cell>
          <table:table-cell table:formula="of:=[.E12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5]-([.$G$1]-[.$H$1])/399" office:value-type="float" office:value="3.44642606516287" calcext:value-type="float">
            <text:p>3.4464260652</text:p>
          </table:table-cell>
          <table:table-cell table:formula="of:=[.$H$1]+([.$G$1]-[.$H$1])/POWER([.$I$1];([.A126]-1))" office:value-type="float" office:value="0.0127871837037073" calcext:value-type="float">
            <text:p>0.0127871837</text:p>
          </table:table-cell>
          <table:table-cell table:formula="of:=[.D125]" office:value-type="float" office:value="5" calcext:value-type="float">
            <text:p>5</text:p>
          </table:table-cell>
          <table:table-cell table:formula="of:=[.E12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6]-([.$G$1]-[.$H$1])/399" office:value-type="float" office:value="3.43389724310774" calcext:value-type="float">
            <text:p>3.4338972431</text:p>
          </table:table-cell>
          <table:table-cell table:formula="of:=[.$H$1]+([.$G$1]-[.$H$1])/POWER([.$I$1];([.A127]-1))" office:value-type="float" office:value="0.012225889241626" calcext:value-type="float">
            <text:p>0.0122258892</text:p>
          </table:table-cell>
          <table:table-cell table:formula="of:=[.D126]" office:value-type="float" office:value="5" calcext:value-type="float">
            <text:p>5</text:p>
          </table:table-cell>
          <table:table-cell table:formula="of:=[.E12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7]-([.$G$1]-[.$H$1])/399" office:value-type="float" office:value="3.4213684210526" calcext:value-type="float">
            <text:p>3.4213684211</text:p>
          </table:table-cell>
          <table:table-cell table:formula="of:=[.$H$1]+([.$G$1]-[.$H$1])/POWER([.$I$1];([.A128]-1))" office:value-type="float" office:value="0.0116913230872629" calcext:value-type="float">
            <text:p>0.0116913231</text:p>
          </table:table-cell>
          <table:table-cell table:formula="of:=[.D127]" office:value-type="float" office:value="5" calcext:value-type="float">
            <text:p>5</text:p>
          </table:table-cell>
          <table:table-cell table:formula="of:=[.E12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8]-([.$G$1]-[.$H$1])/399" office:value-type="float" office:value="3.40883959899746" calcext:value-type="float">
            <text:p>3.408839599</text:p>
          </table:table-cell>
          <table:table-cell table:formula="of:=[.$H$1]+([.$G$1]-[.$H$1])/POWER([.$I$1];([.A129]-1))" office:value-type="float" office:value="0.0111822124640599" calcext:value-type="float">
            <text:p>0.0111822125</text:p>
          </table:table-cell>
          <table:table-cell table:formula="of:=[.D128]" office:value-type="float" office:value="5" calcext:value-type="float">
            <text:p>5</text:p>
          </table:table-cell>
          <table:table-cell table:formula="of:=[.E12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9]-([.$G$1]-[.$H$1])/399" office:value-type="float" office:value="3.39631077694232" calcext:value-type="float">
            <text:p>3.3963107769</text:p>
          </table:table-cell>
          <table:table-cell table:formula="of:=[.$H$1]+([.$G$1]-[.$H$1])/POWER([.$I$1];([.A130]-1))" office:value-type="float" office:value="0.0106973452038665" calcext:value-type="float">
            <text:p>0.0106973452</text:p>
          </table:table-cell>
          <table:table-cell table:formula="of:=[.D129]" office:value-type="float" office:value="5" calcext:value-type="float">
            <text:p>5</text:p>
          </table:table-cell>
          <table:table-cell table:formula="of:=[.E12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0]-([.$G$1]-[.$H$1])/399" office:value-type="float" office:value="3.38378195488718" calcext:value-type="float">
            <text:p>3.3837819549</text:p>
          </table:table-cell>
          <table:table-cell table:formula="of:=[.$H$1]+([.$G$1]-[.$H$1])/POWER([.$I$1];([.A131]-1))" office:value-type="float" office:value="0.0102355668608253" calcext:value-type="float">
            <text:p>0.0102355669</text:p>
          </table:table-cell>
          <table:table-cell table:formula="of:=[.D130]" office:value-type="float" office:value="5" calcext:value-type="float">
            <text:p>5</text:p>
          </table:table-cell>
          <table:table-cell table:formula="of:=[.E13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1]-([.$G$1]-[.$H$1])/399" office:value-type="float" office:value="3.37125313283205" calcext:value-type="float">
            <text:p>3.3712531328</text:p>
          </table:table-cell>
          <table:table-cell table:formula="of:=[.$H$1]+([.$G$1]-[.$H$1])/POWER([.$I$1];([.A132]-1))" office:value-type="float" office:value="0.00979577796269074" calcext:value-type="float">
            <text:p>0.009795778</text:p>
          </table:table-cell>
          <table:table-cell table:formula="of:=[.D131]" office:value-type="float" office:value="5" calcext:value-type="float">
            <text:p>5</text:p>
          </table:table-cell>
          <table:table-cell table:formula="of:=[.E13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2]-([.$G$1]-[.$H$1])/399" office:value-type="float" office:value="3.35872431077691" calcext:value-type="float">
            <text:p>3.3587243108</text:p>
          </table:table-cell>
          <table:table-cell table:formula="of:=[.$H$1]+([.$G$1]-[.$H$1])/POWER([.$I$1];([.A133]-1))" office:value-type="float" office:value="0.0093769313930388" calcext:value-type="float">
            <text:p>0.0093769314</text:p>
          </table:table-cell>
          <table:table-cell table:formula="of:=[.D132]" office:value-type="float" office:value="5" calcext:value-type="float">
            <text:p>5</text:p>
          </table:table-cell>
          <table:table-cell table:formula="of:=[.E13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3]-([.$G$1]-[.$H$1])/399" office:value-type="float" office:value="3.34619548872177" calcext:value-type="float">
            <text:p>3.3461954887</text:p>
          </table:table-cell>
          <table:table-cell table:formula="of:=[.$H$1]+([.$G$1]-[.$H$1])/POWER([.$I$1];([.A134]-1))" office:value-type="float" office:value="0.00897802989813219" calcext:value-type="float">
            <text:p>0.0089780299</text:p>
          </table:table-cell>
          <table:table-cell table:formula="of:=[.D133]" office:value-type="float" office:value="5" calcext:value-type="float">
            <text:p>5</text:p>
          </table:table-cell>
          <table:table-cell table:formula="of:=[.E13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4]-([.$G$1]-[.$H$1])/399" office:value-type="float" office:value="3.33366666666663" calcext:value-type="float">
            <text:p>3.3336666667</text:p>
          </table:table-cell>
          <table:table-cell table:formula="of:=[.$H$1]+([.$G$1]-[.$H$1])/POWER([.$I$1];([.A135]-1))" office:value-type="float" office:value="0.00859812371250685" calcext:value-type="float">
            <text:p>0.0085981237</text:p>
          </table:table-cell>
          <table:table-cell table:formula="of:=[.D134]" office:value-type="float" office:value="5" calcext:value-type="float">
            <text:p>5</text:p>
          </table:table-cell>
          <table:table-cell table:formula="of:=[.E13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5]-([.$G$1]-[.$H$1])/399" office:value-type="float" office:value="3.3211378446115" calcext:value-type="float">
            <text:p>3.3211378446</text:p>
          </table:table-cell>
          <table:table-cell table:formula="of:=[.$H$1]+([.$G$1]-[.$H$1])/POWER([.$I$1];([.A136]-1))" office:value-type="float" office:value="0.00823630829762557" calcext:value-type="float">
            <text:p>0.0082363083</text:p>
          </table:table-cell>
          <table:table-cell table:formula="of:=[.D135]" office:value-type="float" office:value="5" calcext:value-type="float">
            <text:p>5</text:p>
          </table:table-cell>
          <table:table-cell table:formula="of:=[.E13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6]-([.$G$1]-[.$H$1])/399" office:value-type="float" office:value="3.30860902255636" calcext:value-type="float">
            <text:p>3.3086090226</text:p>
          </table:table-cell>
          <table:table-cell table:formula="of:=[.$H$1]+([.$G$1]-[.$H$1])/POWER([.$I$1];([.A137]-1))" office:value-type="float" office:value="0.00789172218821483" calcext:value-type="float">
            <text:p>0.0078917222</text:p>
          </table:table-cell>
          <table:table-cell table:formula="of:=[.D136]" office:value-type="float" office:value="5" calcext:value-type="float">
            <text:p>5</text:p>
          </table:table-cell>
          <table:table-cell table:formula="of:=[.E13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7]-([.$G$1]-[.$H$1])/399" office:value-type="float" office:value="3.29608020050122" calcext:value-type="float">
            <text:p>3.2960802005</text:p>
          </table:table-cell>
          <table:table-cell table:formula="of:=[.$H$1]+([.$G$1]-[.$H$1])/POWER([.$I$1];([.A138]-1))" office:value-type="float" office:value="0.00756354494115698" calcext:value-type="float">
            <text:p>0.0075635449</text:p>
          </table:table-cell>
          <table:table-cell table:formula="of:=[.D137]" office:value-type="float" office:value="5" calcext:value-type="float">
            <text:p>5</text:p>
          </table:table-cell>
          <table:table-cell table:formula="of:=[.E13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8]-([.$G$1]-[.$H$1])/399" office:value-type="float" office:value="3.28355137844608" calcext:value-type="float">
            <text:p>3.2835513784</text:p>
          </table:table-cell>
          <table:table-cell table:formula="of:=[.$H$1]+([.$G$1]-[.$H$1])/POWER([.$I$1];([.A139]-1))" office:value-type="float" office:value="0.00725099518205426" calcext:value-type="float">
            <text:p>0.0072509952</text:p>
          </table:table-cell>
          <table:table-cell table:formula="of:=[.D138]" office:value-type="float" office:value="5" calcext:value-type="float">
            <text:p>5</text:p>
          </table:table-cell>
          <table:table-cell table:formula="of:=[.E13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9]-([.$G$1]-[.$H$1])/399" office:value-type="float" office:value="3.27102255639094" calcext:value-type="float">
            <text:p>3.2710225564</text:p>
          </table:table-cell>
          <table:table-cell table:formula="of:=[.$H$1]+([.$G$1]-[.$H$1])/POWER([.$I$1];([.A140]-1))" office:value-type="float" office:value="0.00695332874481358" calcext:value-type="float">
            <text:p>0.0069533287</text:p>
          </table:table-cell>
          <table:table-cell table:formula="of:=[.D139]" office:value-type="float" office:value="5" calcext:value-type="float">
            <text:p>5</text:p>
          </table:table-cell>
          <table:table-cell table:formula="of:=[.E13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0]-([.$G$1]-[.$H$1])/399" office:value-type="float" office:value="3.25849373433581" calcext:value-type="float">
            <text:p>3.2584937343</text:p>
          </table:table-cell>
          <table:table-cell table:formula="of:=[.$H$1]+([.$G$1]-[.$H$1])/POWER([.$I$1];([.A141]-1))" office:value-type="float" office:value="0.00666983689982246" calcext:value-type="float">
            <text:p>0.0066698369</text:p>
          </table:table-cell>
          <table:table-cell table:formula="of:=[.D140]" office:value-type="float" office:value="5" calcext:value-type="float">
            <text:p>5</text:p>
          </table:table-cell>
          <table:table-cell table:formula="of:=[.E14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1]-([.$G$1]-[.$H$1])/399" office:value-type="float" office:value="3.24596491228067" calcext:value-type="float">
            <text:p>3.2459649123</text:p>
          </table:table-cell>
          <table:table-cell table:formula="of:=[.$H$1]+([.$G$1]-[.$H$1])/POWER([.$I$1];([.A142]-1))" office:value-type="float" office:value="0.00639984466649758" calcext:value-type="float">
            <text:p>0.0063998447</text:p>
          </table:table-cell>
          <table:table-cell table:formula="of:=[.D141]" office:value-type="float" office:value="5" calcext:value-type="float">
            <text:p>5</text:p>
          </table:table-cell>
          <table:table-cell table:formula="of:=[.E14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2]-([.$G$1]-[.$H$1])/399" office:value-type="float" office:value="3.23343609022553" calcext:value-type="float">
            <text:p>3.2334360902</text:p>
          </table:table-cell>
          <table:table-cell table:formula="of:=[.$H$1]+([.$G$1]-[.$H$1])/POWER([.$I$1];([.A143]-1))" office:value-type="float" office:value="0.00614270920618817" calcext:value-type="float">
            <text:p>0.0061427092</text:p>
          </table:table-cell>
          <table:table-cell table:formula="of:=[.D142]" office:value-type="float" office:value="5" calcext:value-type="float">
            <text:p>5</text:p>
          </table:table-cell>
          <table:table-cell table:formula="of:=[.E14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3]-([.$G$1]-[.$H$1])/399" office:value-type="float" office:value="3.22090726817039" calcext:value-type="float">
            <text:p>3.2209072682</text:p>
          </table:table-cell>
          <table:table-cell table:formula="of:=[.$H$1]+([.$G$1]-[.$H$1])/POWER([.$I$1];([.A144]-1))" office:value-type="float" office:value="0.00589781829160778" calcext:value-type="float">
            <text:p>0.0058978183</text:p>
          </table:table-cell>
          <table:table-cell table:formula="of:=[.D143]" office:value-type="float" office:value="5" calcext:value-type="float">
            <text:p>5</text:p>
          </table:table-cell>
          <table:table-cell table:formula="of:=[.E14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4]-([.$G$1]-[.$H$1])/399" office:value-type="float" office:value="3.20837844611525" calcext:value-type="float">
            <text:p>3.2083784461</text:p>
          </table:table-cell>
          <table:table-cell table:formula="of:=[.$H$1]+([.$G$1]-[.$H$1])/POWER([.$I$1];([.A145]-1))" office:value-type="float" office:value="0.00566458884915027" calcext:value-type="float">
            <text:p>0.0056645888</text:p>
          </table:table-cell>
          <table:table-cell table:formula="of:=[.D144]" office:value-type="float" office:value="5" calcext:value-type="float">
            <text:p>5</text:p>
          </table:table-cell>
          <table:table-cell table:formula="of:=[.E14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5]-([.$G$1]-[.$H$1])/399" office:value-type="float" office:value="3.19584962406012" calcext:value-type="float">
            <text:p>3.1958496241</text:p>
          </table:table-cell>
          <table:table-cell table:formula="of:=[.$H$1]+([.$G$1]-[.$H$1])/POWER([.$I$1];([.A146]-1))" office:value-type="float" office:value="0.0054424655706193" calcext:value-type="float">
            <text:p>0.0054424656</text:p>
          </table:table-cell>
          <table:table-cell table:formula="of:=[.D145]" office:value-type="float" office:value="5" calcext:value-type="float">
            <text:p>5</text:p>
          </table:table-cell>
          <table:table-cell table:formula="of:=[.E14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6]-([.$G$1]-[.$H$1])/399" office:value-type="float" office:value="3.18332080200498" calcext:value-type="float">
            <text:p>3.183320802</text:p>
          </table:table-cell>
          <table:table-cell table:formula="of:=[.$H$1]+([.$G$1]-[.$H$1])/POWER([.$I$1];([.A147]-1))" office:value-type="float" office:value="0.005230919591066" calcext:value-type="float">
            <text:p>0.0052309196</text:p>
          </table:table-cell>
          <table:table-cell table:formula="of:=[.D146]" office:value-type="float" office:value="5" calcext:value-type="float">
            <text:p>5</text:p>
          </table:table-cell>
          <table:table-cell table:formula="of:=[.E14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7]-([.$G$1]-[.$H$1])/399" office:value-type="float" office:value="3.17079197994984" calcext:value-type="float">
            <text:p>3.1707919799</text:p>
          </table:table-cell>
          <table:table-cell table:formula="of:=[.$H$1]+([.$G$1]-[.$H$1])/POWER([.$I$1];([.A148]-1))" office:value-type="float" office:value="0.00502944722958667" calcext:value-type="float">
            <text:p>0.0050294472</text:p>
          </table:table-cell>
          <table:table-cell table:formula="of:=[.D147]" office:value-type="float" office:value="5" calcext:value-type="float">
            <text:p>5</text:p>
          </table:table-cell>
          <table:table-cell table:formula="of:=[.E14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8]-([.$G$1]-[.$H$1])/399" office:value-type="float" office:value="3.1582631578947" calcext:value-type="float">
            <text:p>3.1582631579</text:p>
          </table:table-cell>
          <table:table-cell table:formula="of:=[.$H$1]+([.$G$1]-[.$H$1])/POWER([.$I$1];([.A149]-1))" office:value-type="float" office:value="0.00483756879008254" calcext:value-type="float">
            <text:p>0.0048375688</text:p>
          </table:table-cell>
          <table:table-cell table:formula="of:=[.D148]" office:value-type="float" office:value="5" calcext:value-type="float">
            <text:p>5</text:p>
          </table:table-cell>
          <table:table-cell table:formula="of:=[.E14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9]-([.$G$1]-[.$H$1])/399" office:value-type="float" office:value="3.14573433583957" calcext:value-type="float">
            <text:p>3.1457343358</text:p>
          </table:table-cell>
          <table:table-cell table:formula="of:=[.$H$1]+([.$G$1]-[.$H$1])/POWER([.$I$1];([.A150]-1))" office:value-type="float" office:value="0.00465482741912623" calcext:value-type="float">
            <text:p>0.0046548274</text:p>
          </table:table-cell>
          <table:table-cell table:formula="of:=[.D149]" office:value-type="float" office:value="5" calcext:value-type="float">
            <text:p>5</text:p>
          </table:table-cell>
          <table:table-cell table:formula="of:=[.E14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0]-([.$G$1]-[.$H$1])/399" office:value-type="float" office:value="3.13320551378443" calcext:value-type="float">
            <text:p>3.1332055138</text:p>
          </table:table-cell>
          <table:table-cell table:formula="of:=[.$H$1]+([.$G$1]-[.$H$1])/POWER([.$I$1];([.A151]-1))" office:value-type="float" office:value="0.00448078801821546" calcext:value-type="float">
            <text:p>0.004480788</text:p>
          </table:table-cell>
          <table:table-cell table:formula="of:=[.D150]" office:value-type="float" office:value="5" calcext:value-type="float">
            <text:p>5</text:p>
          </table:table-cell>
          <table:table-cell table:formula="of:=[.E15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1]-([.$G$1]-[.$H$1])/399" office:value-type="float" office:value="3.12067669172929" calcext:value-type="float">
            <text:p>3.1206766917</text:p>
          </table:table-cell>
          <table:table-cell table:formula="of:=[.$H$1]+([.$G$1]-[.$H$1])/POWER([.$I$1];([.A152]-1))" office:value-type="float" office:value="0.00431503620782425" calcext:value-type="float">
            <text:p>0.0043150362</text:p>
          </table:table-cell>
          <table:table-cell table:formula="of:=[.D151]" office:value-type="float" office:value="5" calcext:value-type="float">
            <text:p>5</text:p>
          </table:table-cell>
          <table:table-cell table:formula="of:=[.E15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2]-([.$G$1]-[.$H$1])/399" office:value-type="float" office:value="3.10814786967415" calcext:value-type="float">
            <text:p>3.1081478697</text:p>
          </table:table-cell>
          <table:table-cell table:formula="of:=[.$H$1]+([.$G$1]-[.$H$1])/POWER([.$I$1];([.A153]-1))" office:value-type="float" office:value="0.004157177340785" calcext:value-type="float">
            <text:p>0.0041571773</text:p>
          </table:table-cell>
          <table:table-cell table:formula="of:=[.D152]" office:value-type="float" office:value="5" calcext:value-type="float">
            <text:p>5</text:p>
          </table:table-cell>
          <table:table-cell table:formula="of:=[.E15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3]-([.$G$1]-[.$H$1])/399" office:value-type="float" office:value="3.09561904761901" calcext:value-type="float">
            <text:p>3.0956190476</text:p>
          </table:table-cell>
          <table:table-cell table:formula="of:=[.$H$1]+([.$G$1]-[.$H$1])/POWER([.$I$1];([.A154]-1))" office:value-type="float" office:value="0.00400683556265238" calcext:value-type="float">
            <text:p>0.0040068356</text:p>
          </table:table-cell>
          <table:table-cell table:formula="of:=[.D153]" office:value-type="float" office:value="5" calcext:value-type="float">
            <text:p>5</text:p>
          </table:table-cell>
          <table:table-cell table:formula="of:=[.E15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4]-([.$G$1]-[.$H$1])/399" office:value-type="float" office:value="3.08309022556388" calcext:value-type="float">
            <text:p>3.0830902256</text:p>
          </table:table-cell>
          <table:table-cell table:formula="of:=[.$H$1]+([.$G$1]-[.$H$1])/POWER([.$I$1];([.A155]-1))" office:value-type="float" office:value="0.00386365291681179" calcext:value-type="float">
            <text:p>0.0038636529</text:p>
          </table:table-cell>
          <table:table-cell table:formula="of:=[.D154]" office:value-type="float" office:value="5" calcext:value-type="float">
            <text:p>5</text:p>
          </table:table-cell>
          <table:table-cell table:formula="of:=[.E15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5]-([.$G$1]-[.$H$1])/399" office:value-type="float" office:value="3.07056140350874" calcext:value-type="float">
            <text:p>3.0705614035</text:p>
          </table:table-cell>
          <table:table-cell table:formula="of:=[.$H$1]+([.$G$1]-[.$H$1])/POWER([.$I$1];([.A156]-1))" office:value-type="float" office:value="0.0037272884922017" calcext:value-type="float">
            <text:p>0.0037272885</text:p>
          </table:table-cell>
          <table:table-cell table:formula="of:=[.D155]" office:value-type="float" office:value="5" calcext:value-type="float">
            <text:p>5</text:p>
          </table:table-cell>
          <table:table-cell table:formula="of:=[.E15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6]-([.$G$1]-[.$H$1])/399" office:value-type="float" office:value="3.0580325814536" calcext:value-type="float">
            <text:p>3.0580325815</text:p>
          </table:table-cell>
          <table:table-cell table:formula="of:=[.$H$1]+([.$G$1]-[.$H$1])/POWER([.$I$1];([.A157]-1))" office:value-type="float" office:value="0.00359741761162067" calcext:value-type="float">
            <text:p>0.0035974176</text:p>
          </table:table-cell>
          <table:table-cell table:formula="of:=[.D156]" office:value-type="float" office:value="5" calcext:value-type="float">
            <text:p>5</text:p>
          </table:table-cell>
          <table:table-cell table:formula="of:=[.E15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7]-([.$G$1]-[.$H$1])/399" office:value-type="float" office:value="3.04550375939846" calcext:value-type="float">
            <text:p>3.0455037594</text:p>
          </table:table-cell>
          <table:table-cell table:formula="of:=[.$H$1]+([.$G$1]-[.$H$1])/POWER([.$I$1];([.A158]-1))" office:value-type="float" office:value="0.00347373105868635" calcext:value-type="float">
            <text:p>0.0034737311</text:p>
          </table:table-cell>
          <table:table-cell table:formula="of:=[.D157]" office:value-type="float" office:value="5" calcext:value-type="float">
            <text:p>5</text:p>
          </table:table-cell>
          <table:table-cell table:formula="of:=[.E15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8]-([.$G$1]-[.$H$1])/399" office:value-type="float" office:value="3.03297493734332" calcext:value-type="float">
            <text:p>3.0329749373</text:p>
          </table:table-cell>
          <table:table-cell table:formula="of:=[.$H$1]+([.$G$1]-[.$H$1])/POWER([.$I$1];([.A159]-1))" office:value-type="float" office:value="0.00335593434160605" calcext:value-type="float">
            <text:p>0.0033559343</text:p>
          </table:table-cell>
          <table:table-cell table:formula="of:=[.D158]" office:value-type="float" office:value="5" calcext:value-type="float">
            <text:p>5</text:p>
          </table:table-cell>
          <table:table-cell table:formula="of:=[.E15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9]-([.$G$1]-[.$H$1])/399" office:value-type="float" office:value="3.02044611528819" calcext:value-type="float">
            <text:p>3.0204461153</text:p>
          </table:table-cell>
          <table:table-cell table:formula="of:=[.$H$1]+([.$G$1]-[.$H$1])/POWER([.$I$1];([.A160]-1))" office:value-type="float" office:value="0.00324374699200576" calcext:value-type="float">
            <text:p>0.003243747</text:p>
          </table:table-cell>
          <table:table-cell table:formula="of:=[.D159]" office:value-type="float" office:value="5" calcext:value-type="float">
            <text:p>5</text:p>
          </table:table-cell>
          <table:table-cell table:formula="of:=[.E15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0]-([.$G$1]-[.$H$1])/399" office:value-type="float" office:value="3.00791729323305" calcext:value-type="float">
            <text:p>3.0079172932</text:p>
          </table:table-cell>
          <table:table-cell table:formula="of:=[.$H$1]+([.$G$1]-[.$H$1])/POWER([.$I$1];([.A161]-1))" office:value-type="float" office:value="0.00313690189714834" calcext:value-type="float">
            <text:p>0.0031369019</text:p>
          </table:table-cell>
          <table:table-cell table:formula="of:=[.D160]" office:value-type="float" office:value="5" calcext:value-type="float">
            <text:p>5</text:p>
          </table:table-cell>
          <table:table-cell table:formula="of:=[.E16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1]-([.$G$1]-[.$H$1])/399" office:value-type="float" office:value="2.99538847117791" calcext:value-type="float">
            <text:p>2.9953884712</text:p>
          </table:table-cell>
          <table:table-cell table:formula="of:=[.$H$1]+([.$G$1]-[.$H$1])/POWER([.$I$1];([.A162]-1))" office:value-type="float" office:value="0.0030351446639508" calcext:value-type="float">
            <text:p>0.0030351447</text:p>
          </table:table-cell>
          <table:table-cell table:formula="of:=[.D161]" office:value-type="float" office:value="5" calcext:value-type="float">
            <text:p>5</text:p>
          </table:table-cell>
          <table:table-cell table:formula="of:=[.E16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2]-([.$G$1]-[.$H$1])/399" office:value-type="float" office:value="2.98285964912277" calcext:value-type="float">
            <text:p>2.9828596491</text:p>
          </table:table-cell>
          <table:table-cell table:formula="of:=[.$H$1]+([.$G$1]-[.$H$1])/POWER([.$I$1];([.A163]-1))" office:value-type="float" office:value="0.00293823301328648" calcext:value-type="float">
            <text:p>0.002938233</text:p>
          </table:table-cell>
          <table:table-cell table:formula="of:=[.D162]" office:value-type="float" office:value="5" calcext:value-type="float">
            <text:p>5</text:p>
          </table:table-cell>
          <table:table-cell table:formula="of:=[.E16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3]-([.$G$1]-[.$H$1])/399" office:value-type="float" office:value="2.97033082706764" calcext:value-type="float">
            <text:p>2.9703308271</text:p>
          </table:table-cell>
          <table:table-cell table:formula="of:=[.$H$1]+([.$G$1]-[.$H$1])/POWER([.$I$1];([.A164]-1))" office:value-type="float" office:value="0.00284593620312998" calcext:value-type="float">
            <text:p>0.0028459362</text:p>
          </table:table-cell>
          <table:table-cell table:formula="of:=[.D163]" office:value-type="float" office:value="5" calcext:value-type="float">
            <text:p>5</text:p>
          </table:table-cell>
          <table:table-cell table:formula="of:=[.E16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4]-([.$G$1]-[.$H$1])/399" office:value-type="float" office:value="2.9578020050125" calcext:value-type="float">
            <text:p>2.957802005</text:p>
          </table:table-cell>
          <table:table-cell table:formula="of:=[.$H$1]+([.$G$1]-[.$H$1])/POWER([.$I$1];([.A165]-1))" office:value-type="float" office:value="0.00275803447917141" calcext:value-type="float">
            <text:p>0.0027580345</text:p>
          </table:table-cell>
          <table:table-cell table:formula="of:=[.D164]" office:value-type="float" office:value="5" calcext:value-type="float">
            <text:p>5</text:p>
          </table:table-cell>
          <table:table-cell table:formula="of:=[.E16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5]-([.$G$1]-[.$H$1])/399" office:value-type="float" office:value="2.94527318295736" calcext:value-type="float">
            <text:p>2.945273183</text:p>
          </table:table-cell>
          <table:table-cell table:formula="of:=[.$H$1]+([.$G$1]-[.$H$1])/POWER([.$I$1];([.A166]-1))" office:value-type="float" office:value="0.00267431855159182" calcext:value-type="float">
            <text:p>0.0026743186</text:p>
          </table:table-cell>
          <table:table-cell table:formula="of:=[.D165]" office:value-type="float" office:value="5" calcext:value-type="float">
            <text:p>5</text:p>
          </table:table-cell>
          <table:table-cell table:formula="of:=[.E16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6]-([.$G$1]-[.$H$1])/399" office:value-type="float" office:value="2.93274436090222" calcext:value-type="float">
            <text:p>2.9327443609</text:p>
          </table:table-cell>
          <table:table-cell table:formula="of:=[.$H$1]+([.$G$1]-[.$H$1])/POWER([.$I$1];([.A167]-1))" office:value-type="float" office:value="0.00259458909675411" calcext:value-type="float">
            <text:p>0.0025945891</text:p>
          </table:table-cell>
          <table:table-cell table:formula="of:=[.D166]" office:value-type="float" office:value="5" calcext:value-type="float">
            <text:p>5</text:p>
          </table:table-cell>
          <table:table-cell table:formula="of:=[.E16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7]-([.$G$1]-[.$H$1])/399" office:value-type="float" office:value="2.92021553884708" calcext:value-type="float">
            <text:p>2.9202155388</text:p>
          </table:table-cell>
          <table:table-cell table:formula="of:=[.$H$1]+([.$G$1]-[.$H$1])/POWER([.$I$1];([.A168]-1))" office:value-type="float" office:value="0.00251865628262296" calcext:value-type="float">
            <text:p>0.0025186563</text:p>
          </table:table-cell>
          <table:table-cell table:formula="of:=[.D167]" office:value-type="float" office:value="5" calcext:value-type="float">
            <text:p>5</text:p>
          </table:table-cell>
          <table:table-cell table:formula="of:=[.E16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8]-([.$G$1]-[.$H$1])/399" office:value-type="float" office:value="2.90768671679195" calcext:value-type="float">
            <text:p>2.9076867168</text:p>
          </table:table-cell>
          <table:table-cell table:formula="of:=[.$H$1]+([.$G$1]-[.$H$1])/POWER([.$I$1];([.A169]-1))" office:value-type="float" office:value="0.00244633931678377" calcext:value-type="float">
            <text:p>0.0024463393</text:p>
          </table:table-cell>
          <table:table-cell table:formula="of:=[.D168]" office:value-type="float" office:value="5" calcext:value-type="float">
            <text:p>5</text:p>
          </table:table-cell>
          <table:table-cell table:formula="of:=[.E16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9]-([.$G$1]-[.$H$1])/399" office:value-type="float" office:value="2.89515789473681" calcext:value-type="float">
            <text:p>2.8951578947</text:p>
          </table:table-cell>
          <table:table-cell table:formula="of:=[.$H$1]+([.$G$1]-[.$H$1])/POWER([.$I$1];([.A170]-1))" office:value-type="float" office:value="0.00237746601598455" calcext:value-type="float">
            <text:p>0.002377466</text:p>
          </table:table-cell>
          <table:table-cell table:formula="of:=[.D169]" office:value-type="float" office:value="5" calcext:value-type="float">
            <text:p>5</text:p>
          </table:table-cell>
          <table:table-cell table:formula="of:=[.E16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0]-([.$G$1]-[.$H$1])/399" office:value-type="float" office:value="2.88262907268167" calcext:value-type="float">
            <text:p>2.8826290727</text:p>
          </table:table-cell>
          <table:table-cell table:formula="of:=[.$H$1]+([.$G$1]-[.$H$1])/POWER([.$I$1];([.A171]-1))" office:value-type="float" office:value="0.00231187239617576" calcext:value-type="float">
            <text:p>0.0023118724</text:p>
          </table:table-cell>
          <table:table-cell table:formula="of:=[.D170]" office:value-type="float" office:value="5" calcext:value-type="float">
            <text:p>5</text:p>
          </table:table-cell>
          <table:table-cell table:formula="of:=[.E17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1]-([.$G$1]-[.$H$1])/399" office:value-type="float" office:value="2.87010025062653" calcext:value-type="float">
            <text:p>2.8701002506</text:p>
          </table:table-cell>
          <table:table-cell table:formula="of:=[.$H$1]+([.$G$1]-[.$H$1])/POWER([.$I$1];([.A172]-1))" office:value-type="float" office:value="0.00224940228207215" calcext:value-type="float">
            <text:p>0.0022494023</text:p>
          </table:table-cell>
          <table:table-cell table:formula="of:=[.D171]" office:value-type="float" office:value="5" calcext:value-type="float">
            <text:p>5</text:p>
          </table:table-cell>
          <table:table-cell table:formula="of:=[.E17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2]-([.$G$1]-[.$H$1])/399" office:value-type="float" office:value="2.8575714285714" calcext:value-type="float">
            <text:p>2.8575714286</text:p>
          </table:table-cell>
          <table:table-cell table:formula="of:=[.$H$1]+([.$G$1]-[.$H$1])/POWER([.$I$1];([.A173]-1))" office:value-type="float" office:value="0.00218990693530681" calcext:value-type="float">
            <text:p>0.0021899069</text:p>
          </table:table-cell>
          <table:table-cell table:formula="of:=[.D172]" office:value-type="float" office:value="5" calcext:value-type="float">
            <text:p>5</text:p>
          </table:table-cell>
          <table:table-cell table:formula="of:=[.E17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3]-([.$G$1]-[.$H$1])/399" office:value-type="float" office:value="2.84504260651626" calcext:value-type="float">
            <text:p>2.8450426065</text:p>
          </table:table-cell>
          <table:table-cell table:formula="of:=[.$H$1]+([.$G$1]-[.$H$1])/POWER([.$I$1];([.A174]-1))" office:value-type="float" office:value="0.0021332447002922" calcext:value-type="float">
            <text:p>0.0021332447</text:p>
          </table:table-cell>
          <table:table-cell table:formula="of:=[.D173]" office:value-type="float" office:value="5" calcext:value-type="float">
            <text:p>5</text:p>
          </table:table-cell>
          <table:table-cell table:formula="of:=[.E17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4]-([.$G$1]-[.$H$1])/399" office:value-type="float" office:value="2.83251378446112" calcext:value-type="float">
            <text:p>2.8325137845</text:p>
          </table:table-cell>
          <table:table-cell table:formula="of:=[.$H$1]+([.$G$1]-[.$H$1])/POWER([.$I$1];([.A175]-1))" office:value-type="float" office:value="0.00207928066694495" calcext:value-type="float">
            <text:p>0.0020792807</text:p>
          </table:table-cell>
          <table:table-cell table:formula="of:=[.D174]" office:value-type="float" office:value="5" calcext:value-type="float">
            <text:p>5</text:p>
          </table:table-cell>
          <table:table-cell table:formula="of:=[.E17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5]-([.$G$1]-[.$H$1])/399" office:value-type="float" office:value="2.81998496240598" calcext:value-type="float">
            <text:p>2.8199849624</text:p>
          </table:table-cell>
          <table:table-cell table:formula="of:=[.$H$1]+([.$G$1]-[.$H$1])/POWER([.$I$1];([.A176]-1))" office:value-type="float" office:value="0.00202788634947138" calcext:value-type="float">
            <text:p>0.0020278863</text:p>
          </table:table-cell>
          <table:table-cell table:formula="of:=[.D175]" office:value-type="float" office:value="5" calcext:value-type="float">
            <text:p>5</text:p>
          </table:table-cell>
          <table:table-cell table:formula="of:=[.E17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6]-([.$G$1]-[.$H$1])/399" office:value-type="float" office:value="2.80745614035084" calcext:value-type="float">
            <text:p>2.8074561404</text:p>
          </table:table-cell>
          <table:table-cell table:formula="of:=[.$H$1]+([.$G$1]-[.$H$1])/POWER([.$I$1];([.A177]-1))" office:value-type="float" office:value="0.00197893938044894" calcext:value-type="float">
            <text:p>0.0019789394</text:p>
          </table:table-cell>
          <table:table-cell table:formula="of:=[.D176]" office:value-type="float" office:value="5" calcext:value-type="float">
            <text:p>5</text:p>
          </table:table-cell>
          <table:table-cell table:formula="of:=[.E17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7]-([.$G$1]-[.$H$1])/399" office:value-type="float" office:value="2.79492731829571" calcext:value-type="float">
            <text:p>2.7949273183</text:p>
          </table:table-cell>
          <table:table-cell table:formula="of:=[.$H$1]+([.$G$1]-[.$H$1])/POWER([.$I$1];([.A178]-1))" office:value-type="float" office:value="0.00193232321947518" calcext:value-type="float">
            <text:p>0.0019323232</text:p>
          </table:table-cell>
          <table:table-cell table:formula="of:=[.D177]" office:value-type="float" office:value="5" calcext:value-type="float">
            <text:p>5</text:p>
          </table:table-cell>
          <table:table-cell table:formula="of:=[.E17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8]-([.$G$1]-[.$H$1])/399" office:value-type="float" office:value="2.78239849624057" calcext:value-type="float">
            <text:p>2.7823984962</text:p>
          </table:table-cell>
          <table:table-cell table:formula="of:=[.$H$1]+([.$G$1]-[.$H$1])/POWER([.$I$1];([.A179]-1))" office:value-type="float" office:value="0.00188792687569065" calcext:value-type="float">
            <text:p>0.0018879269</text:p>
          </table:table-cell>
          <table:table-cell table:formula="of:=[.D178]" office:value-type="float" office:value="5" calcext:value-type="float">
            <text:p>5</text:p>
          </table:table-cell>
          <table:table-cell table:formula="of:=[.E17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9]-([.$G$1]-[.$H$1])/399" office:value-type="float" office:value="2.76986967418543" calcext:value-type="float">
            <text:p>2.7698696742</text:p>
          </table:table-cell>
          <table:table-cell table:formula="of:=[.$H$1]+([.$G$1]-[.$H$1])/POWER([.$I$1];([.A180]-1))" office:value-type="float" office:value="0.0018456446435149" calcext:value-type="float">
            <text:p>0.0018456446</text:p>
          </table:table-cell>
          <table:table-cell table:formula="of:=[.D179]" office:value-type="float" office:value="5" calcext:value-type="float">
            <text:p>5</text:p>
          </table:table-cell>
          <table:table-cell table:formula="of:=[.E17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0]-([.$G$1]-[.$H$1])/399" office:value-type="float" office:value="2.75734085213029" calcext:value-type="float">
            <text:p>2.7573408521</text:p>
          </table:table-cell>
          <table:table-cell table:formula="of:=[.$H$1]+([.$G$1]-[.$H$1])/POWER([.$I$1];([.A181]-1))" office:value-type="float" office:value="0.00180537585096657" calcext:value-type="float">
            <text:p>0.0018053759</text:p>
          </table:table-cell>
          <table:table-cell table:formula="of:=[.D180]" office:value-type="float" office:value="5" calcext:value-type="float">
            <text:p>5</text:p>
          </table:table-cell>
          <table:table-cell table:formula="of:=[.E18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1]-([.$G$1]-[.$H$1])/399" office:value-type="float" office:value="2.74481203007515" calcext:value-type="float">
            <text:p>2.7448120301</text:p>
          </table:table-cell>
          <table:table-cell table:formula="of:=[.$H$1]+([.$G$1]-[.$H$1])/POWER([.$I$1];([.A182]-1))" office:value-type="float" office:value="0.00176702461996816" calcext:value-type="float">
            <text:p>0.0017670246</text:p>
          </table:table-cell>
          <table:table-cell table:formula="of:=[.D181]" office:value-type="float" office:value="5" calcext:value-type="float">
            <text:p>5</text:p>
          </table:table-cell>
          <table:table-cell table:formula="of:=[.E18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2]-([.$G$1]-[.$H$1])/399" office:value-type="float" office:value="2.73228320802002" calcext:value-type="float">
            <text:p>2.732283208</text:p>
          </table:table-cell>
          <table:table-cell table:formula="of:=[.$H$1]+([.$G$1]-[.$H$1])/POWER([.$I$1];([.A183]-1))" office:value-type="float" office:value="0.00173049963806492" calcext:value-type="float">
            <text:p>0.0017304996</text:p>
          </table:table-cell>
          <table:table-cell table:formula="of:=[.D182]" office:value-type="float" office:value="5" calcext:value-type="float">
            <text:p>5</text:p>
          </table:table-cell>
          <table:table-cell table:formula="of:=[.E18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3]-([.$G$1]-[.$H$1])/399" office:value-type="float" office:value="2.71975438596488" calcext:value-type="float">
            <text:p>2.719754386</text:p>
          </table:table-cell>
          <table:table-cell table:formula="of:=[.$H$1]+([.$G$1]-[.$H$1])/POWER([.$I$1];([.A184]-1))" office:value-type="float" office:value="0.00169571394101421" calcext:value-type="float">
            <text:p>0.0016957139</text:p>
          </table:table-cell>
          <table:table-cell table:formula="of:=[.D183]" office:value-type="float" office:value="5" calcext:value-type="float">
            <text:p>5</text:p>
          </table:table-cell>
          <table:table-cell table:formula="of:=[.E18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4]-([.$G$1]-[.$H$1])/399" office:value-type="float" office:value="2.70722556390974" calcext:value-type="float">
            <text:p>2.7072255639</text:p>
          </table:table-cell>
          <table:table-cell table:formula="of:=[.$H$1]+([.$G$1]-[.$H$1])/POWER([.$I$1];([.A185]-1))" office:value-type="float" office:value="0.00166258470572782" calcext:value-type="float">
            <text:p>0.0016625847</text:p>
          </table:table-cell>
          <table:table-cell table:formula="of:=[.D184]" office:value-type="float" office:value="5" calcext:value-type="float">
            <text:p>5</text:p>
          </table:table-cell>
          <table:table-cell table:formula="of:=[.E18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5]-([.$G$1]-[.$H$1])/399" office:value-type="float" office:value="2.6946967418546" calcext:value-type="float">
            <text:p>2.6946967419</text:p>
          </table:table-cell>
          <table:table-cell table:formula="of:=[.$H$1]+([.$G$1]-[.$H$1])/POWER([.$I$1];([.A186]-1))" office:value-type="float" office:value="0.00163103305307411" calcext:value-type="float">
            <text:p>0.0016310331</text:p>
          </table:table-cell>
          <table:table-cell table:formula="of:=[.D185]" office:value-type="float" office:value="5" calcext:value-type="float">
            <text:p>5</text:p>
          </table:table-cell>
          <table:table-cell table:formula="of:=[.E18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6]-([.$G$1]-[.$H$1])/399" office:value-type="float" office:value="2.68216791979947" calcext:value-type="float">
            <text:p>2.6821679198</text:p>
          </table:table-cell>
          <table:table-cell table:formula="of:=[.$H$1]+([.$G$1]-[.$H$1])/POWER([.$I$1];([.A187]-1))" office:value-type="float" office:value="0.00160098386007058" calcext:value-type="float">
            <text:p>0.0016009839</text:p>
          </table:table-cell>
          <table:table-cell table:formula="of:=[.D186]" office:value-type="float" office:value="5" calcext:value-type="float">
            <text:p>5</text:p>
          </table:table-cell>
          <table:table-cell table:formula="of:=[.E18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7]-([.$G$1]-[.$H$1])/399" office:value-type="float" office:value="2.66963909774433" calcext:value-type="float">
            <text:p>2.6696390977</text:p>
          </table:table-cell>
          <table:table-cell table:formula="of:=[.$H$1]+([.$G$1]-[.$H$1])/POWER([.$I$1];([.A188]-1))" office:value-type="float" office:value="0.0015723655810196" calcext:value-type="float">
            <text:p>0.0015723656</text:p>
          </table:table-cell>
          <table:table-cell table:formula="of:=[.D187]" office:value-type="float" office:value="5" calcext:value-type="float">
            <text:p>5</text:p>
          </table:table-cell>
          <table:table-cell table:formula="of:=[.E18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8]-([.$G$1]-[.$H$1])/399" office:value-type="float" office:value="2.65711027568919" calcext:value-type="float">
            <text:p>2.6571102757</text:p>
          </table:table-cell>
          <table:table-cell table:formula="of:=[.$H$1]+([.$G$1]-[.$H$1])/POWER([.$I$1];([.A189]-1))" office:value-type="float" office:value="0.00154511007716153" calcext:value-type="float">
            <text:p>0.0015451101</text:p>
          </table:table-cell>
          <table:table-cell table:formula="of:=[.D188]" office:value-type="float" office:value="5" calcext:value-type="float">
            <text:p>5</text:p>
          </table:table-cell>
          <table:table-cell table:formula="of:=[.E18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9]-([.$G$1]-[.$H$1])/399" office:value-type="float" office:value="2.64458145363405" calcext:value-type="float">
            <text:p>2.6445814536</text:p>
          </table:table-cell>
          <table:table-cell table:formula="of:=[.$H$1]+([.$G$1]-[.$H$1])/POWER([.$I$1];([.A190]-1))" office:value-type="float" office:value="0.00151915245443955" calcext:value-type="float">
            <text:p>0.0015191525</text:p>
          </table:table-cell>
          <table:table-cell table:formula="of:=[.D189]" office:value-type="float" office:value="5" calcext:value-type="float">
            <text:p>5</text:p>
          </table:table-cell>
          <table:table-cell table:formula="of:=[.E18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0]-([.$G$1]-[.$H$1])/399" office:value-type="float" office:value="2.63205263157891" calcext:value-type="float">
            <text:p>2.6320526316</text:p>
          </table:table-cell>
          <table:table-cell table:formula="of:=[.$H$1]+([.$G$1]-[.$H$1])/POWER([.$I$1];([.A191]-1))" office:value-type="float" office:value="0.00149443090899005" calcext:value-type="float">
            <text:p>0.0014944309</text:p>
          </table:table-cell>
          <table:table-cell table:formula="of:=[.D190]" office:value-type="float" office:value="5" calcext:value-type="float">
            <text:p>5</text:p>
          </table:table-cell>
          <table:table-cell table:formula="of:=[.E19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1]-([.$G$1]-[.$H$1])/399" office:value-type="float" office:value="2.61952380952378" calcext:value-type="float">
            <text:p>2.6195238095</text:p>
          </table:table-cell>
          <table:table-cell table:formula="of:=[.$H$1]+([.$G$1]-[.$H$1])/POWER([.$I$1];([.A192]-1))" office:value-type="float" office:value="0.00147088657999052" calcext:value-type="float">
            <text:p>0.0014708866</text:p>
          </table:table-cell>
          <table:table-cell table:formula="of:=[.D191]" office:value-type="float" office:value="5" calcext:value-type="float">
            <text:p>5</text:p>
          </table:table-cell>
          <table:table-cell table:formula="of:=[.E19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2]-([.$G$1]-[.$H$1])/399" office:value-type="float" office:value="2.60699498746864" calcext:value-type="float">
            <text:p>2.6069949875</text:p>
          </table:table-cell>
          <table:table-cell table:formula="of:=[.$H$1]+([.$G$1]-[.$H$1])/POWER([.$I$1];([.A193]-1))" office:value-type="float" office:value="0.00144846340951478" calcext:value-type="float">
            <text:p>0.0014484634</text:p>
          </table:table-cell>
          <table:table-cell table:formula="of:=[.D192]" office:value-type="float" office:value="5" calcext:value-type="float">
            <text:p>5</text:p>
          </table:table-cell>
          <table:table-cell table:formula="of:=[.E19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3]-([.$G$1]-[.$H$1])/399" office:value-type="float" office:value="2.5944661654135" calcext:value-type="float">
            <text:p>2.5944661654</text:p>
          </table:table-cell>
          <table:table-cell table:formula="of:=[.$H$1]+([.$G$1]-[.$H$1])/POWER([.$I$1];([.A194]-1))" office:value-type="float" office:value="0.0014271080090617" calcext:value-type="float">
            <text:p>0.001427108</text:p>
          </table:table-cell>
          <table:table-cell table:formula="of:=[.D193]" office:value-type="float" office:value="5" calcext:value-type="float">
            <text:p>5</text:p>
          </table:table-cell>
          <table:table-cell table:formula="of:=[.E19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4]-([.$G$1]-[.$H$1])/399" office:value-type="float" office:value="2.58193734335836" calcext:value-type="float">
            <text:p>2.5819373434</text:p>
          </table:table-cell>
          <table:table-cell table:formula="of:=[.$H$1]+([.$G$1]-[.$H$1])/POWER([.$I$1];([.A195]-1))" office:value-type="float" office:value="0.00140676953243971" calcext:value-type="float">
            <text:p>0.0014067695</text:p>
          </table:table-cell>
          <table:table-cell table:formula="of:=[.D194]" office:value-type="float" office:value="5" calcext:value-type="float">
            <text:p>5</text:p>
          </table:table-cell>
          <table:table-cell table:formula="of:=[.E19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5]-([.$G$1]-[.$H$1])/399" office:value-type="float" office:value="2.56940852130323" calcext:value-type="float">
            <text:p>2.5694085213</text:p>
          </table:table-cell>
          <table:table-cell table:formula="of:=[.$H$1]+([.$G$1]-[.$H$1])/POWER([.$I$1];([.A196]-1))" office:value-type="float" office:value="0.00138739955470449" calcext:value-type="float">
            <text:p>0.0013873996</text:p>
          </table:table-cell>
          <table:table-cell table:formula="of:=[.D195]" office:value-type="float" office:value="5" calcext:value-type="float">
            <text:p>5</text:p>
          </table:table-cell>
          <table:table-cell table:formula="of:=[.E19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6]-([.$G$1]-[.$H$1])/399" office:value-type="float" office:value="2.55687969924809" calcext:value-type="float">
            <text:p>2.5568796992</text:p>
          </table:table-cell>
          <table:table-cell table:formula="of:=[.$H$1]+([.$G$1]-[.$H$1])/POWER([.$I$1];([.A197]-1))" office:value-type="float" office:value="0.00136895195686142" calcext:value-type="float">
            <text:p>0.001368952</text:p>
          </table:table-cell>
          <table:table-cell table:formula="of:=[.D196]" office:value-type="float" office:value="5" calcext:value-type="float">
            <text:p>5</text:p>
          </table:table-cell>
          <table:table-cell table:formula="of:=[.E19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7]-([.$G$1]-[.$H$1])/399" office:value-type="float" office:value="2.54435087719295" calcext:value-type="float">
            <text:p>2.5443508772</text:p>
          </table:table-cell>
          <table:table-cell table:formula="of:=[.$H$1]+([.$G$1]-[.$H$1])/POWER([.$I$1];([.A198]-1))" office:value-type="float" office:value="0.00135138281605849" calcext:value-type="float">
            <text:p>0.0013513828</text:p>
          </table:table-cell>
          <table:table-cell table:formula="of:=[.D197]" office:value-type="float" office:value="5" calcext:value-type="float">
            <text:p>5</text:p>
          </table:table-cell>
          <table:table-cell table:formula="of:=[.E19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8]-([.$G$1]-[.$H$1])/399" office:value-type="float" office:value="2.53182205513781" calcext:value-type="float">
            <text:p>2.5318220551</text:p>
          </table:table-cell>
          <table:table-cell table:formula="of:=[.$H$1]+([.$G$1]-[.$H$1])/POWER([.$I$1];([.A199]-1))" office:value-type="float" office:value="0.00133465030100809" calcext:value-type="float">
            <text:p>0.0013346503</text:p>
          </table:table-cell>
          <table:table-cell table:formula="of:=[.D198]" office:value-type="float" office:value="5" calcext:value-type="float">
            <text:p>5</text:p>
          </table:table-cell>
          <table:table-cell table:formula="of:=[.E19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9]-([.$G$1]-[.$H$1])/399" office:value-type="float" office:value="2.51929323308267" calcext:value-type="float">
            <text:p>2.5192932331</text:p>
          </table:table-cell>
          <table:table-cell table:formula="of:=[.$H$1]+([.$G$1]-[.$H$1])/POWER([.$I$1];([.A200]-1))" office:value-type="float" office:value="0.00131871457238865" calcext:value-type="float">
            <text:p>0.0013187146</text:p>
          </table:table-cell>
          <table:table-cell table:formula="of:=[.D199]" office:value-type="float" office:value="5" calcext:value-type="float">
            <text:p>5</text:p>
          </table:table-cell>
          <table:table-cell table:formula="of:=[.E19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0]-([.$G$1]-[.$H$1])/399" office:value-type="float" office:value="2.50676441102754" calcext:value-type="float">
            <text:p>2.506764411</text:p>
          </table:table-cell>
          <table:table-cell table:formula="of:=[.$H$1]+([.$G$1]-[.$H$1])/POWER([.$I$1];([.A201]-1))" office:value-type="float" office:value="0.00130353768798919" calcext:value-type="float">
            <text:p>0.0013035377</text:p>
          </table:table-cell>
          <table:table-cell table:formula="of:=[.D200]" office:value-type="float" office:value="5" calcext:value-type="float">
            <text:p>5</text:p>
          </table:table-cell>
          <table:table-cell table:formula="of:=[.E20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1]-([.$G$1]-[.$H$1])/399" office:value-type="float" office:value="2.4942355889724" calcext:value-type="float">
            <text:p>2.494235589</text:p>
          </table:table-cell>
          <table:table-cell table:formula="of:=[.$H$1]+([.$G$1]-[.$H$1])/POWER([.$I$1];([.A202]-1))" office:value-type="float" office:value="0.00128908351237066" calcext:value-type="float">
            <text:p>0.0012890835</text:p>
          </table:table-cell>
          <table:table-cell table:formula="of:=[.D201]" office:value-type="float" office:value="5" calcext:value-type="float">
            <text:p>5</text:p>
          </table:table-cell>
          <table:table-cell table:formula="of:=[.E20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2]-([.$G$1]-[.$H$1])/399" office:value-type="float" office:value="2.48170676691726" calcext:value-type="float">
            <text:p>2.4817067669</text:p>
          </table:table-cell>
          <table:table-cell table:formula="of:=[.$H$1]+([.$G$1]-[.$H$1])/POWER([.$I$1];([.A203]-1))" office:value-type="float" office:value="0.0012753176308292" calcext:value-type="float">
            <text:p>0.0012753176</text:p>
          </table:table-cell>
          <table:table-cell table:formula="of:=[.D202]" office:value-type="float" office:value="5" calcext:value-type="float">
            <text:p>5</text:p>
          </table:table-cell>
          <table:table-cell table:formula="of:=[.E20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3]-([.$G$1]-[.$H$1])/399" office:value-type="float" office:value="2.46917794486212" calcext:value-type="float">
            <text:p>2.4691779449</text:p>
          </table:table-cell>
          <table:table-cell table:formula="of:=[.$H$1]+([.$G$1]-[.$H$1])/POWER([.$I$1];([.A204]-1))" office:value-type="float" office:value="0.00126220726745638" calcext:value-type="float">
            <text:p>0.0012622073</text:p>
          </table:table-cell>
          <table:table-cell table:formula="of:=[.D203]" office:value-type="float" office:value="5" calcext:value-type="float">
            <text:p>5</text:p>
          </table:table-cell>
          <table:table-cell table:formula="of:=[.E20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4]-([.$G$1]-[.$H$1])/399" office:value-type="float" office:value="2.45664912280698" calcext:value-type="float">
            <text:p>2.4566491228</text:p>
          </table:table-cell>
          <table:table-cell table:formula="of:=[.$H$1]+([.$G$1]-[.$H$1])/POWER([.$I$1];([.A205]-1))" office:value-type="float" office:value="0.00124972120710132" calcext:value-type="float">
            <text:p>0.0012497212</text:p>
          </table:table-cell>
          <table:table-cell table:formula="of:=[.D204]" office:value-type="float" office:value="5" calcext:value-type="float">
            <text:p>5</text:p>
          </table:table-cell>
          <table:table-cell table:formula="of:=[.E20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5]-([.$G$1]-[.$H$1])/399" office:value-type="float" office:value="2.44412030075185" calcext:value-type="float">
            <text:p>2.4441203008</text:p>
          </table:table-cell>
          <table:table-cell table:formula="of:=[.$H$1]+([.$G$1]-[.$H$1])/POWER([.$I$1];([.A206]-1))" office:value-type="float" office:value="0.00123782972104887" calcext:value-type="float">
            <text:p>0.0012378297</text:p>
          </table:table-cell>
          <table:table-cell table:formula="of:=[.D205]" office:value-type="float" office:value="5" calcext:value-type="float">
            <text:p>5</text:p>
          </table:table-cell>
          <table:table-cell table:formula="of:=[.E20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6]-([.$G$1]-[.$H$1])/399" office:value-type="float" office:value="2.43159147869671" calcext:value-type="float">
            <text:p>2.4315914787</text:p>
          </table:table-cell>
          <table:table-cell table:formula="of:=[.$H$1]+([.$G$1]-[.$H$1])/POWER([.$I$1];([.A207]-1))" office:value-type="float" office:value="0.00122650449623702" calcext:value-type="float">
            <text:p>0.0012265045</text:p>
          </table:table-cell>
          <table:table-cell table:formula="of:=[.D206]" office:value-type="float" office:value="5" calcext:value-type="float">
            <text:p>5</text:p>
          </table:table-cell>
          <table:table-cell table:formula="of:=[.E20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7]-([.$G$1]-[.$H$1])/399" office:value-type="float" office:value="2.41906265664157" calcext:value-type="float">
            <text:p>2.4190626566</text:p>
          </table:table-cell>
          <table:table-cell table:formula="of:=[.$H$1]+([.$G$1]-[.$H$1])/POWER([.$I$1];([.A208]-1))" office:value-type="float" office:value="0.00121571856784478" calcext:value-type="float">
            <text:p>0.0012157186</text:p>
          </table:table-cell>
          <table:table-cell table:formula="of:=[.D207]" office:value-type="float" office:value="5" calcext:value-type="float">
            <text:p>5</text:p>
          </table:table-cell>
          <table:table-cell table:formula="of:=[.E20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8]-([.$G$1]-[.$H$1])/399" office:value-type="float" office:value="2.40653383458643" calcext:value-type="float">
            <text:p>2.4065338346</text:p>
          </table:table-cell>
          <table:table-cell table:formula="of:=[.$H$1]+([.$G$1]-[.$H$1])/POWER([.$I$1];([.A209]-1))" office:value-type="float" office:value="0.00120544625509027" calcext:value-type="float">
            <text:p>0.0012054463</text:p>
          </table:table-cell>
          <table:table-cell table:formula="of:=[.D208]" office:value-type="float" office:value="5" calcext:value-type="float">
            <text:p>5</text:p>
          </table:table-cell>
          <table:table-cell table:formula="of:=[.E20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9]-([.$G$1]-[.$H$1])/399" office:value-type="float" office:value="2.3940050125313" calcext:value-type="float">
            <text:p>2.3940050125</text:p>
          </table:table-cell>
          <table:table-cell table:formula="of:=[.$H$1]+([.$G$1]-[.$H$1])/POWER([.$I$1];([.A210]-1))" office:value-type="float" office:value="0.00119566310008597" calcext:value-type="float">
            <text:p>0.0011956631</text:p>
          </table:table-cell>
          <table:table-cell table:formula="of:=[.D209]" office:value-type="float" office:value="5" calcext:value-type="float">
            <text:p>5</text:p>
          </table:table-cell>
          <table:table-cell table:formula="of:=[.E20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0]-([.$G$1]-[.$H$1])/399" office:value-type="float" office:value="2.38147619047616" calcext:value-type="float">
            <text:p>2.3814761905</text:p>
          </table:table-cell>
          <table:table-cell table:formula="of:=[.$H$1]+([.$G$1]-[.$H$1])/POWER([.$I$1];([.A211]-1))" office:value-type="float" office:value="0.00118634580960569" calcext:value-type="float">
            <text:p>0.0011863458</text:p>
          </table:table-cell>
          <table:table-cell table:formula="of:=[.D210]" office:value-type="float" office:value="5" calcext:value-type="float">
            <text:p>5</text:p>
          </table:table-cell>
          <table:table-cell table:formula="of:=[.E21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1]-([.$G$1]-[.$H$1])/399" office:value-type="float" office:value="2.36894736842102" calcext:value-type="float">
            <text:p>2.3689473684</text:p>
          </table:table-cell>
          <table:table-cell table:formula="of:=[.$H$1]+([.$G$1]-[.$H$1])/POWER([.$I$1];([.A212]-1))" office:value-type="float" office:value="0.00117747219962446" calcext:value-type="float">
            <text:p>0.0011774722</text:p>
          </table:table-cell>
          <table:table-cell table:formula="of:=[.D211]" office:value-type="float" office:value="5" calcext:value-type="float">
            <text:p>5</text:p>
          </table:table-cell>
          <table:table-cell table:formula="of:=[.E21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2]-([.$G$1]-[.$H$1])/399" office:value-type="float" office:value="2.35641854636588" calcext:value-type="float">
            <text:p>2.3564185464</text:p>
          </table:table-cell>
          <table:table-cell table:formula="of:=[.$H$1]+([.$G$1]-[.$H$1])/POWER([.$I$1];([.A213]-1))" office:value-type="float" office:value="0.00116902114249949" calcext:value-type="float">
            <text:p>0.0011690211</text:p>
          </table:table-cell>
          <table:table-cell table:formula="of:=[.D212]" office:value-type="float" office:value="5" calcext:value-type="float">
            <text:p>5</text:p>
          </table:table-cell>
          <table:table-cell table:formula="of:=[.E21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3]-([.$G$1]-[.$H$1])/399" office:value-type="float" office:value="2.34388972431074" calcext:value-type="float">
            <text:p>2.3438897243</text:p>
          </table:table-cell>
          <table:table-cell table:formula="of:=[.$H$1]+([.$G$1]-[.$H$1])/POWER([.$I$1];([.A214]-1))" office:value-type="float" office:value="0.00116097251666618" calcext:value-type="float">
            <text:p>0.0011609725</text:p>
          </table:table-cell>
          <table:table-cell table:formula="of:=[.D213]" office:value-type="float" office:value="5" calcext:value-type="float">
            <text:p>5</text:p>
          </table:table-cell>
          <table:table-cell table:formula="of:=[.E21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4]-([.$G$1]-[.$H$1])/399" office:value-type="float" office:value="2.33136090225561" calcext:value-type="float">
            <text:p>2.3313609023</text:p>
          </table:table-cell>
          <table:table-cell table:formula="of:=[.$H$1]+([.$G$1]-[.$H$1])/POWER([.$I$1];([.A215]-1))" office:value-type="float" office:value="0.00115330715872969" calcext:value-type="float">
            <text:p>0.0011533072</text:p>
          </table:table-cell>
          <table:table-cell table:formula="of:=[.D214]" office:value-type="float" office:value="5" calcext:value-type="float">
            <text:p>5</text:p>
          </table:table-cell>
          <table:table-cell table:formula="of:=[.E21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5]-([.$G$1]-[.$H$1])/399" office:value-type="float" office:value="2.31883208020047" calcext:value-type="float">
            <text:p>2.3188320802</text:p>
          </table:table-cell>
          <table:table-cell table:formula="of:=[.$H$1]+([.$G$1]-[.$H$1])/POWER([.$I$1];([.A216]-1))" office:value-type="float" office:value="0.0011460068178378" calcext:value-type="float">
            <text:p>0.0011460068</text:p>
          </table:table-cell>
          <table:table-cell table:formula="of:=[.D215]" office:value-type="float" office:value="5" calcext:value-type="float">
            <text:p>5</text:p>
          </table:table-cell>
          <table:table-cell table:formula="of:=[.E21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6]-([.$G$1]-[.$H$1])/399" office:value-type="float" office:value="2.30630325814533" calcext:value-type="float">
            <text:p>2.3063032581</text:p>
          </table:table-cell>
          <table:table-cell table:formula="of:=[.$H$1]+([.$G$1]-[.$H$1])/POWER([.$I$1];([.A217]-1))" office:value-type="float" office:value="0.00113905411222648" calcext:value-type="float">
            <text:p>0.0011390541</text:p>
          </table:table-cell>
          <table:table-cell table:formula="of:=[.D216]" office:value-type="float" office:value="5" calcext:value-type="float">
            <text:p>5</text:p>
          </table:table-cell>
          <table:table-cell table:formula="of:=[.E21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7]-([.$G$1]-[.$H$1])/399" office:value-type="float" office:value="2.29377443609019" calcext:value-type="float">
            <text:p>2.2937744361</text:p>
          </table:table-cell>
          <table:table-cell table:formula="of:=[.$H$1]+([.$G$1]-[.$H$1])/POWER([.$I$1];([.A218]-1))" office:value-type="float" office:value="0.00113243248783474" calcext:value-type="float">
            <text:p>0.0011324325</text:p>
          </table:table-cell>
          <table:table-cell table:formula="of:=[.D217]" office:value-type="float" office:value="5" calcext:value-type="float">
            <text:p>5</text:p>
          </table:table-cell>
          <table:table-cell table:formula="of:=[.E21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8]-([.$G$1]-[.$H$1])/399" office:value-type="float" office:value="2.28124561403505" calcext:value-type="float">
            <text:p>2.281245614</text:p>
          </table:table-cell>
          <table:table-cell table:formula="of:=[.$H$1]+([.$G$1]-[.$H$1])/POWER([.$I$1];([.A219]-1))" office:value-type="float" office:value="0.00112612617889023" calcext:value-type="float">
            <text:p>0.0011261262</text:p>
          </table:table-cell>
          <table:table-cell table:formula="of:=[.D218]" office:value-type="float" office:value="5" calcext:value-type="float">
            <text:p>5</text:p>
          </table:table-cell>
          <table:table-cell table:formula="of:=[.E21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9]-([.$G$1]-[.$H$1])/399" office:value-type="float" office:value="2.26871679197992" calcext:value-type="float">
            <text:p>2.268716792</text:p>
          </table:table-cell>
          <table:table-cell table:formula="of:=[.$H$1]+([.$G$1]-[.$H$1])/POWER([.$I$1];([.A220]-1))" office:value-type="float" office:value="0.00112012017037165" calcext:value-type="float">
            <text:p>0.0011201202</text:p>
          </table:table-cell>
          <table:table-cell table:formula="of:=[.D219]" office:value-type="float" office:value="5" calcext:value-type="float">
            <text:p>5</text:p>
          </table:table-cell>
          <table:table-cell table:formula="of:=[.E21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0]-([.$G$1]-[.$H$1])/399" office:value-type="float" office:value="2.25618796992478" calcext:value-type="float">
            <text:p>2.2561879699</text:p>
          </table:table-cell>
          <table:table-cell table:formula="of:=[.$H$1]+([.$G$1]-[.$H$1])/POWER([.$I$1];([.A221]-1))" office:value-type="float" office:value="0.00111440016225871" calcext:value-type="float">
            <text:p>0.0011144002</text:p>
          </table:table-cell>
          <table:table-cell table:formula="of:=[.D220]" office:value-type="float" office:value="5" calcext:value-type="float">
            <text:p>5</text:p>
          </table:table-cell>
          <table:table-cell table:formula="of:=[.E22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1]-([.$G$1]-[.$H$1])/399" office:value-type="float" office:value="2.24365914786964" calcext:value-type="float">
            <text:p>2.2436591479</text:p>
          </table:table-cell>
          <table:table-cell table:formula="of:=[.$H$1]+([.$G$1]-[.$H$1])/POWER([.$I$1];([.A222]-1))" office:value-type="float" office:value="0.00110895253548449" calcext:value-type="float">
            <text:p>0.0011089525</text:p>
          </table:table-cell>
          <table:table-cell table:formula="of:=[.D221]" office:value-type="float" office:value="5" calcext:value-type="float">
            <text:p>5</text:p>
          </table:table-cell>
          <table:table-cell table:formula="of:=[.E22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2]-([.$G$1]-[.$H$1])/399" office:value-type="float" office:value="2.2311303258145" calcext:value-type="float">
            <text:p>2.2311303258</text:p>
          </table:table-cell>
          <table:table-cell table:formula="of:=[.$H$1]+([.$G$1]-[.$H$1])/POWER([.$I$1];([.A223]-1))" office:value-type="float" office:value="0.00110376431950904" calcext:value-type="float">
            <text:p>0.0011037643</text:p>
          </table:table-cell>
          <table:table-cell table:formula="of:=[.D222]" office:value-type="float" office:value="5" calcext:value-type="float">
            <text:p>5</text:p>
          </table:table-cell>
          <table:table-cell table:formula="of:=[.E22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3]-([.$G$1]-[.$H$1])/399" office:value-type="float" office:value="2.21860150375937" calcext:value-type="float">
            <text:p>2.2186015038</text:p>
          </table:table-cell>
          <table:table-cell table:formula="of:=[.$H$1]+([.$G$1]-[.$H$1])/POWER([.$I$1];([.A224]-1))" office:value-type="float" office:value="0.00109882316143718" calcext:value-type="float">
            <text:p>0.0010988232</text:p>
          </table:table-cell>
          <table:table-cell table:formula="of:=[.D223]" office:value-type="float" office:value="5" calcext:value-type="float">
            <text:p>5</text:p>
          </table:table-cell>
          <table:table-cell table:formula="of:=[.E22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4]-([.$G$1]-[.$H$1])/399" office:value-type="float" office:value="2.20607268170423" calcext:value-type="float">
            <text:p>2.2060726817</text:p>
          </table:table-cell>
          <table:table-cell table:formula="of:=[.$H$1]+([.$G$1]-[.$H$1])/POWER([.$I$1];([.A225]-1))" office:value-type="float" office:value="0.00109411729660684" calcext:value-type="float">
            <text:p>0.0010941173</text:p>
          </table:table-cell>
          <table:table-cell table:formula="of:=[.D224]" office:value-type="float" office:value="5" calcext:value-type="float">
            <text:p>5</text:p>
          </table:table-cell>
          <table:table-cell table:formula="of:=[.E22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5]-([.$G$1]-[.$H$1])/399" office:value-type="float" office:value="2.19354385964909" calcext:value-type="float">
            <text:p>2.1935438596</text:p>
          </table:table-cell>
          <table:table-cell table:formula="of:=[.$H$1]+([.$G$1]-[.$H$1])/POWER([.$I$1];([.A226]-1))" office:value-type="float" office:value="0.00108963552057794" calcext:value-type="float">
            <text:p>0.0010896355</text:p>
          </table:table-cell>
          <table:table-cell table:formula="of:=[.D225]" office:value-type="float" office:value="5" calcext:value-type="float">
            <text:p>5</text:p>
          </table:table-cell>
          <table:table-cell table:formula="of:=[.E22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6]-([.$G$1]-[.$H$1])/399" office:value-type="float" office:value="2.18101503759395" calcext:value-type="float">
            <text:p>2.1810150376</text:p>
          </table:table-cell>
          <table:table-cell table:formula="of:=[.$H$1]+([.$G$1]-[.$H$1])/POWER([.$I$1];([.A227]-1))" office:value-type="float" office:value="0.00108536716245518" calcext:value-type="float">
            <text:p>0.0010853672</text:p>
          </table:table-cell>
          <table:table-cell table:formula="of:=[.D226]" office:value-type="float" office:value="5" calcext:value-type="float">
            <text:p>5</text:p>
          </table:table-cell>
          <table:table-cell table:formula="of:=[.E22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7]-([.$G$1]-[.$H$1])/399" office:value-type="float" office:value="2.16848621553881" calcext:value-type="float">
            <text:p>2.1684862155</text:p>
          </table:table-cell>
          <table:table-cell table:formula="of:=[.$H$1]+([.$G$1]-[.$H$1])/POWER([.$I$1];([.A228]-1))" office:value-type="float" office:value="0.00108130205948112" calcext:value-type="float">
            <text:p>0.0010813021</text:p>
          </table:table-cell>
          <table:table-cell table:formula="of:=[.D227]" office:value-type="float" office:value="5" calcext:value-type="float">
            <text:p>5</text:p>
          </table:table-cell>
          <table:table-cell table:formula="of:=[.E22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8]-([.$G$1]-[.$H$1])/399" office:value-type="float" office:value="2.15595739348368" calcext:value-type="float">
            <text:p>2.1559573935</text:p>
          </table:table-cell>
          <table:table-cell table:formula="of:=[.$H$1]+([.$G$1]-[.$H$1])/POWER([.$I$1];([.A229]-1))" office:value-type="float" office:value="0.00107743053283917" calcext:value-type="float">
            <text:p>0.0010774305</text:p>
          </table:table-cell>
          <table:table-cell table:formula="of:=[.D228]" office:value-type="float" office:value="5" calcext:value-type="float">
            <text:p>5</text:p>
          </table:table-cell>
          <table:table-cell table:formula="of:=[.E22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9]-([.$G$1]-[.$H$1])/399" office:value-type="float" office:value="2.14342857142854" calcext:value-type="float">
            <text:p>2.1434285714</text:p>
          </table:table-cell>
          <table:table-cell table:formula="of:=[.$H$1]+([.$G$1]-[.$H$1])/POWER([.$I$1];([.A230]-1))" office:value-type="float" office:value="0.00107374336460873" calcext:value-type="float">
            <text:p>0.0010737434</text:p>
          </table:table-cell>
          <table:table-cell table:formula="of:=[.D229]" office:value-type="float" office:value="5" calcext:value-type="float">
            <text:p>5</text:p>
          </table:table-cell>
          <table:table-cell table:formula="of:=[.E22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0]-([.$G$1]-[.$H$1])/399" office:value-type="float" office:value="2.1308997493734" calcext:value-type="float">
            <text:p>2.1308997494</text:p>
          </table:table-cell>
          <table:table-cell table:formula="of:=[.$H$1]+([.$G$1]-[.$H$1])/POWER([.$I$1];([.A231]-1))" office:value-type="float" office:value="0.00107023177581784" calcext:value-type="float">
            <text:p>0.0010702318</text:p>
          </table:table-cell>
          <table:table-cell table:formula="of:=[.D230]" office:value-type="float" office:value="5" calcext:value-type="float">
            <text:p>5</text:p>
          </table:table-cell>
          <table:table-cell table:formula="of:=[.E23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1]-([.$G$1]-[.$H$1])/399" office:value-type="float" office:value="2.11837092731826" calcext:value-type="float">
            <text:p>2.1183709273</text:p>
          </table:table-cell>
          <table:table-cell table:formula="of:=[.$H$1]+([.$G$1]-[.$H$1])/POWER([.$I$1];([.A232]-1))" office:value-type="float" office:value="0.0010668874055408" calcext:value-type="float">
            <text:p>0.0010668874</text:p>
          </table:table-cell>
          <table:table-cell table:formula="of:=[.D231]" office:value-type="float" office:value="5" calcext:value-type="float">
            <text:p>5</text:p>
          </table:table-cell>
          <table:table-cell table:formula="of:=[.E23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2]-([.$G$1]-[.$H$1])/399" office:value-type="float" office:value="2.10584210526313" calcext:value-type="float">
            <text:p>2.1058421053</text:p>
          </table:table-cell>
          <table:table-cell table:formula="of:=[.$H$1]+([.$G$1]-[.$H$1])/POWER([.$I$1];([.A233]-1))" office:value-type="float" office:value="0.00106370229099124" calcext:value-type="float">
            <text:p>0.0010637023</text:p>
          </table:table-cell>
          <table:table-cell table:formula="of:=[.D232]" office:value-type="float" office:value="5" calcext:value-type="float">
            <text:p>5</text:p>
          </table:table-cell>
          <table:table-cell table:formula="of:=[.E23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3]-([.$G$1]-[.$H$1])/399" office:value-type="float" office:value="2.09331328320799" calcext:value-type="float">
            <text:p>2.0933132832</text:p>
          </table:table-cell>
          <table:table-cell table:formula="of:=[.$H$1]+([.$G$1]-[.$H$1])/POWER([.$I$1];([.A234]-1))" office:value-type="float" office:value="0.00106066884856308" calcext:value-type="float">
            <text:p>0.0010606688</text:p>
          </table:table-cell>
          <table:table-cell table:formula="of:=[.D233]" office:value-type="float" office:value="5" calcext:value-type="float">
            <text:p>5</text:p>
          </table:table-cell>
          <table:table-cell table:formula="of:=[.E23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4]-([.$G$1]-[.$H$1])/399" office:value-type="float" office:value="2.08078446115285" calcext:value-type="float">
            <text:p>2.0807844612</text:p>
          </table:table-cell>
          <table:table-cell table:formula="of:=[.$H$1]+([.$G$1]-[.$H$1])/POWER([.$I$1];([.A235]-1))" office:value-type="float" office:value="0.00105777985577436" calcext:value-type="float">
            <text:p>0.0010577799</text:p>
          </table:table-cell>
          <table:table-cell table:formula="of:=[.D234]" office:value-type="float" office:value="5" calcext:value-type="float">
            <text:p>5</text:p>
          </table:table-cell>
          <table:table-cell table:formula="of:=[.E23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5]-([.$G$1]-[.$H$1])/399" office:value-type="float" office:value="2.06825563909771" calcext:value-type="float">
            <text:p>2.0682556391</text:p>
          </table:table-cell>
          <table:table-cell table:formula="of:=[.$H$1]+([.$G$1]-[.$H$1])/POWER([.$I$1];([.A236]-1))" office:value-type="float" office:value="0.00105502843407082" calcext:value-type="float">
            <text:p>0.0010550284</text:p>
          </table:table-cell>
          <table:table-cell table:formula="of:=[.D235]" office:value-type="float" office:value="5" calcext:value-type="float">
            <text:p>5</text:p>
          </table:table-cell>
          <table:table-cell table:formula="of:=[.E23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6]-([.$G$1]-[.$H$1])/399" office:value-type="float" office:value="2.05572681704257" calcext:value-type="float">
            <text:p>2.055726817</text:p>
          </table:table-cell>
          <table:table-cell table:formula="of:=[.$H$1]+([.$G$1]-[.$H$1])/POWER([.$I$1];([.A237]-1))" office:value-type="float" office:value="0.0010524080324484" calcext:value-type="float">
            <text:p>0.001052408</text:p>
          </table:table-cell>
          <table:table-cell table:formula="of:=[.D236]" office:value-type="float" office:value="5" calcext:value-type="float">
            <text:p>5</text:p>
          </table:table-cell>
          <table:table-cell table:formula="of:=[.E23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7]-([.$G$1]-[.$H$1])/399" office:value-type="float" office:value="2.04319799498744" calcext:value-type="float">
            <text:p>2.043197995</text:p>
          </table:table-cell>
          <table:table-cell table:formula="of:=[.$H$1]+([.$G$1]-[.$H$1])/POWER([.$I$1];([.A238]-1))" office:value-type="float" office:value="0.00104991241185562" calcext:value-type="float">
            <text:p>0.0010499124</text:p>
          </table:table-cell>
          <table:table-cell table:formula="of:=[.D237]" office:value-type="float" office:value="5" calcext:value-type="float">
            <text:p>5</text:p>
          </table:table-cell>
          <table:table-cell table:formula="of:=[.E23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8]-([.$G$1]-[.$H$1])/399" office:value-type="float" office:value="2.0306691729323" calcext:value-type="float">
            <text:p>2.0306691729</text:p>
          </table:table-cell>
          <table:table-cell table:formula="of:=[.$H$1]+([.$G$1]-[.$H$1])/POWER([.$I$1];([.A239]-1))" office:value-type="float" office:value="0.00104753563033869" calcext:value-type="float">
            <text:p>0.0010475356</text:p>
          </table:table-cell>
          <table:table-cell table:formula="of:=[.D238]" office:value-type="float" office:value="5" calcext:value-type="float">
            <text:p>5</text:p>
          </table:table-cell>
          <table:table-cell table:formula="of:=[.E23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9]-([.$G$1]-[.$H$1])/399" office:value-type="float" office:value="2.01814035087716" calcext:value-type="float">
            <text:p>2.0181403509</text:p>
          </table:table-cell>
          <table:table-cell table:formula="of:=[.$H$1]+([.$G$1]-[.$H$1])/POWER([.$I$1];([.A240]-1))" office:value-type="float" office:value="0.00104527202889399" calcext:value-type="float">
            <text:p>0.001045272</text:p>
          </table:table-cell>
          <table:table-cell table:formula="of:=[.D239]" office:value-type="float" office:value="5" calcext:value-type="float">
            <text:p>5</text:p>
          </table:table-cell>
          <table:table-cell table:formula="of:=[.E23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0]-([.$G$1]-[.$H$1])/399" office:value-type="float" office:value="2.00561152882202" calcext:value-type="float">
            <text:p>2.0056115288</text:p>
          </table:table-cell>
          <table:table-cell table:formula="of:=[.$H$1]+([.$G$1]-[.$H$1])/POWER([.$I$1];([.A241]-1))" office:value-type="float" office:value="0.00104311621799427" calcext:value-type="float">
            <text:p>0.0010431162</text:p>
          </table:table-cell>
          <table:table-cell table:formula="of:=[.D240]" office:value-type="float" office:value="5" calcext:value-type="float">
            <text:p>5</text:p>
          </table:table-cell>
          <table:table-cell table:formula="of:=[.E24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1]-([.$G$1]-[.$H$1])/399" office:value-type="float" office:value="1.99308270676688" calcext:value-type="float">
            <text:p>1.9930827068</text:p>
          </table:table-cell>
          <table:table-cell table:formula="of:=[.$H$1]+([.$G$1]-[.$H$1])/POWER([.$I$1];([.A242]-1))" office:value-type="float" office:value="0.00104106306475645" calcext:value-type="float">
            <text:p>0.0010410631</text:p>
          </table:table-cell>
          <table:table-cell table:formula="of:=[.D241]" office:value-type="float" office:value="5" calcext:value-type="float">
            <text:p>5</text:p>
          </table:table-cell>
          <table:table-cell table:formula="of:=[.E24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2]-([.$G$1]-[.$H$1])/399" office:value-type="float" office:value="1.98055388471175" calcext:value-type="float">
            <text:p>1.9805538847</text:p>
          </table:table-cell>
          <table:table-cell table:formula="of:=[.$H$1]+([.$G$1]-[.$H$1])/POWER([.$I$1];([.A243]-1))" office:value-type="float" office:value="0.00103910768072043" calcext:value-type="float">
            <text:p>0.0010391077</text:p>
          </table:table-cell>
          <table:table-cell table:formula="of:=[.D242]" office:value-type="float" office:value="5" calcext:value-type="float">
            <text:p>5</text:p>
          </table:table-cell>
          <table:table-cell table:formula="of:=[.E24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3]-([.$G$1]-[.$H$1])/399" office:value-type="float" office:value="1.96802506265661" calcext:value-type="float">
            <text:p>1.9680250627</text:p>
          </table:table-cell>
          <table:table-cell table:formula="of:=[.$H$1]+([.$G$1]-[.$H$1])/POWER([.$I$1];([.A244]-1))" office:value-type="float" office:value="0.00103724541020993" calcext:value-type="float">
            <text:p>0.0010372454</text:p>
          </table:table-cell>
          <table:table-cell table:formula="of:=[.D243]" office:value-type="float" office:value="5" calcext:value-type="float">
            <text:p>5</text:p>
          </table:table-cell>
          <table:table-cell table:formula="of:=[.E24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4]-([.$G$1]-[.$H$1])/399" office:value-type="float" office:value="1.95549624060147" calcext:value-type="float">
            <text:p>1.9554962406</text:p>
          </table:table-cell>
          <table:table-cell table:formula="of:=[.$H$1]+([.$G$1]-[.$H$1])/POWER([.$I$1];([.A245]-1))" office:value-type="float" office:value="0.00103547181924756" calcext:value-type="float">
            <text:p>0.0010354718</text:p>
          </table:table-cell>
          <table:table-cell table:formula="of:=[.D244]" office:value-type="float" office:value="5" calcext:value-type="float">
            <text:p>5</text:p>
          </table:table-cell>
          <table:table-cell table:formula="of:=[.E24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5]-([.$G$1]-[.$H$1])/399" office:value-type="float" office:value="1.94296741854633" calcext:value-type="float">
            <text:p>1.9429674185</text:p>
          </table:table-cell>
          <table:table-cell table:formula="of:=[.$H$1]+([.$G$1]-[.$H$1])/POWER([.$I$1];([.A246]-1))" office:value-type="float" office:value="0.00103378268499767" calcext:value-type="float">
            <text:p>0.0010337827</text:p>
          </table:table-cell>
          <table:table-cell table:formula="of:=[.D245]" office:value-type="float" office:value="5" calcext:value-type="float">
            <text:p>5</text:p>
          </table:table-cell>
          <table:table-cell table:formula="of:=[.E24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6]-([.$G$1]-[.$H$1])/399" office:value-type="float" office:value="1.9304385964912" calcext:value-type="float">
            <text:p>1.9304385965</text:p>
          </table:table-cell>
          <table:table-cell table:formula="of:=[.$H$1]+([.$G$1]-[.$H$1])/POWER([.$I$1];([.A247]-1))" office:value-type="float" office:value="0.00103217398571207" calcext:value-type="float">
            <text:p>0.001032174</text:p>
          </table:table-cell>
          <table:table-cell table:formula="of:=[.D246]" office:value-type="float" office:value="5" calcext:value-type="float">
            <text:p>5</text:p>
          </table:table-cell>
          <table:table-cell table:formula="of:=[.E24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7]-([.$G$1]-[.$H$1])/399" office:value-type="float" office:value="1.91790977443606" calcext:value-type="float">
            <text:p>1.9179097744</text:p>
          </table:table-cell>
          <table:table-cell table:formula="of:=[.$H$1]+([.$G$1]-[.$H$1])/POWER([.$I$1];([.A248]-1))" office:value-type="float" office:value="0.00103064189115435" calcext:value-type="float">
            <text:p>0.0010306419</text:p>
          </table:table-cell>
          <table:table-cell table:formula="of:=[.D247]" office:value-type="float" office:value="5" calcext:value-type="float">
            <text:p>5</text:p>
          </table:table-cell>
          <table:table-cell table:formula="of:=[.E24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8]-([.$G$1]-[.$H$1])/399" office:value-type="float" office:value="1.90538095238092" calcext:value-type="float">
            <text:p>1.9053809524</text:p>
          </table:table-cell>
          <table:table-cell table:formula="of:=[.$H$1]+([.$G$1]-[.$H$1])/POWER([.$I$1];([.A249]-1))" office:value-type="float" office:value="0.00102918275348033" calcext:value-type="float">
            <text:p>0.0010291828</text:p>
          </table:table-cell>
          <table:table-cell table:formula="of:=[.D248]" office:value-type="float" office:value="5" calcext:value-type="float">
            <text:p>5</text:p>
          </table:table-cell>
          <table:table-cell table:formula="of:=[.E24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9]-([.$G$1]-[.$H$1])/399" office:value-type="float" office:value="1.89285213032578" calcext:value-type="float">
            <text:p>1.8928521303</text:p>
          </table:table-cell>
          <table:table-cell table:formula="of:=[.$H$1]+([.$G$1]-[.$H$1])/POWER([.$I$1];([.A250]-1))" office:value-type="float" office:value="0.0010277930985527" calcext:value-type="float">
            <text:p>0.0010277931</text:p>
          </table:table-cell>
          <table:table-cell table:formula="of:=[.D249]" office:value-type="float" office:value="5" calcext:value-type="float">
            <text:p>5</text:p>
          </table:table-cell>
          <table:table-cell table:formula="of:=[.E24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0]-([.$G$1]-[.$H$1])/399" office:value-type="float" office:value="1.88032330827064" calcext:value-type="float">
            <text:p>1.8803233083</text:p>
          </table:table-cell>
          <table:table-cell table:formula="of:=[.$H$1]+([.$G$1]-[.$H$1])/POWER([.$I$1];([.A251]-1))" office:value-type="float" office:value="0.00102646961766924" calcext:value-type="float">
            <text:p>0.0010264696</text:p>
          </table:table-cell>
          <table:table-cell table:formula="of:=[.D250]" office:value-type="float" office:value="5" calcext:value-type="float">
            <text:p>5</text:p>
          </table:table-cell>
          <table:table-cell table:formula="of:=[.E25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1]-([.$G$1]-[.$H$1])/399" office:value-type="float" office:value="1.86779448621551" calcext:value-type="float">
            <text:p>1.8677944862</text:p>
          </table:table-cell>
          <table:table-cell table:formula="of:=[.$H$1]+([.$G$1]-[.$H$1])/POWER([.$I$1];([.A252]-1))" office:value-type="float" office:value="0.00102520915968499" calcext:value-type="float">
            <text:p>0.0010252092</text:p>
          </table:table-cell>
          <table:table-cell table:formula="of:=[.D251]" office:value-type="float" office:value="5" calcext:value-type="float">
            <text:p>5</text:p>
          </table:table-cell>
          <table:table-cell table:formula="of:=[.E25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2]-([.$G$1]-[.$H$1])/399" office:value-type="float" office:value="1.85526566416037" calcext:value-type="float">
            <text:p>1.8552656642</text:p>
          </table:table-cell>
          <table:table-cell table:formula="of:=[.$H$1]+([.$G$1]-[.$H$1])/POWER([.$I$1];([.A253]-1))" office:value-type="float" office:value="0.00102400872350951" calcext:value-type="float">
            <text:p>0.0010240087</text:p>
          </table:table-cell>
          <table:table-cell table:formula="of:=[.D252]" office:value-type="float" office:value="5" calcext:value-type="float">
            <text:p>5</text:p>
          </table:table-cell>
          <table:table-cell table:formula="of:=[.E25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3]-([.$G$1]-[.$H$1])/399" office:value-type="float" office:value="1.84273684210523" calcext:value-type="float">
            <text:p>1.8427368421</text:p>
          </table:table-cell>
          <table:table-cell table:formula="of:=[.$H$1]+([.$G$1]-[.$H$1])/POWER([.$I$1];([.A254]-1))" office:value-type="float" office:value="0.00102286545096144" calcext:value-type="float">
            <text:p>0.0010228655</text:p>
          </table:table-cell>
          <table:table-cell table:formula="of:=[.D253]" office:value-type="float" office:value="5" calcext:value-type="float">
            <text:p>5</text:p>
          </table:table-cell>
          <table:table-cell table:formula="of:=[.E25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4]-([.$G$1]-[.$H$1])/399" office:value-type="float" office:value="1.83020802005009" calcext:value-type="float">
            <text:p>1.8302080201</text:p>
          </table:table-cell>
          <table:table-cell table:formula="of:=[.$H$1]+([.$G$1]-[.$H$1])/POWER([.$I$1];([.A255]-1))" office:value-type="float" office:value="0.00102177661996328" calcext:value-type="float">
            <text:p>0.0010217766</text:p>
          </table:table-cell>
          <table:table-cell table:formula="of:=[.D254]" office:value-type="float" office:value="5" calcext:value-type="float">
            <text:p>5</text:p>
          </table:table-cell>
          <table:table-cell table:formula="of:=[.E25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5]-([.$G$1]-[.$H$1])/399" office:value-type="float" office:value="1.81767919799496" calcext:value-type="float">
            <text:p>1.817679198</text:p>
          </table:table-cell>
          <table:table-cell table:formula="of:=[.$H$1]+([.$G$1]-[.$H$1])/POWER([.$I$1];([.A256]-1))" office:value-type="float" office:value="0.00102073963806026" calcext:value-type="float">
            <text:p>0.0010207396</text:p>
          </table:table-cell>
          <table:table-cell table:formula="of:=[.D255]" office:value-type="float" office:value="5" calcext:value-type="float">
            <text:p>5</text:p>
          </table:table-cell>
          <table:table-cell table:formula="of:=[.E25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6]-([.$G$1]-[.$H$1])/399" office:value-type="float" office:value="1.80515037593982" calcext:value-type="float">
            <text:p>1.8051503759</text:p>
          </table:table-cell>
          <table:table-cell table:formula="of:=[.$H$1]+([.$G$1]-[.$H$1])/POWER([.$I$1];([.A257]-1))" office:value-type="float" office:value="0.00101975203624787" calcext:value-type="float">
            <text:p>0.001019752</text:p>
          </table:table-cell>
          <table:table-cell table:formula="of:=[.D256]" office:value-type="float" office:value="5" calcext:value-type="float">
            <text:p>5</text:p>
          </table:table-cell>
          <table:table-cell table:formula="of:=[.E25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7]-([.$G$1]-[.$H$1])/399" office:value-type="float" office:value="1.79262155388468" calcext:value-type="float">
            <text:p>1.7926215539</text:p>
          </table:table-cell>
          <table:table-cell table:formula="of:=[.$H$1]+([.$G$1]-[.$H$1])/POWER([.$I$1];([.A258]-1))" office:value-type="float" office:value="0.00101881146309321" calcext:value-type="float">
            <text:p>0.0010188115</text:p>
          </table:table-cell>
          <table:table-cell table:formula="of:=[.D257]" office:value-type="float" office:value="5" calcext:value-type="float">
            <text:p>5</text:p>
          </table:table-cell>
          <table:table-cell table:formula="of:=[.E25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8]-([.$G$1]-[.$H$1])/399" office:value-type="float" office:value="1.78009273182954" calcext:value-type="float">
            <text:p>1.7800927318</text:p>
          </table:table-cell>
          <table:table-cell table:formula="of:=[.$H$1]+([.$G$1]-[.$H$1])/POWER([.$I$1];([.A259]-1))" office:value-type="float" office:value="0.00101791567913639" calcext:value-type="float">
            <text:p>0.0010179157</text:p>
          </table:table-cell>
          <table:table-cell table:formula="of:=[.D258]" office:value-type="float" office:value="5" calcext:value-type="float">
            <text:p>5</text:p>
          </table:table-cell>
          <table:table-cell table:formula="of:=[.E25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59]-([.$G$1]-[.$H$1])/399" office:value-type="float" office:value="1.7675639097744" calcext:value-type="float">
            <text:p>1.7675639098</text:p>
          </table:table-cell>
          <table:table-cell table:formula="of:=[.$H$1]+([.$G$1]-[.$H$1])/POWER([.$I$1];([.A260]-1))" office:value-type="float" office:value="0.00101706255155847" calcext:value-type="float">
            <text:p>0.0010170626</text:p>
          </table:table-cell>
          <table:table-cell table:formula="of:=[.D259]" office:value-type="float" office:value="5" calcext:value-type="float">
            <text:p>5</text:p>
          </table:table-cell>
          <table:table-cell table:formula="of:=[.E25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0]-([.$G$1]-[.$H$1])/399" office:value-type="float" office:value="1.75503508771927" calcext:value-type="float">
            <text:p>1.7550350877</text:p>
          </table:table-cell>
          <table:table-cell table:formula="of:=[.$H$1]+([.$G$1]-[.$H$1])/POWER([.$I$1];([.A261]-1))" office:value-type="float" office:value="0.0010162500491033" calcext:value-type="float">
            <text:p>0.00101625</text:p>
          </table:table-cell>
          <table:table-cell table:formula="of:=[.D260]" office:value-type="float" office:value="5" calcext:value-type="float">
            <text:p>5</text:p>
          </table:table-cell>
          <table:table-cell table:formula="of:=[.E26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1]-([.$G$1]-[.$H$1])/399" office:value-type="float" office:value="1.74250626566413" calcext:value-type="float">
            <text:p>1.7425062657</text:p>
          </table:table-cell>
          <table:table-cell table:formula="of:=[.$H$1]+([.$G$1]-[.$H$1])/POWER([.$I$1];([.A262]-1))" office:value-type="float" office:value="0.00101547623724124" calcext:value-type="float">
            <text:p>0.0010154762</text:p>
          </table:table-cell>
          <table:table-cell table:formula="of:=[.D261]" office:value-type="float" office:value="5" calcext:value-type="float">
            <text:p>5</text:p>
          </table:table-cell>
          <table:table-cell table:formula="of:=[.E26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2]-([.$G$1]-[.$H$1])/399" office:value-type="float" office:value="1.72997744360899" calcext:value-type="float">
            <text:p>1.7299774436</text:p>
          </table:table-cell>
          <table:table-cell table:formula="of:=[.$H$1]+([.$G$1]-[.$H$1])/POWER([.$I$1];([.A263]-1))" office:value-type="float" office:value="0.00101473927356309" calcext:value-type="float">
            <text:p>0.0010147393</text:p>
          </table:table-cell>
          <table:table-cell table:formula="of:=[.D262]" office:value-type="float" office:value="5" calcext:value-type="float">
            <text:p>5</text:p>
          </table:table-cell>
          <table:table-cell table:formula="of:=[.E26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3]-([.$G$1]-[.$H$1])/399" office:value-type="float" office:value="1.71744862155385" calcext:value-type="float">
            <text:p>1.7174486216</text:p>
          </table:table-cell>
          <table:table-cell table:formula="of:=[.$H$1]+([.$G$1]-[.$H$1])/POWER([.$I$1];([.A264]-1))" office:value-type="float" office:value="0.00101403740339341" calcext:value-type="float">
            <text:p>0.0010140374</text:p>
          </table:table-cell>
          <table:table-cell table:formula="of:=[.D263]" office:value-type="float" office:value="5" calcext:value-type="float">
            <text:p>5</text:p>
          </table:table-cell>
          <table:table-cell table:formula="of:=[.E26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4]-([.$G$1]-[.$H$1])/399" office:value-type="float" office:value="1.70491979949871" calcext:value-type="float">
            <text:p>1.7049197995</text:p>
          </table:table-cell>
          <table:table-cell table:formula="of:=[.$H$1]+([.$G$1]-[.$H$1])/POWER([.$I$1];([.A265]-1))" office:value-type="float" office:value="0.00101336895561278" calcext:value-type="float">
            <text:p>0.001013369</text:p>
          </table:table-cell>
          <table:table-cell table:formula="of:=[.D264]" office:value-type="float" office:value="5" calcext:value-type="float">
            <text:p>5</text:p>
          </table:table-cell>
          <table:table-cell table:formula="of:=[.E26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5]-([.$G$1]-[.$H$1])/399" office:value-type="float" office:value="1.69239097744358" calcext:value-type="float">
            <text:p>1.6923909774</text:p>
          </table:table-cell>
          <table:table-cell table:formula="of:=[.$H$1]+([.$G$1]-[.$H$1])/POWER([.$I$1];([.A266]-1))" office:value-type="float" office:value="0.00101273233867883" calcext:value-type="float">
            <text:p>0.0010127323</text:p>
          </table:table-cell>
          <table:table-cell table:formula="of:=[.D265]" office:value-type="float" office:value="5" calcext:value-type="float">
            <text:p>5</text:p>
          </table:table-cell>
          <table:table-cell table:formula="of:=[.E26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6]-([.$G$1]-[.$H$1])/399" office:value-type="float" office:value="1.67986215538844" calcext:value-type="float">
            <text:p>1.6798621554</text:p>
          </table:table-cell>
          <table:table-cell table:formula="of:=[.$H$1]+([.$G$1]-[.$H$1])/POWER([.$I$1];([.A267]-1))" office:value-type="float" office:value="0.00101212603683698" calcext:value-type="float">
            <text:p>0.001012126</text:p>
          </table:table-cell>
          <table:table-cell table:formula="of:=[.D266]" office:value-type="float" office:value="5" calcext:value-type="float">
            <text:p>5</text:p>
          </table:table-cell>
          <table:table-cell table:formula="of:=[.E26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7]-([.$G$1]-[.$H$1])/399" office:value-type="float" office:value="1.6673333333333" calcext:value-type="float">
            <text:p>1.6673333333</text:p>
          </table:table-cell>
          <table:table-cell table:formula="of:=[.$H$1]+([.$G$1]-[.$H$1])/POWER([.$I$1];([.A268]-1))" office:value-type="float" office:value="0.00101154860651141" calcext:value-type="float">
            <text:p>0.0010115486</text:p>
          </table:table-cell>
          <table:table-cell table:formula="of:=[.D267]" office:value-type="float" office:value="5" calcext:value-type="float">
            <text:p>5</text:p>
          </table:table-cell>
          <table:table-cell table:formula="of:=[.E26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8]-([.$G$1]-[.$H$1])/399" office:value-type="float" office:value="1.65480451127816" calcext:value-type="float">
            <text:p>1.6548045113</text:p>
          </table:table-cell>
          <table:table-cell table:formula="of:=[.$H$1]+([.$G$1]-[.$H$1])/POWER([.$I$1];([.A269]-1))" office:value-type="float" office:value="0.00101099867286801" calcext:value-type="float">
            <text:p>0.0010109987</text:p>
          </table:table-cell>
          <table:table-cell table:formula="of:=[.D268]" office:value-type="float" office:value="5" calcext:value-type="float">
            <text:p>5</text:p>
          </table:table-cell>
          <table:table-cell table:formula="of:=[.E26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69]-([.$G$1]-[.$H$1])/399" office:value-type="float" office:value="1.64227568922303" calcext:value-type="float">
            <text:p>1.6422756892</text:p>
          </table:table-cell>
          <table:table-cell table:formula="of:=[.$H$1]+([.$G$1]-[.$H$1])/POWER([.$I$1];([.A270]-1))" office:value-type="float" office:value="0.00101047492654097" calcext:value-type="float">
            <text:p>0.0010104749</text:p>
          </table:table-cell>
          <table:table-cell table:formula="of:=[.D269]" office:value-type="float" office:value="5" calcext:value-type="float">
            <text:p>5</text:p>
          </table:table-cell>
          <table:table-cell table:formula="of:=[.E26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0]-([.$G$1]-[.$H$1])/399" office:value-type="float" office:value="1.62974686716789" calcext:value-type="float">
            <text:p>1.6297468672</text:p>
          </table:table-cell>
          <table:table-cell table:formula="of:=[.$H$1]+([.$G$1]-[.$H$1])/POWER([.$I$1];([.A271]-1))" office:value-type="float" office:value="0.00100997612051521" calcext:value-type="float">
            <text:p>0.0010099761</text:p>
          </table:table-cell>
          <table:table-cell table:formula="of:=[.D270]" office:value-type="float" office:value="5" calcext:value-type="float">
            <text:p>5</text:p>
          </table:table-cell>
          <table:table-cell table:formula="of:=[.E27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1]-([.$G$1]-[.$H$1])/399" office:value-type="float" office:value="1.61721804511275" calcext:value-type="float">
            <text:p>1.6172180451</text:p>
          </table:table-cell>
          <table:table-cell table:formula="of:=[.$H$1]+([.$G$1]-[.$H$1])/POWER([.$I$1];([.A272]-1))" office:value-type="float" office:value="0.00100950106715734" calcext:value-type="float">
            <text:p>0.0010095011</text:p>
          </table:table-cell>
          <table:table-cell table:formula="of:=[.D271]" office:value-type="float" office:value="5" calcext:value-type="float">
            <text:p>5</text:p>
          </table:table-cell>
          <table:table-cell table:formula="of:=[.E27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2]-([.$G$1]-[.$H$1])/399" office:value-type="float" office:value="1.60468922305761" calcext:value-type="float">
            <text:p>1.6046892231</text:p>
          </table:table-cell>
          <table:table-cell table:formula="of:=[.$H$1]+([.$G$1]-[.$H$1])/POWER([.$I$1];([.A273]-1))" office:value-type="float" office:value="0.00100904863538794" calcext:value-type="float">
            <text:p>0.0010090486</text:p>
          </table:table-cell>
          <table:table-cell table:formula="of:=[.D272]" office:value-type="float" office:value="5" calcext:value-type="float">
            <text:p>5</text:p>
          </table:table-cell>
          <table:table-cell table:formula="of:=[.E27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3]-([.$G$1]-[.$H$1])/399" office:value-type="float" office:value="1.59216040100247" calcext:value-type="float">
            <text:p>1.592160401</text:p>
          </table:table-cell>
          <table:table-cell table:formula="of:=[.$H$1]+([.$G$1]-[.$H$1])/POWER([.$I$1];([.A274]-1))" office:value-type="float" office:value="0.00100861774798852" calcext:value-type="float">
            <text:p>0.0010086177</text:p>
          </table:table-cell>
          <table:table-cell table:formula="of:=[.D273]" office:value-type="float" office:value="5" calcext:value-type="float">
            <text:p>5</text:p>
          </table:table-cell>
          <table:table-cell table:formula="of:=[.E27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4]-([.$G$1]-[.$H$1])/399" office:value-type="float" office:value="1.57963157894734" calcext:value-type="float">
            <text:p>1.5796315789</text:p>
          </table:table-cell>
          <table:table-cell table:formula="of:=[.$H$1]+([.$G$1]-[.$H$1])/POWER([.$I$1];([.A275]-1))" office:value-type="float" office:value="0.00100820737903668" calcext:value-type="float">
            <text:p>0.0010082074</text:p>
          </table:table-cell>
          <table:table-cell table:formula="of:=[.D274]" office:value-type="float" office:value="5" calcext:value-type="float">
            <text:p>5</text:p>
          </table:table-cell>
          <table:table-cell table:formula="of:=[.E27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5]-([.$G$1]-[.$H$1])/399" office:value-type="float" office:value="1.5671027568922" calcext:value-type="float">
            <text:p>1.5671027569</text:p>
          </table:table-cell>
          <table:table-cell table:formula="of:=[.$H$1]+([.$G$1]-[.$H$1])/POWER([.$I$1];([.A276]-1))" office:value-type="float" office:value="0.00100781655146351" calcext:value-type="float">
            <text:p>0.0010078166</text:p>
          </table:table-cell>
          <table:table-cell table:formula="of:=[.D275]" office:value-type="float" office:value="5" calcext:value-type="float">
            <text:p>5</text:p>
          </table:table-cell>
          <table:table-cell table:formula="of:=[.E27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6]-([.$G$1]-[.$H$1])/399" office:value-type="float" office:value="1.55457393483706" calcext:value-type="float">
            <text:p>1.5545739348</text:p>
          </table:table-cell>
          <table:table-cell table:formula="of:=[.$H$1]+([.$G$1]-[.$H$1])/POWER([.$I$1];([.A277]-1))" office:value-type="float" office:value="0.00100744433472715" calcext:value-type="float">
            <text:p>0.0010074443</text:p>
          </table:table-cell>
          <table:table-cell table:formula="of:=[.D276]" office:value-type="float" office:value="5" calcext:value-type="float">
            <text:p>5</text:p>
          </table:table-cell>
          <table:table-cell table:formula="of:=[.E27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7]-([.$G$1]-[.$H$1])/399" office:value-type="float" office:value="1.54204511278192" calcext:value-type="float">
            <text:p>1.5420451128</text:p>
          </table:table-cell>
          <table:table-cell table:formula="of:=[.$H$1]+([.$G$1]-[.$H$1])/POWER([.$I$1];([.A278]-1))" office:value-type="float" office:value="0.00100708984259728" calcext:value-type="float">
            <text:p>0.0010070898</text:p>
          </table:table-cell>
          <table:table-cell table:formula="of:=[.D277]" office:value-type="float" office:value="5" calcext:value-type="float">
            <text:p>5</text:p>
          </table:table-cell>
          <table:table-cell table:formula="of:=[.E27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8]-([.$G$1]-[.$H$1])/399" office:value-type="float" office:value="1.52951629072679" calcext:value-type="float">
            <text:p>1.5295162907</text:p>
          </table:table-cell>
          <table:table-cell table:formula="of:=[.$H$1]+([.$G$1]-[.$H$1])/POWER([.$I$1];([.A279]-1))" office:value-type="float" office:value="0.00100675223104503" calcext:value-type="float">
            <text:p>0.0010067522</text:p>
          </table:table-cell>
          <table:table-cell table:formula="of:=[.D278]" office:value-type="float" office:value="5" calcext:value-type="float">
            <text:p>5</text:p>
          </table:table-cell>
          <table:table-cell table:formula="of:=[.E27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79]-([.$G$1]-[.$H$1])/399" office:value-type="float" office:value="1.51698746867165" calcext:value-type="float">
            <text:p>1.5169874687</text:p>
          </table:table-cell>
          <table:table-cell table:formula="of:=[.$H$1]+([.$G$1]-[.$H$1])/POWER([.$I$1];([.A280]-1))" office:value-type="float" office:value="0.00100643069623336" calcext:value-type="float">
            <text:p>0.0010064307</text:p>
          </table:table-cell>
          <table:table-cell table:formula="of:=[.D279]" office:value-type="float" office:value="5" calcext:value-type="float">
            <text:p>5</text:p>
          </table:table-cell>
          <table:table-cell table:formula="of:=[.E27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0]-([.$G$1]-[.$H$1])/399" office:value-type="float" office:value="1.50445864661651" calcext:value-type="float">
            <text:p>1.5044586466</text:p>
          </table:table-cell>
          <table:table-cell table:formula="of:=[.$H$1]+([.$G$1]-[.$H$1])/POWER([.$I$1];([.A281]-1))" office:value-type="float" office:value="0.0010061244726032" calcext:value-type="float">
            <text:p>0.0010061245</text:p>
          </table:table-cell>
          <table:table-cell table:formula="of:=[.D280]" office:value-type="float" office:value="5" calcext:value-type="float">
            <text:p>5</text:p>
          </table:table-cell>
          <table:table-cell table:formula="of:=[.E28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1]-([.$G$1]-[.$H$1])/399" office:value-type="float" office:value="1.49192982456137" calcext:value-type="float">
            <text:p>1.4919298246</text:p>
          </table:table-cell>
          <table:table-cell table:formula="of:=[.$H$1]+([.$G$1]-[.$H$1])/POWER([.$I$1];([.A282]-1))" office:value-type="float" office:value="0.00100583283105067" calcext:value-type="float">
            <text:p>0.0010058328</text:p>
          </table:table-cell>
          <table:table-cell table:formula="of:=[.D281]" office:value-type="float" office:value="5" calcext:value-type="float">
            <text:p>5</text:p>
          </table:table-cell>
          <table:table-cell table:formula="of:=[.E28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2]-([.$G$1]-[.$H$1])/399" office:value-type="float" office:value="1.47940100250623" calcext:value-type="float">
            <text:p>1.4794010025</text:p>
          </table:table-cell>
          <table:table-cell table:formula="of:=[.$H$1]+([.$G$1]-[.$H$1])/POWER([.$I$1];([.A283]-1))" office:value-type="float" office:value="0.00100555507719111" calcext:value-type="float">
            <text:p>0.0010055551</text:p>
          </table:table-cell>
          <table:table-cell table:formula="of:=[.D282]" office:value-type="float" office:value="5" calcext:value-type="float">
            <text:p>5</text:p>
          </table:table-cell>
          <table:table-cell table:formula="of:=[.E28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3]-([.$G$1]-[.$H$1])/399" office:value-type="float" office:value="1.4668721804511" calcext:value-type="float">
            <text:p>1.4668721805</text:p>
          </table:table-cell>
          <table:table-cell table:formula="of:=[.$H$1]+([.$G$1]-[.$H$1])/POWER([.$I$1];([.A284]-1))" office:value-type="float" office:value="0.00100529054970582" calcext:value-type="float">
            <text:p>0.0010052905</text:p>
          </table:table-cell>
          <table:table-cell table:formula="of:=[.D283]" office:value-type="float" office:value="5" calcext:value-type="float">
            <text:p>5</text:p>
          </table:table-cell>
          <table:table-cell table:formula="of:=[.E28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4]-([.$G$1]-[.$H$1])/399" office:value-type="float" office:value="1.45434335839596" calcext:value-type="float">
            <text:p>1.4543433584</text:p>
          </table:table-cell>
          <table:table-cell table:formula="of:=[.$H$1]+([.$G$1]-[.$H$1])/POWER([.$I$1];([.A285]-1))" office:value-type="float" office:value="0.00100503861876745" calcext:value-type="float">
            <text:p>0.0010050386</text:p>
          </table:table-cell>
          <table:table-cell table:formula="of:=[.D284]" office:value-type="float" office:value="5" calcext:value-type="float">
            <text:p>5</text:p>
          </table:table-cell>
          <table:table-cell table:formula="of:=[.E28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5]-([.$G$1]-[.$H$1])/399" office:value-type="float" office:value="1.44181453634082" calcext:value-type="float">
            <text:p>1.4418145363</text:p>
          </table:table-cell>
          <table:table-cell table:formula="of:=[.$H$1]+([.$G$1]-[.$H$1])/POWER([.$I$1];([.A286]-1))" office:value-type="float" office:value="0.00100479868454043" calcext:value-type="float">
            <text:p>0.0010047987</text:p>
          </table:table-cell>
          <table:table-cell table:formula="of:=[.D285]" office:value-type="float" office:value="5" calcext:value-type="float">
            <text:p>5</text:p>
          </table:table-cell>
          <table:table-cell table:formula="of:=[.E28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6]-([.$G$1]-[.$H$1])/399" office:value-type="float" office:value="1.42928571428568" calcext:value-type="float">
            <text:p>1.4292857143</text:p>
          </table:table-cell>
          <table:table-cell table:formula="of:=[.$H$1]+([.$G$1]-[.$H$1])/POWER([.$I$1];([.A287]-1))" office:value-type="float" office:value="0.00100457017575279" calcext:value-type="float">
            <text:p>0.0010045702</text:p>
          </table:table-cell>
          <table:table-cell table:formula="of:=[.D286]" office:value-type="float" office:value="5" calcext:value-type="float">
            <text:p>5</text:p>
          </table:table-cell>
          <table:table-cell table:formula="of:=[.E28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7]-([.$G$1]-[.$H$1])/399" office:value-type="float" office:value="1.41675689223054" calcext:value-type="float">
            <text:p>1.4167568922</text:p>
          </table:table-cell>
          <table:table-cell table:formula="of:=[.$H$1]+([.$G$1]-[.$H$1])/POWER([.$I$1];([.A288]-1))" office:value-type="float" office:value="0.00100435254833599" calcext:value-type="float">
            <text:p>0.0010043525</text:p>
          </table:table-cell>
          <table:table-cell table:formula="of:=[.D287]" office:value-type="float" office:value="5" calcext:value-type="float">
            <text:p>5</text:p>
          </table:table-cell>
          <table:table-cell table:formula="of:=[.E28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8]-([.$G$1]-[.$H$1])/399" office:value-type="float" office:value="1.40422807017541" calcext:value-type="float">
            <text:p>1.4042280702</text:p>
          </table:table-cell>
          <table:table-cell table:formula="of:=[.$H$1]+([.$G$1]-[.$H$1])/POWER([.$I$1];([.A289]-1))" office:value-type="float" office:value="0.00100414528412951" calcext:value-type="float">
            <text:p>0.0010041453</text:p>
          </table:table-cell>
          <table:table-cell table:formula="of:=[.D288]" office:value-type="float" office:value="5" calcext:value-type="float">
            <text:p>5</text:p>
          </table:table-cell>
          <table:table-cell table:formula="of:=[.E28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89]-([.$G$1]-[.$H$1])/399" office:value-type="float" office:value="1.39169924812027" calcext:value-type="float">
            <text:p>1.3916992481</text:p>
          </table:table-cell>
          <table:table-cell table:formula="of:=[.$H$1]+([.$G$1]-[.$H$1])/POWER([.$I$1];([.A290]-1))" office:value-type="float" office:value="0.00100394788964716" calcext:value-type="float">
            <text:p>0.0010039479</text:p>
          </table:table-cell>
          <table:table-cell table:formula="of:=[.D289]" office:value-type="float" office:value="5" calcext:value-type="float">
            <text:p>5</text:p>
          </table:table-cell>
          <table:table-cell table:formula="of:=[.E28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0]-([.$G$1]-[.$H$1])/399" office:value-type="float" office:value="1.37917042606513" calcext:value-type="float">
            <text:p>1.3791704261</text:p>
          </table:table-cell>
          <table:table-cell table:formula="of:=[.$H$1]+([.$G$1]-[.$H$1])/POWER([.$I$1];([.A291]-1))" office:value-type="float" office:value="0.00100375989490205" calcext:value-type="float">
            <text:p>0.0010037599</text:p>
          </table:table-cell>
          <table:table-cell table:formula="of:=[.D290]" office:value-type="float" office:value="5" calcext:value-type="float">
            <text:p>5</text:p>
          </table:table-cell>
          <table:table-cell table:formula="of:=[.E29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1]-([.$G$1]-[.$H$1])/399" office:value-type="float" office:value="1.36664160400999" calcext:value-type="float">
            <text:p>1.366641604</text:p>
          </table:table-cell>
          <table:table-cell table:formula="of:=[.$H$1]+([.$G$1]-[.$H$1])/POWER([.$I$1];([.A292]-1))" office:value-type="float" office:value="0.00100358085228767" calcext:value-type="float">
            <text:p>0.0010035809</text:p>
          </table:table-cell>
          <table:table-cell table:formula="of:=[.D291]" office:value-type="float" office:value="5" calcext:value-type="float">
            <text:p>5</text:p>
          </table:table-cell>
          <table:table-cell table:formula="of:=[.E29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2]-([.$G$1]-[.$H$1])/399" office:value-type="float" office:value="1.35411278195486" calcext:value-type="float">
            <text:p>1.354112782</text:p>
          </table:table-cell>
          <table:table-cell table:formula="of:=[.$H$1]+([.$G$1]-[.$H$1])/POWER([.$I$1];([.A293]-1))" office:value-type="float" office:value="0.00100341033551207" calcext:value-type="float">
            <text:p>0.0010034103</text:p>
          </table:table-cell>
          <table:table-cell table:formula="of:=[.D292]" office:value-type="float" office:value="5" calcext:value-type="float">
            <text:p>5</text:p>
          </table:table-cell>
          <table:table-cell table:formula="of:=[.E29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3]-([.$G$1]-[.$H$1])/399" office:value-type="float" office:value="1.34158395989972" calcext:value-type="float">
            <text:p>1.3415839599</text:p>
          </table:table-cell>
          <table:table-cell table:formula="of:=[.$H$1]+([.$G$1]-[.$H$1])/POWER([.$I$1];([.A294]-1))" office:value-type="float" office:value="0.00100324793858292" calcext:value-type="float">
            <text:p>0.0010032479</text:p>
          </table:table-cell>
          <table:table-cell table:formula="of:=[.D293]" office:value-type="float" office:value="5" calcext:value-type="float">
            <text:p>5</text:p>
          </table:table-cell>
          <table:table-cell table:formula="of:=[.E29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4]-([.$G$1]-[.$H$1])/399" office:value-type="float" office:value="1.32905513784458" calcext:value-type="float">
            <text:p>1.3290551378</text:p>
          </table:table-cell>
          <table:table-cell table:formula="of:=[.$H$1]+([.$G$1]-[.$H$1])/POWER([.$I$1];([.A295]-1))" office:value-type="float" office:value="0.00100309327484088" calcext:value-type="float">
            <text:p>0.0010030933</text:p>
          </table:table-cell>
          <table:table-cell table:formula="of:=[.D294]" office:value-type="float" office:value="5" calcext:value-type="float">
            <text:p>5</text:p>
          </table:table-cell>
          <table:table-cell table:formula="of:=[.E29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5]-([.$G$1]-[.$H$1])/399" office:value-type="float" office:value="1.31652631578944" calcext:value-type="float">
            <text:p>1.3165263158</text:p>
          </table:table-cell>
          <table:table-cell table:formula="of:=[.$H$1]+([.$G$1]-[.$H$1])/POWER([.$I$1];([.A296]-1))" office:value-type="float" office:value="0.00100294597603893" calcext:value-type="float">
            <text:p>0.001002946</text:p>
          </table:table-cell>
          <table:table-cell table:formula="of:=[.D295]" office:value-type="float" office:value="5" calcext:value-type="float">
            <text:p>5</text:p>
          </table:table-cell>
          <table:table-cell table:formula="of:=[.E29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6]-([.$G$1]-[.$H$1])/399" office:value-type="float" office:value="1.3039974937343" calcext:value-type="float">
            <text:p>1.3039974937</text:p>
          </table:table-cell>
          <table:table-cell table:formula="of:=[.$H$1]+([.$G$1]-[.$H$1])/POWER([.$I$1];([.A297]-1))" office:value-type="float" office:value="0.00100280569146565" calcext:value-type="float">
            <text:p>0.0010028057</text:p>
          </table:table-cell>
          <table:table-cell table:formula="of:=[.D296]" office:value-type="float" office:value="5" calcext:value-type="float">
            <text:p>5</text:p>
          </table:table-cell>
          <table:table-cell table:formula="of:=[.E29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7]-([.$G$1]-[.$H$1])/399" office:value-type="float" office:value="1.29146867167917" calcext:value-type="float">
            <text:p>1.2914686717</text:p>
          </table:table-cell>
          <table:table-cell table:formula="of:=[.$H$1]+([.$G$1]-[.$H$1])/POWER([.$I$1];([.A298]-1))" office:value-type="float" office:value="0.00100267208711014" calcext:value-type="float">
            <text:p>0.0010026721</text:p>
          </table:table-cell>
          <table:table-cell table:formula="of:=[.D297]" office:value-type="float" office:value="5" calcext:value-type="float">
            <text:p>5</text:p>
          </table:table-cell>
          <table:table-cell table:formula="of:=[.E29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8]-([.$G$1]-[.$H$1])/399" office:value-type="float" office:value="1.27893984962403" calcext:value-type="float">
            <text:p>1.2789398496</text:p>
          </table:table-cell>
          <table:table-cell table:formula="of:=[.$H$1]+([.$G$1]-[.$H$1])/POWER([.$I$1];([.A299]-1))" office:value-type="float" office:value="0.0010025448448668" calcext:value-type="float">
            <text:p>0.0010025448</text:p>
          </table:table-cell>
          <table:table-cell table:formula="of:=[.D298]" office:value-type="float" office:value="5" calcext:value-type="float">
            <text:p>5</text:p>
          </table:table-cell>
          <table:table-cell table:formula="of:=[.E29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299]-([.$G$1]-[.$H$1])/399" office:value-type="float" office:value="1.26641102756889" calcext:value-type="float">
            <text:p>1.2664110276</text:p>
          </table:table-cell>
          <table:table-cell table:formula="of:=[.$H$1]+([.$G$1]-[.$H$1])/POWER([.$I$1];([.A300]-1))" office:value-type="float" office:value="0.00100242366177791" calcext:value-type="float">
            <text:p>0.0010024237</text:p>
          </table:table-cell>
          <table:table-cell table:formula="of:=[.D299]" office:value-type="float" office:value="5" calcext:value-type="float">
            <text:p>5</text:p>
          </table:table-cell>
          <table:table-cell table:formula="of:=[.E29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0]-([.$G$1]-[.$H$1])/399" office:value-type="float" office:value="1.25388220551375" calcext:value-type="float">
            <text:p>1.2538822055</text:p>
          </table:table-cell>
          <table:table-cell table:formula="of:=[.$H$1]+([.$G$1]-[.$H$1])/POWER([.$I$1];([.A301]-1))" office:value-type="float" office:value="0.00100230824931229" calcext:value-type="float">
            <text:p>0.0010023082</text:p>
          </table:table-cell>
          <table:table-cell table:formula="of:=[.D300]" office:value-type="float" office:value="5" calcext:value-type="float">
            <text:p>5</text:p>
          </table:table-cell>
          <table:table-cell table:formula="of:=[.E30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1]-([.$G$1]-[.$H$1])/399" office:value-type="float" office:value="1.24135338345861" calcext:value-type="float">
            <text:p>1.2413533835</text:p>
          </table:table-cell>
          <table:table-cell table:formula="of:=[.$H$1]+([.$G$1]-[.$H$1])/POWER([.$I$1];([.A302]-1))" office:value-type="float" office:value="0.00100219833267837" calcext:value-type="float">
            <text:p>0.0010021983</text:p>
          </table:table-cell>
          <table:table-cell table:formula="of:=[.D301]" office:value-type="float" office:value="5" calcext:value-type="float">
            <text:p>5</text:p>
          </table:table-cell>
          <table:table-cell table:formula="of:=[.E30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2]-([.$G$1]-[.$H$1])/399" office:value-type="float" office:value="1.22882456140348" calcext:value-type="float">
            <text:p>1.2288245614</text:p>
          </table:table-cell>
          <table:table-cell table:formula="of:=[.$H$1]+([.$G$1]-[.$H$1])/POWER([.$I$1];([.A303]-1))" office:value-type="float" office:value="0.00100209365016988" calcext:value-type="float">
            <text:p>0.0010020937</text:p>
          </table:table-cell>
          <table:table-cell table:formula="of:=[.D302]" office:value-type="float" office:value="5" calcext:value-type="float">
            <text:p>5</text:p>
          </table:table-cell>
          <table:table-cell table:formula="of:=[.E30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3]-([.$G$1]-[.$H$1])/399" office:value-type="float" office:value="1.21629573934834" calcext:value-type="float">
            <text:p>1.2162957393</text:p>
          </table:table-cell>
          <table:table-cell table:formula="of:=[.$H$1]+([.$G$1]-[.$H$1])/POWER([.$I$1];([.A304]-1))" office:value-type="float" office:value="0.00100199395254274" calcext:value-type="float">
            <text:p>0.001001994</text:p>
          </table:table-cell>
          <table:table-cell table:formula="of:=[.D303]" office:value-type="float" office:value="5" calcext:value-type="float">
            <text:p>5</text:p>
          </table:table-cell>
          <table:table-cell table:formula="of:=[.E30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4]-([.$G$1]-[.$H$1])/399" office:value-type="float" office:value="1.2037669172932" calcext:value-type="float">
            <text:p>1.2037669173</text:p>
          </table:table-cell>
          <table:table-cell table:formula="of:=[.$H$1]+([.$G$1]-[.$H$1])/POWER([.$I$1];([.A305]-1))" office:value-type="float" office:value="0.00100189900242166" calcext:value-type="float">
            <text:p>0.001001899</text:p>
          </table:table-cell>
          <table:table-cell table:formula="of:=[.D304]" office:value-type="float" office:value="5" calcext:value-type="float">
            <text:p>5</text:p>
          </table:table-cell>
          <table:table-cell table:formula="of:=[.E30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5]-([.$G$1]-[.$H$1])/399" office:value-type="float" office:value="1.19123809523806" calcext:value-type="float">
            <text:p>1.1912380952</text:p>
          </table:table-cell>
          <table:table-cell table:formula="of:=[.$H$1]+([.$G$1]-[.$H$1])/POWER([.$I$1];([.A306]-1))" office:value-type="float" office:value="0.00100180857373491" calcext:value-type="float">
            <text:p>0.0010018086</text:p>
          </table:table-cell>
          <table:table-cell table:formula="of:=[.D305]" office:value-type="float" office:value="5" calcext:value-type="float">
            <text:p>5</text:p>
          </table:table-cell>
          <table:table-cell table:formula="of:=[.E30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6]-([.$G$1]-[.$H$1])/399" office:value-type="float" office:value="1.17870927318293" calcext:value-type="float">
            <text:p>1.1787092732</text:p>
          </table:table-cell>
          <table:table-cell table:formula="of:=[.$H$1]+([.$G$1]-[.$H$1])/POWER([.$I$1];([.A307]-1))" office:value-type="float" office:value="0.00100172245117611" calcext:value-type="float">
            <text:p>0.0010017225</text:p>
          </table:table-cell>
          <table:table-cell table:formula="of:=[.D306]" office:value-type="float" office:value="5" calcext:value-type="float">
            <text:p>5</text:p>
          </table:table-cell>
          <table:table-cell table:formula="of:=[.E30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7]-([.$G$1]-[.$H$1])/399" office:value-type="float" office:value="1.16618045112779" calcext:value-type="float">
            <text:p>1.1661804511</text:p>
          </table:table-cell>
          <table:table-cell table:formula="of:=[.$H$1]+([.$G$1]-[.$H$1])/POWER([.$I$1];([.A308]-1))" office:value-type="float" office:value="0.00100164042969153" calcext:value-type="float">
            <text:p>0.0010016404</text:p>
          </table:table-cell>
          <table:table-cell table:formula="of:=[.D307]" office:value-type="float" office:value="5" calcext:value-type="float">
            <text:p>5</text:p>
          </table:table-cell>
          <table:table-cell table:formula="of:=[.E30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8]-([.$G$1]-[.$H$1])/399" office:value-type="float" office:value="1.15365162907265" calcext:value-type="float">
            <text:p>1.1536516291</text:p>
          </table:table-cell>
          <table:table-cell table:formula="of:=[.$H$1]+([.$G$1]-[.$H$1])/POWER([.$I$1];([.A309]-1))" office:value-type="float" office:value="0.00100156231399193" calcext:value-type="float">
            <text:p>0.0010015623</text:p>
          </table:table-cell>
          <table:table-cell table:formula="of:=[.D308]" office:value-type="float" office:value="5" calcext:value-type="float">
            <text:p>5</text:p>
          </table:table-cell>
          <table:table-cell table:formula="of:=[.E30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09]-([.$G$1]-[.$H$1])/399" office:value-type="float" office:value="1.14112280701751" calcext:value-type="float">
            <text:p>1.141122807</text:p>
          </table:table-cell>
          <table:table-cell table:formula="of:=[.$H$1]+([.$G$1]-[.$H$1])/POWER([.$I$1];([.A310]-1))" office:value-type="float" office:value="0.00100148791808756" calcext:value-type="float">
            <text:p>0.0010014879</text:p>
          </table:table-cell>
          <table:table-cell table:formula="of:=[.D309]" office:value-type="float" office:value="5" calcext:value-type="float">
            <text:p>5</text:p>
          </table:table-cell>
          <table:table-cell table:formula="of:=[.E30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0]-([.$G$1]-[.$H$1])/399" office:value-type="float" office:value="1.12859398496237" calcext:value-type="float">
            <text:p>1.128593985</text:p>
          </table:table-cell>
          <table:table-cell table:formula="of:=[.$H$1]+([.$G$1]-[.$H$1])/POWER([.$I$1];([.A311]-1))" office:value-type="float" office:value="0.00100141706484529" calcext:value-type="float">
            <text:p>0.0010014171</text:p>
          </table:table-cell>
          <table:table-cell table:formula="of:=[.D310]" office:value-type="float" office:value="5" calcext:value-type="float">
            <text:p>5</text:p>
          </table:table-cell>
          <table:table-cell table:formula="of:=[.E31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1]-([.$G$1]-[.$H$1])/399" office:value-type="float" office:value="1.11606516290724" calcext:value-type="float">
            <text:p>1.1160651629</text:p>
          </table:table-cell>
          <table:table-cell table:formula="of:=[.$H$1]+([.$G$1]-[.$H$1])/POWER([.$I$1];([.A312]-1))" office:value-type="float" office:value="0.00100134958556694" calcext:value-type="float">
            <text:p>0.0010013496</text:p>
          </table:table-cell>
          <table:table-cell table:formula="of:=[.D311]" office:value-type="float" office:value="5" calcext:value-type="float">
            <text:p>5</text:p>
          </table:table-cell>
          <table:table-cell table:formula="of:=[.E31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2]-([.$G$1]-[.$H$1])/399" office:value-type="float" office:value="1.1035363408521" calcext:value-type="float">
            <text:p>1.1035363409</text:p>
          </table:table-cell>
          <table:table-cell table:formula="of:=[.$H$1]+([.$G$1]-[.$H$1])/POWER([.$I$1];([.A313]-1))" office:value-type="float" office:value="0.00100128531958757" calcext:value-type="float">
            <text:p>0.0010012853</text:p>
          </table:table-cell>
          <table:table-cell table:formula="of:=[.D312]" office:value-type="float" office:value="5" calcext:value-type="float">
            <text:p>5</text:p>
          </table:table-cell>
          <table:table-cell table:formula="of:=[.E31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3]-([.$G$1]-[.$H$1])/399" office:value-type="float" office:value="1.09100751879696" calcext:value-type="float">
            <text:p>1.0910075188</text:p>
          </table:table-cell>
          <table:table-cell table:formula="of:=[.$H$1]+([.$G$1]-[.$H$1])/POWER([.$I$1];([.A314]-1))" office:value-type="float" office:value="0.00100122411389292" calcext:value-type="float">
            <text:p>0.0010012241</text:p>
          </table:table-cell>
          <table:table-cell table:formula="of:=[.D313]" office:value-type="float" office:value="5" calcext:value-type="float">
            <text:p>5</text:p>
          </table:table-cell>
          <table:table-cell table:formula="of:=[.E31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4]-([.$G$1]-[.$H$1])/399" office:value-type="float" office:value="1.07847869674182" calcext:value-type="float">
            <text:p>1.0784786967</text:p>
          </table:table-cell>
          <table:table-cell table:formula="of:=[.$H$1]+([.$G$1]-[.$H$1])/POWER([.$I$1];([.A315]-1))" office:value-type="float" office:value="0.00100116582275516" calcext:value-type="float">
            <text:p>0.0010011658</text:p>
          </table:table-cell>
          <table:table-cell table:formula="of:=[.D314]" office:value-type="float" office:value="5" calcext:value-type="float">
            <text:p>5</text:p>
          </table:table-cell>
          <table:table-cell table:formula="of:=[.E31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5]-([.$G$1]-[.$H$1])/399" office:value-type="float" office:value="1.06594987468669" calcext:value-type="float">
            <text:p>1.0659498747</text:p>
          </table:table-cell>
          <table:table-cell table:formula="of:=[.$H$1]+([.$G$1]-[.$H$1])/POWER([.$I$1];([.A316]-1))" office:value-type="float" office:value="0.00100111030738587" calcext:value-type="float">
            <text:p>0.0010011103</text:p>
          </table:table-cell>
          <table:table-cell table:formula="of:=[.D315]" office:value-type="float" office:value="5" calcext:value-type="float">
            <text:p>5</text:p>
          </table:table-cell>
          <table:table-cell table:formula="of:=[.E31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6]-([.$G$1]-[.$H$1])/399" office:value-type="float" office:value="1.05342105263155" calcext:value-type="float">
            <text:p>1.0534210526</text:p>
          </table:table-cell>
          <table:table-cell table:formula="of:=[.$H$1]+([.$G$1]-[.$H$1])/POWER([.$I$1];([.A317]-1))" office:value-type="float" office:value="0.00100105743560559" calcext:value-type="float">
            <text:p>0.0010010574</text:p>
          </table:table-cell>
          <table:table-cell table:formula="of:=[.D316]" office:value-type="float" office:value="5" calcext:value-type="float">
            <text:p>5</text:p>
          </table:table-cell>
          <table:table-cell table:formula="of:=[.E31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7]-([.$G$1]-[.$H$1])/399" office:value-type="float" office:value="1.04089223057641" calcext:value-type="float">
            <text:p>1.0408922306</text:p>
          </table:table-cell>
          <table:table-cell table:formula="of:=[.$H$1]+([.$G$1]-[.$H$1])/POWER([.$I$1];([.A318]-1))" office:value-type="float" office:value="0.00100100708152913" calcext:value-type="float">
            <text:p>0.0010010071</text:p>
          </table:table-cell>
          <table:table-cell table:formula="of:=[.D317]" office:value-type="float" office:value="5" calcext:value-type="float">
            <text:p>5</text:p>
          </table:table-cell>
          <table:table-cell table:formula="of:=[.E31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8]-([.$G$1]-[.$H$1])/399" office:value-type="float" office:value="1.02836340852127" calcext:value-type="float">
            <text:p>1.0283634085</text:p>
          </table:table-cell>
          <table:table-cell table:formula="of:=[.$H$1]+([.$G$1]-[.$H$1])/POWER([.$I$1];([.A319]-1))" office:value-type="float" office:value="0.00100095912526584" calcext:value-type="float">
            <text:p>0.0010009591</text:p>
          </table:table-cell>
          <table:table-cell table:formula="of:=[.D318]" office:value-type="float" office:value="5" calcext:value-type="float">
            <text:p>5</text:p>
          </table:table-cell>
          <table:table-cell table:formula="of:=[.E31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19]-([.$G$1]-[.$H$1])/399" office:value-type="float" office:value="1.01583458646613" calcext:value-type="float">
            <text:p>1.0158345865</text:p>
          </table:table-cell>
          <table:table-cell table:formula="of:=[.$H$1]+([.$G$1]-[.$H$1])/POWER([.$I$1];([.A320]-1))" office:value-type="float" office:value="0.00100091345263413" calcext:value-type="float">
            <text:p>0.0010009135</text:p>
          </table:table-cell>
          <table:table-cell table:formula="of:=[.D319]" office:value-type="float" office:value="5" calcext:value-type="float">
            <text:p>5</text:p>
          </table:table-cell>
          <table:table-cell table:formula="of:=[.E31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0]-([.$G$1]-[.$H$1])/399" office:value-type="float" office:value="1.003305764411" calcext:value-type="float">
            <text:p>1.0033057644</text:p>
          </table:table-cell>
          <table:table-cell table:formula="of:=[.$H$1]+([.$G$1]-[.$H$1])/POWER([.$I$1];([.A321]-1))" office:value-type="float" office:value="0.00100086995488965" calcext:value-type="float">
            <text:p>0.00100087</text:p>
          </table:table-cell>
          <table:table-cell table:formula="of:=[.D320]" office:value-type="float" office:value="5" calcext:value-type="float">
            <text:p>5</text:p>
          </table:table-cell>
          <table:table-cell table:formula="of:=[.E32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1]-([.$G$1]-[.$H$1])/399" office:value-type="float" office:value="0.990776942355858" calcext:value-type="float">
            <text:p>0.9907769424</text:p>
          </table:table-cell>
          <table:table-cell table:formula="of:=[.$H$1]+([.$G$1]-[.$H$1])/POWER([.$I$1];([.A322]-1))" office:value-type="float" office:value="0.00100082852846633" calcext:value-type="float">
            <text:p>0.0010008285</text:p>
          </table:table-cell>
          <table:table-cell table:formula="of:=[.D321]" office:value-type="float" office:value="5" calcext:value-type="float">
            <text:p>5</text:p>
          </table:table-cell>
          <table:table-cell table:formula="of:=[.E32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2]-([.$G$1]-[.$H$1])/399" office:value-type="float" office:value="0.97824812030072" calcext:value-type="float">
            <text:p>0.9782481203</text:p>
          </table:table-cell>
          <table:table-cell table:formula="of:=[.$H$1]+([.$G$1]-[.$H$1])/POWER([.$I$1];([.A323]-1))" office:value-type="float" office:value="0.00100078907472984" calcext:value-type="float">
            <text:p>0.0010007891</text:p>
          </table:table-cell>
          <table:table-cell table:formula="of:=[.D322]" office:value-type="float" office:value="5" calcext:value-type="float">
            <text:p>5</text:p>
          </table:table-cell>
          <table:table-cell table:formula="of:=[.E32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3]-([.$G$1]-[.$H$1])/399" office:value-type="float" office:value="0.965719298245582" calcext:value-type="float">
            <text:p>0.9657192982</text:p>
          </table:table-cell>
          <table:table-cell table:formula="of:=[.$H$1]+([.$G$1]-[.$H$1])/POWER([.$I$1];([.A324]-1))" office:value-type="float" office:value="0.00100075149974271" calcext:value-type="float">
            <text:p>0.0010007515</text:p>
          </table:table-cell>
          <table:table-cell table:formula="of:=[.D323]" office:value-type="float" office:value="5" calcext:value-type="float">
            <text:p>5</text:p>
          </table:table-cell>
          <table:table-cell table:formula="of:=[.E32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4]-([.$G$1]-[.$H$1])/399" office:value-type="float" office:value="0.953190476190445" calcext:value-type="float">
            <text:p>0.9531904762</text:p>
          </table:table-cell>
          <table:table-cell table:formula="of:=[.$H$1]+([.$G$1]-[.$H$1])/POWER([.$I$1];([.A325]-1))" office:value-type="float" office:value="0.00100071571404067" calcext:value-type="float">
            <text:p>0.0010007157</text:p>
          </table:table-cell>
          <table:table-cell table:formula="of:=[.D324]" office:value-type="float" office:value="5" calcext:value-type="float">
            <text:p>5</text:p>
          </table:table-cell>
          <table:table-cell table:formula="of:=[.E32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5]-([.$G$1]-[.$H$1])/399" office:value-type="float" office:value="0.940661654135307" calcext:value-type="float">
            <text:p>0.9406616541</text:p>
          </table:table-cell>
          <table:table-cell table:formula="of:=[.$H$1]+([.$G$1]-[.$H$1])/POWER([.$I$1];([.A326]-1))" office:value-type="float" office:value="0.00100068163241969" calcext:value-type="float">
            <text:p>0.0010006816</text:p>
          </table:table-cell>
          <table:table-cell table:formula="of:=[.D325]" office:value-type="float" office:value="5" calcext:value-type="float">
            <text:p>5</text:p>
          </table:table-cell>
          <table:table-cell table:formula="of:=[.E32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6]-([.$G$1]-[.$H$1])/399" office:value-type="float" office:value="0.928132832080169" calcext:value-type="float">
            <text:p>0.9281328321</text:p>
          </table:table-cell>
          <table:table-cell table:formula="of:=[.$H$1]+([.$G$1]-[.$H$1])/POWER([.$I$1];([.A327]-1))" office:value-type="float" office:value="0.00100064917373304" calcext:value-type="float">
            <text:p>0.0010006492</text:p>
          </table:table-cell>
          <table:table-cell table:formula="of:=[.D326]" office:value-type="float" office:value="5" calcext:value-type="float">
            <text:p>5</text:p>
          </table:table-cell>
          <table:table-cell table:formula="of:=[.E32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7]-([.$G$1]-[.$H$1])/399" office:value-type="float" office:value="0.915604010025031" calcext:value-type="float">
            <text:p>0.91560401</text:p>
          </table:table-cell>
          <table:table-cell table:formula="of:=[.$H$1]+([.$G$1]-[.$H$1])/POWER([.$I$1];([.A328]-1))" office:value-type="float" office:value="0.00100061826069813" calcext:value-type="float">
            <text:p>0.0010006183</text:p>
          </table:table-cell>
          <table:table-cell table:formula="of:=[.D327]" office:value-type="float" office:value="5" calcext:value-type="float">
            <text:p>5</text:p>
          </table:table-cell>
          <table:table-cell table:formula="of:=[.E32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8]-([.$G$1]-[.$H$1])/399" office:value-type="float" office:value="0.903075187969893" calcext:value-type="float">
            <text:p>0.903075188</text:p>
          </table:table-cell>
          <table:table-cell table:formula="of:=[.$H$1]+([.$G$1]-[.$H$1])/POWER([.$I$1];([.A329]-1))" office:value-type="float" office:value="0.00100058881971251" calcext:value-type="float">
            <text:p>0.0010005888</text:p>
          </table:table-cell>
          <table:table-cell table:formula="of:=[.D328]" office:value-type="float" office:value="5" calcext:value-type="float">
            <text:p>5</text:p>
          </table:table-cell>
          <table:table-cell table:formula="of:=[.E32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29]-([.$G$1]-[.$H$1])/399" office:value-type="float" office:value="0.890546365914755" calcext:value-type="float">
            <text:p>0.8905463659</text:p>
          </table:table-cell>
          <table:table-cell table:formula="of:=[.$H$1]+([.$G$1]-[.$H$1])/POWER([.$I$1];([.A330]-1))" office:value-type="float" office:value="0.00100056078067858" calcext:value-type="float">
            <text:p>0.0010005608</text:p>
          </table:table-cell>
          <table:table-cell table:formula="of:=[.D329]" office:value-type="float" office:value="5" calcext:value-type="float">
            <text:p>5</text:p>
          </table:table-cell>
          <table:table-cell table:formula="of:=[.E32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0]-([.$G$1]-[.$H$1])/399" office:value-type="float" office:value="0.878017543859618" calcext:value-type="float">
            <text:p>0.8780175439</text:p>
          </table:table-cell>
          <table:table-cell table:formula="of:=[.$H$1]+([.$G$1]-[.$H$1])/POWER([.$I$1];([.A331]-1))" office:value-type="float" office:value="0.00100053407683674" calcext:value-type="float">
            <text:p>0.0010005341</text:p>
          </table:table-cell>
          <table:table-cell table:formula="of:=[.D330]" office:value-type="float" office:value="5" calcext:value-type="float">
            <text:p>5</text:p>
          </table:table-cell>
          <table:table-cell table:formula="of:=[.E33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1]-([.$G$1]-[.$H$1])/399" office:value-type="float" office:value="0.86548872180448" calcext:value-type="float">
            <text:p>0.8654887218</text:p>
          </table:table-cell>
          <table:table-cell table:formula="of:=[.$H$1]+([.$G$1]-[.$H$1])/POWER([.$I$1];([.A332]-1))" office:value-type="float" office:value="0.00100050864460642" calcext:value-type="float">
            <text:p>0.0010005086</text:p>
          </table:table-cell>
          <table:table-cell table:formula="of:=[.D331]" office:value-type="float" office:value="5" calcext:value-type="float">
            <text:p>5</text:p>
          </table:table-cell>
          <table:table-cell table:formula="of:=[.E33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2]-([.$G$1]-[.$H$1])/399" office:value-type="float" office:value="0.852959899749342" calcext:value-type="float">
            <text:p>0.8529598997</text:p>
          </table:table-cell>
          <table:table-cell table:formula="of:=[.$H$1]+([.$G$1]-[.$H$1])/POWER([.$I$1];([.A333]-1))" office:value-type="float" office:value="0.00100048442343468" calcext:value-type="float">
            <text:p>0.0010004844</text:p>
          </table:table-cell>
          <table:table-cell table:formula="of:=[.D332]" office:value-type="float" office:value="5" calcext:value-type="float">
            <text:p>5</text:p>
          </table:table-cell>
          <table:table-cell table:formula="of:=[.E33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3]-([.$G$1]-[.$H$1])/399" office:value-type="float" office:value="0.840431077694204" calcext:value-type="float">
            <text:p>0.8404310777</text:p>
          </table:table-cell>
          <table:table-cell table:formula="of:=[.$H$1]+([.$G$1]-[.$H$1])/POWER([.$I$1];([.A334]-1))" office:value-type="float" office:value="0.00100046135565208" calcext:value-type="float">
            <text:p>0.0010004614</text:p>
          </table:table-cell>
          <table:table-cell table:formula="of:=[.D333]" office:value-type="float" office:value="5" calcext:value-type="float">
            <text:p>5</text:p>
          </table:table-cell>
          <table:table-cell table:formula="of:=[.E33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4]-([.$G$1]-[.$H$1])/399" office:value-type="float" office:value="0.827902255639066" calcext:value-type="float">
            <text:p>0.8279022556</text:p>
          </table:table-cell>
          <table:table-cell table:formula="of:=[.$H$1]+([.$G$1]-[.$H$1])/POWER([.$I$1];([.A335]-1))" office:value-type="float" office:value="0.00100043938633531" calcext:value-type="float">
            <text:p>0.0010004394</text:p>
          </table:table-cell>
          <table:table-cell table:formula="of:=[.D334]" office:value-type="float" office:value="5" calcext:value-type="float">
            <text:p>5</text:p>
          </table:table-cell>
          <table:table-cell table:formula="of:=[.E33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5]-([.$G$1]-[.$H$1])/399" office:value-type="float" office:value="0.815373433583928" calcext:value-type="float">
            <text:p>0.8153734336</text:p>
          </table:table-cell>
          <table:table-cell table:formula="of:=[.$H$1]+([.$G$1]-[.$H$1])/POWER([.$I$1];([.A336]-1))" office:value-type="float" office:value="0.00100041846317649" calcext:value-type="float">
            <text:p>0.0010004185</text:p>
          </table:table-cell>
          <table:table-cell table:formula="of:=[.D335]" office:value-type="float" office:value="5" calcext:value-type="float">
            <text:p>5</text:p>
          </table:table-cell>
          <table:table-cell table:formula="of:=[.E33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6]-([.$G$1]-[.$H$1])/399" office:value-type="float" office:value="0.802844611528791" calcext:value-type="float">
            <text:p>0.8028446115</text:p>
          </table:table-cell>
          <table:table-cell table:formula="of:=[.$H$1]+([.$G$1]-[.$H$1])/POWER([.$I$1];([.A337]-1))" office:value-type="float" office:value="0.00100039853635856" calcext:value-type="float">
            <text:p>0.0010003985</text:p>
          </table:table-cell>
          <table:table-cell table:formula="of:=[.D336]" office:value-type="float" office:value="5" calcext:value-type="float">
            <text:p>5</text:p>
          </table:table-cell>
          <table:table-cell table:formula="of:=[.E33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7]-([.$G$1]-[.$H$1])/399" office:value-type="float" office:value="0.790315789473653" calcext:value-type="float">
            <text:p>0.7903157895</text:p>
          </table:table-cell>
          <table:table-cell table:formula="of:=[.$H$1]+([.$G$1]-[.$H$1])/POWER([.$I$1];([.A338]-1))" office:value-type="float" office:value="0.00100037955843673" calcext:value-type="float">
            <text:p>0.0010003796</text:p>
          </table:table-cell>
          <table:table-cell table:formula="of:=[.D337]" office:value-type="float" office:value="5" calcext:value-type="float">
            <text:p>5</text:p>
          </table:table-cell>
          <table:table-cell table:formula="of:=[.E33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8]-([.$G$1]-[.$H$1])/399" office:value-type="float" office:value="0.777786967418515" calcext:value-type="float">
            <text:p>0.7777869674</text:p>
          </table:table-cell>
          <table:table-cell table:formula="of:=[.$H$1]+([.$G$1]-[.$H$1])/POWER([.$I$1];([.A339]-1))" office:value-type="float" office:value="0.00100036148422545" calcext:value-type="float">
            <text:p>0.0010003615</text:p>
          </table:table-cell>
          <table:table-cell table:formula="of:=[.D338]" office:value-type="float" office:value="5" calcext:value-type="float">
            <text:p>5</text:p>
          </table:table-cell>
          <table:table-cell table:formula="of:=[.E33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39]-([.$G$1]-[.$H$1])/399" office:value-type="float" office:value="0.765258145363377" calcext:value-type="float">
            <text:p>0.7652581454</text:p>
          </table:table-cell>
          <table:table-cell table:formula="of:=[.$H$1]+([.$G$1]-[.$H$1])/POWER([.$I$1];([.A340]-1))" office:value-type="float" office:value="0.00100034427069091" calcext:value-type="float">
            <text:p>0.0010003443</text:p>
          </table:table-cell>
          <table:table-cell table:formula="of:=[.D339]" office:value-type="float" office:value="5" calcext:value-type="float">
            <text:p>5</text:p>
          </table:table-cell>
          <table:table-cell table:formula="of:=[.E33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0]-([.$G$1]-[.$H$1])/399" office:value-type="float" office:value="0.752729323308239" calcext:value-type="float">
            <text:p>0.7527293233</text:p>
          </table:table-cell>
          <table:table-cell table:formula="of:=[.$H$1]+([.$G$1]-[.$H$1])/POWER([.$I$1];([.A341]-1))" office:value-type="float" office:value="0.00100032787684848" calcext:value-type="float">
            <text:p>0.0010003279</text:p>
          </table:table-cell>
          <table:table-cell table:formula="of:=[.D340]" office:value-type="float" office:value="5" calcext:value-type="float">
            <text:p>5</text:p>
          </table:table-cell>
          <table:table-cell table:formula="of:=[.E34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1]-([.$G$1]-[.$H$1])/399" office:value-type="float" office:value="0.740200501253101" calcext:value-type="float">
            <text:p>0.7402005013</text:p>
          </table:table-cell>
          <table:table-cell table:formula="of:=[.$H$1]+([.$G$1]-[.$H$1])/POWER([.$I$1];([.A342]-1))" office:value-type="float" office:value="0.00100031226366522" calcext:value-type="float">
            <text:p>0.0010003123</text:p>
          </table:table-cell>
          <table:table-cell table:formula="of:=[.D341]" office:value-type="float" office:value="5" calcext:value-type="float">
            <text:p>5</text:p>
          </table:table-cell>
          <table:table-cell table:formula="of:=[.E34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2]-([.$G$1]-[.$H$1])/399" office:value-type="float" office:value="0.727671679197964" calcext:value-type="float">
            <text:p>0.7276716792</text:p>
          </table:table-cell>
          <table:table-cell table:formula="of:=[.$H$1]+([.$G$1]-[.$H$1])/POWER([.$I$1];([.A343]-1))" office:value-type="float" office:value="0.00100029739396688" calcext:value-type="float">
            <text:p>0.0010002974</text:p>
          </table:table-cell>
          <table:table-cell table:formula="of:=[.D342]" office:value-type="float" office:value="5" calcext:value-type="float">
            <text:p>5</text:p>
          </table:table-cell>
          <table:table-cell table:formula="of:=[.E34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3]-([.$G$1]-[.$H$1])/399" office:value-type="float" office:value="0.715142857142826" calcext:value-type="float">
            <text:p>0.7151428571</text:p>
          </table:table-cell>
          <table:table-cell table:formula="of:=[.$H$1]+([.$G$1]-[.$H$1])/POWER([.$I$1];([.A344]-1))" office:value-type="float" office:value="0.00100028323234941" calcext:value-type="float">
            <text:p>0.0010002832</text:p>
          </table:table-cell>
          <table:table-cell table:formula="of:=[.D343]" office:value-type="float" office:value="5" calcext:value-type="float">
            <text:p>5</text:p>
          </table:table-cell>
          <table:table-cell table:formula="of:=[.E34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4]-([.$G$1]-[.$H$1])/399" office:value-type="float" office:value="0.702614035087688" calcext:value-type="float">
            <text:p>0.7026140351</text:p>
          </table:table-cell>
          <table:table-cell table:formula="of:=[.$H$1]+([.$G$1]-[.$H$1])/POWER([.$I$1];([.A345]-1))" office:value-type="float" office:value="0.00100026974509467" calcext:value-type="float">
            <text:p>0.0010002697</text:p>
          </table:table-cell>
          <table:table-cell table:formula="of:=[.D344]" office:value-type="float" office:value="5" calcext:value-type="float">
            <text:p>5</text:p>
          </table:table-cell>
          <table:table-cell table:formula="of:=[.E34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5]-([.$G$1]-[.$H$1])/399" office:value-type="float" office:value="0.69008521303255" calcext:value-type="float">
            <text:p>0.690085213</text:p>
          </table:table-cell>
          <table:table-cell table:formula="of:=[.$H$1]+([.$G$1]-[.$H$1])/POWER([.$I$1];([.A346]-1))" office:value-type="float" office:value="0.00100025690009017" calcext:value-type="float">
            <text:p>0.0010002569</text:p>
          </table:table-cell>
          <table:table-cell table:formula="of:=[.D345]" office:value-type="float" office:value="5" calcext:value-type="float">
            <text:p>5</text:p>
          </table:table-cell>
          <table:table-cell table:formula="of:=[.E34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6]-([.$G$1]-[.$H$1])/399" office:value-type="float" office:value="0.677556390977412" calcext:value-type="float">
            <text:p>0.677556391</text:p>
          </table:table-cell>
          <table:table-cell table:formula="of:=[.$H$1]+([.$G$1]-[.$H$1])/POWER([.$I$1];([.A347]-1))" office:value-type="float" office:value="0.00100024466675254" calcext:value-type="float">
            <text:p>0.0010002447</text:p>
          </table:table-cell>
          <table:table-cell table:formula="of:=[.D346]" office:value-type="float" office:value="5" calcext:value-type="float">
            <text:p>5</text:p>
          </table:table-cell>
          <table:table-cell table:formula="of:=[.E34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7]-([.$G$1]-[.$H$1])/399" office:value-type="float" office:value="0.665027568922274" calcext:value-type="float">
            <text:p>0.6650275689</text:p>
          </table:table-cell>
          <table:table-cell table:formula="of:=[.$H$1]+([.$G$1]-[.$H$1])/POWER([.$I$1];([.A348]-1))" office:value-type="float" office:value="0.0010002330159548" calcext:value-type="float">
            <text:p>0.001000233</text:p>
          </table:table-cell>
          <table:table-cell table:formula="of:=[.D347]" office:value-type="float" office:value="5" calcext:value-type="float">
            <text:p>5</text:p>
          </table:table-cell>
          <table:table-cell table:formula="of:=[.E34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8]-([.$G$1]-[.$H$1])/399" office:value-type="float" office:value="0.652498746867137" calcext:value-type="float">
            <text:p>0.6524987469</text:p>
          </table:table-cell>
          <table:table-cell table:formula="of:=[.$H$1]+([.$G$1]-[.$H$1])/POWER([.$I$1];([.A349]-1))" office:value-type="float" office:value="0.00100022191995695" calcext:value-type="float">
            <text:p>0.0010002219</text:p>
          </table:table-cell>
          <table:table-cell table:formula="of:=[.D348]" office:value-type="float" office:value="5" calcext:value-type="float">
            <text:p>5</text:p>
          </table:table-cell>
          <table:table-cell table:formula="of:=[.E34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49]-([.$G$1]-[.$H$1])/399" office:value-type="float" office:value="0.639969924811999" calcext:value-type="float">
            <text:p>0.6399699248</text:p>
          </table:table-cell>
          <table:table-cell table:formula="of:=[.$H$1]+([.$G$1]-[.$H$1])/POWER([.$I$1];([.A350]-1))" office:value-type="float" office:value="0.00100021135233995" calcext:value-type="float">
            <text:p>0.0010002114</text:p>
          </table:table-cell>
          <table:table-cell table:formula="of:=[.D349]" office:value-type="float" office:value="5" calcext:value-type="float">
            <text:p>5</text:p>
          </table:table-cell>
          <table:table-cell table:formula="of:=[.E34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0]-([.$G$1]-[.$H$1])/399" office:value-type="float" office:value="0.627441102756861" calcext:value-type="float">
            <text:p>0.6274411028</text:p>
          </table:table-cell>
          <table:table-cell table:formula="of:=[.$H$1]+([.$G$1]-[.$H$1])/POWER([.$I$1];([.A351]-1))" office:value-type="float" office:value="0.00100020128794281" calcext:value-type="float">
            <text:p>0.0010002013</text:p>
          </table:table-cell>
          <table:table-cell table:formula="of:=[.D350]" office:value-type="float" office:value="5" calcext:value-type="float">
            <text:p>5</text:p>
          </table:table-cell>
          <table:table-cell table:formula="of:=[.E35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1]-([.$G$1]-[.$H$1])/399" office:value-type="float" office:value="0.614912280701723" calcext:value-type="float">
            <text:p>0.6149122807</text:p>
          </table:table-cell>
          <table:table-cell table:formula="of:=[.$H$1]+([.$G$1]-[.$H$1])/POWER([.$I$1];([.A352]-1))" office:value-type="float" office:value="0.00100019170280268" calcext:value-type="float">
            <text:p>0.0010001917</text:p>
          </table:table-cell>
          <table:table-cell table:formula="of:=[.D351]" office:value-type="float" office:value="5" calcext:value-type="float">
            <text:p>5</text:p>
          </table:table-cell>
          <table:table-cell table:formula="of:=[.E35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2]-([.$G$1]-[.$H$1])/399" office:value-type="float" office:value="0.602383458646585" calcext:value-type="float">
            <text:p>0.6023834586</text:p>
          </table:table-cell>
          <table:table-cell table:formula="of:=[.$H$1]+([.$G$1]-[.$H$1])/POWER([.$I$1];([.A353]-1))" office:value-type="float" office:value="0.00100018257409779" calcext:value-type="float">
            <text:p>0.0010001826</text:p>
          </table:table-cell>
          <table:table-cell table:formula="of:=[.D352]" office:value-type="float" office:value="5" calcext:value-type="float">
            <text:p>5</text:p>
          </table:table-cell>
          <table:table-cell table:formula="of:=[.E35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3]-([.$G$1]-[.$H$1])/399" office:value-type="float" office:value="0.589854636591447" calcext:value-type="float">
            <text:p>0.5898546366</text:p>
          </table:table-cell>
          <table:table-cell table:formula="of:=[.$H$1]+([.$G$1]-[.$H$1])/POWER([.$I$1];([.A354]-1))" office:value-type="float" office:value="0.00100017388009313" calcext:value-type="float">
            <text:p>0.0010001739</text:p>
          </table:table-cell>
          <table:table-cell table:formula="of:=[.D353]" office:value-type="float" office:value="5" calcext:value-type="float">
            <text:p>5</text:p>
          </table:table-cell>
          <table:table-cell table:formula="of:=[.E35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4]-([.$G$1]-[.$H$1])/399" office:value-type="float" office:value="0.57732581453631" calcext:value-type="float">
            <text:p>0.5773258145</text:p>
          </table:table-cell>
          <table:table-cell table:formula="of:=[.$H$1]+([.$G$1]-[.$H$1])/POWER([.$I$1];([.A355]-1))" office:value-type="float" office:value="0.0010001656000887" calcext:value-type="float">
            <text:p>0.0010001656</text:p>
          </table:table-cell>
          <table:table-cell table:formula="of:=[.D354]" office:value-type="float" office:value="5" calcext:value-type="float">
            <text:p>5</text:p>
          </table:table-cell>
          <table:table-cell table:formula="of:=[.E35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5]-([.$G$1]-[.$H$1])/399" office:value-type="float" office:value="0.564796992481172" calcext:value-type="float">
            <text:p>0.5647969925</text:p>
          </table:table-cell>
          <table:table-cell table:formula="of:=[.$H$1]+([.$G$1]-[.$H$1])/POWER([.$I$1];([.A356]-1))" office:value-type="float" office:value="0.00100015771437019" calcext:value-type="float">
            <text:p>0.0010001577</text:p>
          </table:table-cell>
          <table:table-cell table:formula="of:=[.D355]" office:value-type="float" office:value="5" calcext:value-type="float">
            <text:p>5</text:p>
          </table:table-cell>
          <table:table-cell table:formula="of:=[.E35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6]-([.$G$1]-[.$H$1])/399" office:value-type="float" office:value="0.552268170426034" calcext:value-type="float">
            <text:p>0.5522681704</text:p>
          </table:table-cell>
          <table:table-cell table:formula="of:=[.$H$1]+([.$G$1]-[.$H$1])/POWER([.$I$1];([.A357]-1))" office:value-type="float" office:value="0.00100015020416208" calcext:value-type="float">
            <text:p>0.0010001502</text:p>
          </table:table-cell>
          <table:table-cell table:formula="of:=[.D356]" office:value-type="float" office:value="5" calcext:value-type="float">
            <text:p>5</text:p>
          </table:table-cell>
          <table:table-cell table:formula="of:=[.E35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7]-([.$G$1]-[.$H$1])/399" office:value-type="float" office:value="0.539739348370896" calcext:value-type="float">
            <text:p>0.5397393484</text:p>
          </table:table-cell>
          <table:table-cell table:formula="of:=[.$H$1]+([.$G$1]-[.$H$1])/POWER([.$I$1];([.A358]-1))" office:value-type="float" office:value="0.00100014305158294" calcext:value-type="float">
            <text:p>0.0010001431</text:p>
          </table:table-cell>
          <table:table-cell table:formula="of:=[.D357]" office:value-type="float" office:value="5" calcext:value-type="float">
            <text:p>5</text:p>
          </table:table-cell>
          <table:table-cell table:formula="of:=[.E35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8]-([.$G$1]-[.$H$1])/399" office:value-type="float" office:value="0.527210526315758" calcext:value-type="float">
            <text:p>0.5272105263</text:p>
          </table:table-cell>
          <table:table-cell table:formula="of:=[.$H$1]+([.$G$1]-[.$H$1])/POWER([.$I$1];([.A359]-1))" office:value-type="float" office:value="0.0010001362396028" calcext:value-type="float">
            <text:p>0.0010001362</text:p>
          </table:table-cell>
          <table:table-cell table:formula="of:=[.D358]" office:value-type="float" office:value="5" calcext:value-type="float">
            <text:p>5</text:p>
          </table:table-cell>
          <table:table-cell table:formula="of:=[.E35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59]-([.$G$1]-[.$H$1])/399" office:value-type="float" office:value="0.51468170426062" calcext:value-type="float">
            <text:p>0.5146817043</text:p>
          </table:table-cell>
          <table:table-cell table:formula="of:=[.$H$1]+([.$G$1]-[.$H$1])/POWER([.$I$1];([.A360]-1))" office:value-type="float" office:value="0.00100012975200266" calcext:value-type="float">
            <text:p>0.0010001298</text:p>
          </table:table-cell>
          <table:table-cell table:formula="of:=[.D359]" office:value-type="float" office:value="5" calcext:value-type="float">
            <text:p>5</text:p>
          </table:table-cell>
          <table:table-cell table:formula="of:=[.E35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0]-([.$G$1]-[.$H$1])/399" office:value-type="float" office:value="0.502152882205483" calcext:value-type="float">
            <text:p>0.5021528822</text:p>
          </table:table-cell>
          <table:table-cell table:formula="of:=[.$H$1]+([.$G$1]-[.$H$1])/POWER([.$I$1];([.A361]-1))" office:value-type="float" office:value="0.00100012357333587" calcext:value-type="float">
            <text:p>0.0010001236</text:p>
          </table:table-cell>
          <table:table-cell table:formula="of:=[.D360]" office:value-type="float" office:value="5" calcext:value-type="float">
            <text:p>5</text:p>
          </table:table-cell>
          <table:table-cell table:formula="of:=[.E36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1]-([.$G$1]-[.$H$1])/399" office:value-type="float" office:value="0.489624060150345" calcext:value-type="float">
            <text:p>0.4896240602</text:p>
          </table:table-cell>
          <table:table-cell table:formula="of:=[.$H$1]+([.$G$1]-[.$H$1])/POWER([.$I$1];([.A362]-1))" office:value-type="float" office:value="0.00100011768889131" calcext:value-type="float">
            <text:p>0.0010001177</text:p>
          </table:table-cell>
          <table:table-cell table:formula="of:=[.D361]" office:value-type="float" office:value="5" calcext:value-type="float">
            <text:p>5</text:p>
          </table:table-cell>
          <table:table-cell table:formula="of:=[.E36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2]-([.$G$1]-[.$H$1])/399" office:value-type="float" office:value="0.477095238095207" calcext:value-type="float">
            <text:p>0.4770952381</text:p>
          </table:table-cell>
          <table:table-cell table:formula="of:=[.$H$1]+([.$G$1]-[.$H$1])/POWER([.$I$1];([.A363]-1))" office:value-type="float" office:value="0.00100011208465839" calcext:value-type="float">
            <text:p>0.0010001121</text:p>
          </table:table-cell>
          <table:table-cell table:formula="of:=[.D362]" office:value-type="float" office:value="5" calcext:value-type="float">
            <text:p>5</text:p>
          </table:table-cell>
          <table:table-cell table:formula="of:=[.E36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3]-([.$G$1]-[.$H$1])/399" office:value-type="float" office:value="0.464566416040069" calcext:value-type="float">
            <text:p>0.464566416</text:p>
          </table:table-cell>
          <table:table-cell table:formula="of:=[.$H$1]+([.$G$1]-[.$H$1])/POWER([.$I$1];([.A364]-1))" office:value-type="float" office:value="0.0010001067472937" calcext:value-type="float">
            <text:p>0.0010001067</text:p>
          </table:table-cell>
          <table:table-cell table:formula="of:=[.D363]" office:value-type="float" office:value="5" calcext:value-type="float">
            <text:p>5</text:p>
          </table:table-cell>
          <table:table-cell table:formula="of:=[.E36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4]-([.$G$1]-[.$H$1])/399" office:value-type="float" office:value="0.452037593984931" calcext:value-type="float">
            <text:p>0.452037594</text:p>
          </table:table-cell>
          <table:table-cell table:formula="of:=[.$H$1]+([.$G$1]-[.$H$1])/POWER([.$I$1];([.A365]-1))" office:value-type="float" office:value="0.00100010166408924" calcext:value-type="float">
            <text:p>0.0010001017</text:p>
          </table:table-cell>
          <table:table-cell table:formula="of:=[.D364]" office:value-type="float" office:value="5" calcext:value-type="float">
            <text:p>5</text:p>
          </table:table-cell>
          <table:table-cell table:formula="of:=[.E36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5]-([.$G$1]-[.$H$1])/399" office:value-type="float" office:value="0.439508771929793" calcext:value-type="float">
            <text:p>0.4395087719</text:p>
          </table:table-cell>
          <table:table-cell table:formula="of:=[.$H$1]+([.$G$1]-[.$H$1])/POWER([.$I$1];([.A366]-1))" office:value-type="float" office:value="0.00100009682294213" calcext:value-type="float">
            <text:p>0.0010000968</text:p>
          </table:table-cell>
          <table:table-cell table:formula="of:=[.D365]" office:value-type="float" office:value="5" calcext:value-type="float">
            <text:p>5</text:p>
          </table:table-cell>
          <table:table-cell table:formula="of:=[.E36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6]-([.$G$1]-[.$H$1])/399" office:value-type="float" office:value="0.426979949874656" calcext:value-type="float">
            <text:p>0.4269799499</text:p>
          </table:table-cell>
          <table:table-cell table:formula="of:=[.$H$1]+([.$G$1]-[.$H$1])/POWER([.$I$1];([.A367]-1))" office:value-type="float" office:value="0.00100009221232584" calcext:value-type="float">
            <text:p>0.0010000922</text:p>
          </table:table-cell>
          <table:table-cell table:formula="of:=[.D366]" office:value-type="float" office:value="5" calcext:value-type="float">
            <text:p>5</text:p>
          </table:table-cell>
          <table:table-cell table:formula="of:=[.E36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7]-([.$G$1]-[.$H$1])/399" office:value-type="float" office:value="0.414451127819518" calcext:value-type="float">
            <text:p>0.4144511278</text:p>
          </table:table-cell>
          <table:table-cell table:formula="of:=[.$H$1]+([.$G$1]-[.$H$1])/POWER([.$I$1];([.A368]-1))" office:value-type="float" office:value="0.00100008782126271" calcext:value-type="float">
            <text:p>0.0010000878</text:p>
          </table:table-cell>
          <table:table-cell table:formula="of:=[.D367]" office:value-type="float" office:value="5" calcext:value-type="float">
            <text:p>5</text:p>
          </table:table-cell>
          <table:table-cell table:formula="of:=[.E36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8]-([.$G$1]-[.$H$1])/399" office:value-type="float" office:value="0.40192230576438" calcext:value-type="float">
            <text:p>0.4019223058</text:p>
          </table:table-cell>
          <table:table-cell table:formula="of:=[.$H$1]+([.$G$1]-[.$H$1])/POWER([.$I$1];([.A369]-1))" office:value-type="float" office:value="0.00100008363929781" calcext:value-type="float">
            <text:p>0.0010000836</text:p>
          </table:table-cell>
          <table:table-cell table:formula="of:=[.D368]" office:value-type="float" office:value="5" calcext:value-type="float">
            <text:p>5</text:p>
          </table:table-cell>
          <table:table-cell table:formula="of:=[.E36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69]-([.$G$1]-[.$H$1])/399" office:value-type="float" office:value="0.389393483709242" calcext:value-type="float">
            <text:p>0.3893934837</text:p>
          </table:table-cell>
          <table:table-cell table:formula="of:=[.$H$1]+([.$G$1]-[.$H$1])/POWER([.$I$1];([.A370]-1))" office:value-type="float" office:value="0.00100007965647411" calcext:value-type="float">
            <text:p>0.0010000797</text:p>
          </table:table-cell>
          <table:table-cell table:formula="of:=[.D369]" office:value-type="float" office:value="5" calcext:value-type="float">
            <text:p>5</text:p>
          </table:table-cell>
          <table:table-cell table:formula="of:=[.E36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0]-([.$G$1]-[.$H$1])/399" office:value-type="float" office:value="0.376864661654104" calcext:value-type="float">
            <text:p>0.3768646617</text:p>
          </table:table-cell>
          <table:table-cell table:formula="of:=[.$H$1]+([.$G$1]-[.$H$1])/POWER([.$I$1];([.A371]-1))" office:value-type="float" office:value="0.00100007586330868" calcext:value-type="float">
            <text:p>0.0010000759</text:p>
          </table:table-cell>
          <table:table-cell table:formula="of:=[.D370]" office:value-type="float" office:value="5" calcext:value-type="float">
            <text:p>5</text:p>
          </table:table-cell>
          <table:table-cell table:formula="of:=[.E37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1]-([.$G$1]-[.$H$1])/399" office:value-type="float" office:value="0.364335839598966" calcext:value-type="float">
            <text:p>0.3643358396</text:p>
          </table:table-cell>
          <table:table-cell table:formula="of:=[.$H$1]+([.$G$1]-[.$H$1])/POWER([.$I$1];([.A372]-1))" office:value-type="float" office:value="0.00100007225077017" calcext:value-type="float">
            <text:p>0.0010000723</text:p>
          </table:table-cell>
          <table:table-cell table:formula="of:=[.D371]" office:value-type="float" office:value="5" calcext:value-type="float">
            <text:p>5</text:p>
          </table:table-cell>
          <table:table-cell table:formula="of:=[.E37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2]-([.$G$1]-[.$H$1])/399" office:value-type="float" office:value="0.351807017543829" calcext:value-type="float">
            <text:p>0.3518070175</text:p>
          </table:table-cell>
          <table:table-cell table:formula="of:=[.$H$1]+([.$G$1]-[.$H$1])/POWER([.$I$1];([.A373]-1))" office:value-type="float" office:value="0.0010000688102573" calcext:value-type="float">
            <text:p>0.0010000688</text:p>
          </table:table-cell>
          <table:table-cell table:formula="of:=[.D372]" office:value-type="float" office:value="5" calcext:value-type="float">
            <text:p>5</text:p>
          </table:table-cell>
          <table:table-cell table:formula="of:=[.E37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3]-([.$G$1]-[.$H$1])/399" office:value-type="float" office:value="0.339278195488691" calcext:value-type="float">
            <text:p>0.3392781955</text:p>
          </table:table-cell>
          <table:table-cell table:formula="of:=[.$H$1]+([.$G$1]-[.$H$1])/POWER([.$I$1];([.A374]-1))" office:value-type="float" office:value="0.00100006553357838" calcext:value-type="float">
            <text:p>0.0010000655</text:p>
          </table:table-cell>
          <table:table-cell table:formula="of:=[.D373]" office:value-type="float" office:value="5" calcext:value-type="float">
            <text:p>5</text:p>
          </table:table-cell>
          <table:table-cell table:formula="of:=[.E37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4]-([.$G$1]-[.$H$1])/399" office:value-type="float" office:value="0.326749373433553" calcext:value-type="float">
            <text:p>0.3267493734</text:p>
          </table:table-cell>
          <table:table-cell table:formula="of:=[.$H$1]+([.$G$1]-[.$H$1])/POWER([.$I$1];([.A375]-1))" office:value-type="float" office:value="0.00100006241293179" calcext:value-type="float">
            <text:p>0.0010000624</text:p>
          </table:table-cell>
          <table:table-cell table:formula="of:=[.D374]" office:value-type="float" office:value="5" calcext:value-type="float">
            <text:p>5</text:p>
          </table:table-cell>
          <table:table-cell table:formula="of:=[.E37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5]-([.$G$1]-[.$H$1])/399" office:value-type="float" office:value="0.314220551378415" calcext:value-type="float">
            <text:p>0.3142205514</text:p>
          </table:table-cell>
          <table:table-cell table:formula="of:=[.$H$1]+([.$G$1]-[.$H$1])/POWER([.$I$1];([.A376]-1))" office:value-type="float" office:value="0.00100005944088742" calcext:value-type="float">
            <text:p>0.0010000594</text:p>
          </table:table-cell>
          <table:table-cell table:formula="of:=[.D375]" office:value-type="float" office:value="5" calcext:value-type="float">
            <text:p>5</text:p>
          </table:table-cell>
          <table:table-cell table:formula="of:=[.E37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6]-([.$G$1]-[.$H$1])/399" office:value-type="float" office:value="0.301691729323277" calcext:value-type="float">
            <text:p>0.3016917293</text:p>
          </table:table-cell>
          <table:table-cell table:formula="of:=[.$H$1]+([.$G$1]-[.$H$1])/POWER([.$I$1];([.A377]-1))" office:value-type="float" office:value="0.00100005661036897" calcext:value-type="float">
            <text:p>0.0010000566</text:p>
          </table:table-cell>
          <table:table-cell table:formula="of:=[.D376]" office:value-type="float" office:value="5" calcext:value-type="float">
            <text:p>5</text:p>
          </table:table-cell>
          <table:table-cell table:formula="of:=[.E37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7]-([.$G$1]-[.$H$1])/399" office:value-type="float" office:value="0.289162907268139" calcext:value-type="float">
            <text:p>0.2891629073</text:p>
          </table:table-cell>
          <table:table-cell table:formula="of:=[.$H$1]+([.$G$1]-[.$H$1])/POWER([.$I$1];([.A378]-1))" office:value-type="float" office:value="0.00100005391463712" calcext:value-type="float">
            <text:p>0.0010000539</text:p>
          </table:table-cell>
          <table:table-cell table:formula="of:=[.D377]" office:value-type="float" office:value="5" calcext:value-type="float">
            <text:p>5</text:p>
          </table:table-cell>
          <table:table-cell table:formula="of:=[.E37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8]-([.$G$1]-[.$H$1])/399" office:value-type="float" office:value="0.276634085213002" calcext:value-type="float">
            <text:p>0.2766340852</text:p>
          </table:table-cell>
          <table:table-cell table:formula="of:=[.$H$1]+([.$G$1]-[.$H$1])/POWER([.$I$1];([.A379]-1))" office:value-type="float" office:value="0.00100005134727345" calcext:value-type="float">
            <text:p>0.0010000513</text:p>
          </table:table-cell>
          <table:table-cell table:formula="of:=[.D378]" office:value-type="float" office:value="5" calcext:value-type="float">
            <text:p>5</text:p>
          </table:table-cell>
          <table:table-cell table:formula="of:=[.E37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79]-([.$G$1]-[.$H$1])/399" office:value-type="float" office:value="0.264105263157864" calcext:value-type="float">
            <text:p>0.2641052632</text:p>
          </table:table-cell>
          <table:table-cell table:formula="of:=[.$H$1]+([.$G$1]-[.$H$1])/POWER([.$I$1];([.A380]-1))" office:value-type="float" office:value="0.00100004890216519" calcext:value-type="float">
            <text:p>0.0010000489</text:p>
          </table:table-cell>
          <table:table-cell table:formula="of:=[.D379]" office:value-type="float" office:value="5" calcext:value-type="float">
            <text:p>5</text:p>
          </table:table-cell>
          <table:table-cell table:formula="of:=[.E37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0]-([.$G$1]-[.$H$1])/399" office:value-type="float" office:value="0.251576441102726" calcext:value-type="float">
            <text:p>0.2515764411</text:p>
          </table:table-cell>
          <table:table-cell table:formula="of:=[.$H$1]+([.$G$1]-[.$H$1])/POWER([.$I$1];([.A381]-1))" office:value-type="float" office:value="0.00100004657349065" calcext:value-type="float">
            <text:p>0.0010000466</text:p>
          </table:table-cell>
          <table:table-cell table:formula="of:=[.D380]" office:value-type="float" office:value="5" calcext:value-type="float">
            <text:p>5</text:p>
          </table:table-cell>
          <table:table-cell table:formula="of:=[.E38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1]-([.$G$1]-[.$H$1])/399" office:value-type="float" office:value="0.239047619047588" calcext:value-type="float">
            <text:p>0.239047619</text:p>
          </table:table-cell>
          <table:table-cell table:formula="of:=[.$H$1]+([.$G$1]-[.$H$1])/POWER([.$I$1];([.A382]-1))" office:value-type="float" office:value="0.00100004435570538" calcext:value-type="float">
            <text:p>0.0010000444</text:p>
          </table:table-cell>
          <table:table-cell table:formula="of:=[.D381]" office:value-type="float" office:value="5" calcext:value-type="float">
            <text:p>5</text:p>
          </table:table-cell>
          <table:table-cell table:formula="of:=[.E38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2]-([.$G$1]-[.$H$1])/399" office:value-type="float" office:value="0.22651879699245" calcext:value-type="float">
            <text:p>0.226518797</text:p>
          </table:table-cell>
          <table:table-cell table:formula="of:=[.$H$1]+([.$G$1]-[.$H$1])/POWER([.$I$1];([.A383]-1))" office:value-type="float" office:value="0.00100004224352894" calcext:value-type="float">
            <text:p>0.0010000422</text:p>
          </table:table-cell>
          <table:table-cell table:formula="of:=[.D382]" office:value-type="float" office:value="5" calcext:value-type="float">
            <text:p>5</text:p>
          </table:table-cell>
          <table:table-cell table:formula="of:=[.E38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3]-([.$G$1]-[.$H$1])/399" office:value-type="float" office:value="0.213989974937312" calcext:value-type="float">
            <text:p>0.2139899749</text:p>
          </table:table-cell>
          <table:table-cell table:formula="of:=[.$H$1]+([.$G$1]-[.$H$1])/POWER([.$I$1];([.A384]-1))" office:value-type="float" office:value="0.00100004023193232" calcext:value-type="float">
            <text:p>0.0010000402</text:p>
          </table:table-cell>
          <table:table-cell table:formula="of:=[.D383]" office:value-type="float" office:value="5" calcext:value-type="float">
            <text:p>5</text:p>
          </table:table-cell>
          <table:table-cell table:formula="of:=[.E38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4]-([.$G$1]-[.$H$1])/399" office:value-type="float" office:value="0.201461152882175" calcext:value-type="float">
            <text:p>0.2014611529</text:p>
          </table:table-cell>
          <table:table-cell table:formula="of:=[.$H$1]+([.$G$1]-[.$H$1])/POWER([.$I$1];([.A385]-1))" office:value-type="float" office:value="0.00100003831612602" calcext:value-type="float">
            <text:p>0.0010000383</text:p>
          </table:table-cell>
          <table:table-cell table:formula="of:=[.D384]" office:value-type="float" office:value="5" calcext:value-type="float">
            <text:p>5</text:p>
          </table:table-cell>
          <table:table-cell table:formula="of:=[.E38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5]-([.$G$1]-[.$H$1])/399" office:value-type="float" office:value="0.188932330827037" calcext:value-type="float">
            <text:p>0.1889323308</text:p>
          </table:table-cell>
          <table:table-cell table:formula="of:=[.$H$1]+([.$G$1]-[.$H$1])/POWER([.$I$1];([.A386]-1))" office:value-type="float" office:value="0.00100003649154859" calcext:value-type="float">
            <text:p>0.0010000365</text:p>
          </table:table-cell>
          <table:table-cell table:formula="of:=[.D385]" office:value-type="float" office:value="5" calcext:value-type="float">
            <text:p>5</text:p>
          </table:table-cell>
          <table:table-cell table:formula="of:=[.E38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6]-([.$G$1]-[.$H$1])/399" office:value-type="float" office:value="0.176403508771899" calcext:value-type="float">
            <text:p>0.1764035088</text:p>
          </table:table-cell>
          <table:table-cell table:formula="of:=[.$H$1]+([.$G$1]-[.$H$1])/POWER([.$I$1];([.A387]-1))" office:value-type="float" office:value="0.0010000347538558" calcext:value-type="float">
            <text:p>0.0010000348</text:p>
          </table:table-cell>
          <table:table-cell table:formula="of:=[.D386]" office:value-type="float" office:value="5" calcext:value-type="float">
            <text:p>5</text:p>
          </table:table-cell>
          <table:table-cell table:formula="of:=[.E38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7]-([.$G$1]-[.$H$1])/399" office:value-type="float" office:value="0.163874686716761" calcext:value-type="float">
            <text:p>0.1638746867</text:p>
          </table:table-cell>
          <table:table-cell table:formula="of:=[.$H$1]+([.$G$1]-[.$H$1])/POWER([.$I$1];([.A388]-1))" office:value-type="float" office:value="0.00100003309891029" calcext:value-type="float">
            <text:p>0.0010000331</text:p>
          </table:table-cell>
          <table:table-cell table:formula="of:=[.D387]" office:value-type="float" office:value="5" calcext:value-type="float">
            <text:p>5</text:p>
          </table:table-cell>
          <table:table-cell table:formula="of:=[.E38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8]-([.$G$1]-[.$H$1])/399" office:value-type="float" office:value="0.151345864661623" calcext:value-type="float">
            <text:p>0.1513458647</text:p>
          </table:table-cell>
          <table:table-cell table:formula="of:=[.$H$1]+([.$G$1]-[.$H$1])/POWER([.$I$1];([.A389]-1))" office:value-type="float" office:value="0.0010000315227717" calcext:value-type="float">
            <text:p>0.0010000315</text:p>
          </table:table-cell>
          <table:table-cell table:formula="of:=[.D388]" office:value-type="float" office:value="5" calcext:value-type="float">
            <text:p>5</text:p>
          </table:table-cell>
          <table:table-cell table:formula="of:=[.E38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89]-([.$G$1]-[.$H$1])/399" office:value-type="float" office:value="0.138817042606485" calcext:value-type="float">
            <text:p>0.1388170426</text:p>
          </table:table-cell>
          <table:table-cell table:formula="of:=[.$H$1]+([.$G$1]-[.$H$1])/POWER([.$I$1];([.A390]-1))" office:value-type="float" office:value="0.00100003002168733" calcext:value-type="float">
            <text:p>0.00100003</text:p>
          </table:table-cell>
          <table:table-cell table:formula="of:=[.D389]" office:value-type="float" office:value="5" calcext:value-type="float">
            <text:p>5</text:p>
          </table:table-cell>
          <table:table-cell table:formula="of:=[.E38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0]-([.$G$1]-[.$H$1])/399" office:value-type="float" office:value="0.126288220551348" calcext:value-type="float">
            <text:p>0.1262882206</text:p>
          </table:table-cell>
          <table:table-cell table:formula="of:=[.$H$1]+([.$G$1]-[.$H$1])/POWER([.$I$1];([.A391]-1))" office:value-type="float" office:value="0.00100002859208318" calcext:value-type="float">
            <text:p>0.0010000286</text:p>
          </table:table-cell>
          <table:table-cell table:formula="of:=[.D390]" office:value-type="float" office:value="5" calcext:value-type="float">
            <text:p>5</text:p>
          </table:table-cell>
          <table:table-cell table:formula="of:=[.E390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1]-([.$G$1]-[.$H$1])/399" office:value-type="float" office:value="0.11375939849621" calcext:value-type="float">
            <text:p>0.1137593985</text:p>
          </table:table-cell>
          <table:table-cell table:formula="of:=[.$H$1]+([.$G$1]-[.$H$1])/POWER([.$I$1];([.A392]-1))" office:value-type="float" office:value="0.00100002723055541" calcext:value-type="float">
            <text:p>0.0010000272</text:p>
          </table:table-cell>
          <table:table-cell table:formula="of:=[.D391]" office:value-type="float" office:value="5" calcext:value-type="float">
            <text:p>5</text:p>
          </table:table-cell>
          <table:table-cell table:formula="of:=[.E391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2]-([.$G$1]-[.$H$1])/399" office:value-type="float" office:value="0.101230576441072" calcext:value-type="float">
            <text:p>0.1012305764</text:p>
          </table:table-cell>
          <table:table-cell table:formula="of:=[.$H$1]+([.$G$1]-[.$H$1])/POWER([.$I$1];([.A393]-1))" office:value-type="float" office:value="0.00100002593386229" calcext:value-type="float">
            <text:p>0.0010000259</text:p>
          </table:table-cell>
          <table:table-cell table:formula="of:=[.D392]" office:value-type="float" office:value="5" calcext:value-type="float">
            <text:p>5</text:p>
          </table:table-cell>
          <table:table-cell table:formula="of:=[.E392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3]-([.$G$1]-[.$H$1])/399" office:value-type="float" office:value="0.0887017543859341" calcext:value-type="float">
            <text:p>0.0887017544</text:p>
          </table:table-cell>
          <table:table-cell table:formula="of:=[.$H$1]+([.$G$1]-[.$H$1])/POWER([.$I$1];([.A394]-1))" office:value-type="float" office:value="0.00100002469891647" calcext:value-type="float">
            <text:p>0.0010000247</text:p>
          </table:table-cell>
          <table:table-cell table:formula="of:=[.D393]" office:value-type="float" office:value="5" calcext:value-type="float">
            <text:p>5</text:p>
          </table:table-cell>
          <table:table-cell table:formula="of:=[.E393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4]-([.$G$1]-[.$H$1])/399" office:value-type="float" office:value="0.0761729323307962" calcext:value-type="float">
            <text:p>0.0761729323</text:p>
          </table:table-cell>
          <table:table-cell table:formula="of:=[.$H$1]+([.$G$1]-[.$H$1])/POWER([.$I$1];([.A395]-1))" office:value-type="float" office:value="0.00100002352277759" calcext:value-type="float">
            <text:p>0.0010000235</text:p>
          </table:table-cell>
          <table:table-cell table:formula="of:=[.D394]" office:value-type="float" office:value="5" calcext:value-type="float">
            <text:p>5</text:p>
          </table:table-cell>
          <table:table-cell table:formula="of:=[.E394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5]-([.$G$1]-[.$H$1])/399" office:value-type="float" office:value="0.0636441102756583" calcext:value-type="float">
            <text:p>0.0636441103</text:p>
          </table:table-cell>
          <table:table-cell table:formula="of:=[.$H$1]+([.$G$1]-[.$H$1])/POWER([.$I$1];([.A396]-1))" office:value-type="float" office:value="0.00100002240264532" calcext:value-type="float">
            <text:p>0.0010000224</text:p>
          </table:table-cell>
          <table:table-cell table:formula="of:=[.D395]" office:value-type="float" office:value="5" calcext:value-type="float">
            <text:p>5</text:p>
          </table:table-cell>
          <table:table-cell table:formula="of:=[.E395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6]-([.$G$1]-[.$H$1])/399" office:value-type="float" office:value="0.0511152882205205" calcext:value-type="float">
            <text:p>0.0511152882</text:p>
          </table:table-cell>
          <table:table-cell table:formula="of:=[.$H$1]+([.$G$1]-[.$H$1])/POWER([.$I$1];([.A397]-1))" office:value-type="float" office:value="0.00100002133585269" calcext:value-type="float">
            <text:p>0.0010000213</text:p>
          </table:table-cell>
          <table:table-cell table:formula="of:=[.D396]" office:value-type="float" office:value="5" calcext:value-type="float">
            <text:p>5</text:p>
          </table:table-cell>
          <table:table-cell table:formula="of:=[.E396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7]-([.$G$1]-[.$H$1])/399" office:value-type="float" office:value="0.0385864661653826" calcext:value-type="float">
            <text:p>0.0385864662</text:p>
          </table:table-cell>
          <table:table-cell table:formula="of:=[.$H$1]+([.$G$1]-[.$H$1])/POWER([.$I$1];([.A398]-1))" office:value-type="float" office:value="0.0010000203198597" calcext:value-type="float">
            <text:p>0.0010000203</text:p>
          </table:table-cell>
          <table:table-cell table:formula="of:=[.D397]" office:value-type="float" office:value="5" calcext:value-type="float">
            <text:p>5</text:p>
          </table:table-cell>
          <table:table-cell table:formula="of:=[.E397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8]-([.$G$1]-[.$H$1])/399" office:value-type="float" office:value="0.0260576441102448" calcext:value-type="float">
            <text:p>0.0260576441</text:p>
          </table:table-cell>
          <table:table-cell table:formula="of:=[.$H$1]+([.$G$1]-[.$H$1])/POWER([.$I$1];([.A399]-1))" office:value-type="float" office:value="0.00100001935224734" calcext:value-type="float">
            <text:p>0.0010000194</text:p>
          </table:table-cell>
          <table:table-cell table:formula="of:=[.D398]" office:value-type="float" office:value="5" calcext:value-type="float">
            <text:p>5</text:p>
          </table:table-cell>
          <table:table-cell table:formula="of:=[.E398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399]-([.$G$1]-[.$H$1])/399" office:value-type="float" office:value="0.013528822055107" calcext:value-type="float">
            <text:p>0.0135288221</text:p>
          </table:table-cell>
          <table:table-cell table:formula="of:=[.$H$1]+([.$G$1]-[.$H$1])/POWER([.$I$1];([.A400]-1))" office:value-type="float" office:value="0.00100001843071175" calcext:value-type="float">
            <text:p>0.0010000184</text:p>
          </table:table-cell>
          <table:table-cell table:formula="of:=[.D399]" office:value-type="float" office:value="5" calcext:value-type="float">
            <text:p>5</text:p>
          </table:table-cell>
          <table:table-cell table:formula="of:=[.E399]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0]-([.$G$1]-[.$H$1])/399" office:value-type="float" office:value="0.000999999999969119" calcext:value-type="float">
            <text:p>0.001</text:p>
          </table:table-cell>
          <table:table-cell table:formula="of:=[.$H$1]+([.$G$1]-[.$H$1])/POWER([.$I$1];([.A401]-1))" office:value-type="float" office:value="0.00100001755305881" calcext:value-type="float">
            <text:p>0.0010000176</text:p>
          </table:table-cell>
          <table:table-cell table:formula="of:=[.D400]" office:value-type="float" office:value="5" calcext:value-type="float">
            <text:p>5</text:p>
          </table:table-cell>
          <table:table-cell table:formula="of:=[.E400]" office:value-type="float" office:value="0.001" calcext:value-type="float">
            <text:p>0.0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7-05-09T19:24:19.794208417</meta:creation-date>
    <dc:date>2017-05-09T19:48:18.112286065</dc:date>
    <dc:creator>Dave </dc:creator>
    <meta:editing-duration>PT22M29S</meta:editing-duration>
    <meta:editing-cycles>4</meta:editing-cycles>
    <meta:generator>LibreOffice/4.2.8.2$Linux_X86_64 LibreOffice_project/420m0$Build-2</meta:generator>
    <meta:document-statistic meta:table-count="1" meta:cell-count="20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3.454cm" style:legend-expansion="high" chart:style-name="ch2"/>
        <chart:plot-area chart:style-name="ch3" table:cell-range-address="Sheet1.A1:Sheet1.E401" chart:data-source-has-labels="row" svg:x="0.32cm" svg:y="0.18cm" svg:width="12.217cm" svg:height="8.64cm">
          <chartooo:coordinate-region svg:x="0.756cm" svg:y="0.379cm" svg:width="11.5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scatter">
            <chart:domain table:cell-range-address="Sheet1.A2:Sheet1.A401"/>
            <chart:data-point chart:repeated="400"/>
          </chart:series>
          <chart:series chart:style-name="ch7" chart:values-cell-range-address="Sheet1.C2:Sheet1.C401" chart:label-cell-address="Sheet1.C1:Sheet1.C1" chart:class="chart:scatter">
            <chart:data-point chart:repeated="400"/>
          </chart:series>
          <chart:series chart:style-name="ch8" chart:values-cell-range-address="Sheet1.D2:Sheet1.D401" chart:label-cell-address="Sheet1.D1:Sheet1.D1" chart:class="chart:scatter">
            <chart:data-point chart:repeated="400"/>
          </chart:series>
          <chart:series chart:style-name="ch9" chart:values-cell-range-address="Sheet1.E2:Sheet1.E401" chart:label-cell-address="Sheet1.E1:Sheet1.E1" chart:class="chart:scatter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Sheet1.B1:Sheet1.B1</svg:desc>
                </draw:g>
              </table:table-cell>
              <table:table-cell office:value-type="string">
                <text:p>Exponential</text:p>
                <draw:g>
                  <svg:desc>Sheet1.C1:Sheet1.C1</svg:desc>
                </draw:g>
              </table:table-cell>
              <table:table-cell office:value-type="string">
                <text:p>Maximum</text:p>
                <draw:g>
                  <svg:desc>Sheet1.D1:Sheet1.D1</svg:desc>
                </draw:g>
              </table:table-cell>
              <table:table-cell office:value-type="string">
                <text:p>Minimu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01</svg:desc>
                </draw:g>
              </table:table-cell>
              <table:table-cell office:value-type="float" office:value="5">
                <text:p>5</text:p>
                <draw:g>
                  <svg:desc>Sheet1.B2:Sheet1.B401</svg:desc>
                </draw:g>
              </table:table-cell>
              <table:table-cell office:value-type="float" office:value="5">
                <text:p>5</text:p>
                <draw:g>
                  <svg:desc>Sheet1.C2:Sheet1.C401</svg:desc>
                </draw:g>
              </table:table-cell>
              <table:table-cell office:value-type="float" office:value="5">
                <text:p>5</text:p>
                <draw:g>
                  <svg:desc>Sheet1.D2:Sheet1.D401</svg:desc>
                </draw:g>
              </table:table-cell>
              <table:table-cell office:value-type="float" office:value="0.001">
                <text:p>0.001</text:p>
                <draw:g>
                  <svg:desc>Sheet1.E2:Sheet1.E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8747117794486">
                <text:p>4.98747117794486</text:p>
              </table:table-cell>
              <table:table-cell office:value-type="float" office:value="4.76195238095238">
                <text:p>4.7619523809523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97494235588972">
                <text:p>4.97494235588972</text:p>
              </table:table-cell>
              <table:table-cell office:value-type="float" office:value="4.53524036281179">
                <text:p>4.5352403628117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96241353383459">
                <text:p>4.96241353383459</text:p>
              </table:table-cell>
              <table:table-cell office:value-type="float" office:value="4.31932415505885">
                <text:p>4.3193241550588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4988471177945">
                <text:p>4.94988471177945</text:p>
              </table:table-cell>
              <table:table-cell office:value-type="float" office:value="4.11368967148462">
                <text:p>4.1136896714846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3735588972431">
                <text:p>4.93735588972431</text:p>
              </table:table-cell>
              <table:table-cell office:value-type="float" office:value="3.91784730617583">
                <text:p>3.9178473061758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92482706766917">
                <text:p>4.92482706766917</text:p>
              </table:table-cell>
              <table:table-cell office:value-type="float" office:value="3.7313307677865">
                <text:p>3.73133076778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91229824561403">
                <text:p>4.91229824561403</text:p>
              </table:table-cell>
              <table:table-cell office:value-type="float" office:value="3.55369596932048">
                <text:p>3.5536959693204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89976942355889">
                <text:p>4.89976942355889</text:p>
              </table:table-cell>
              <table:table-cell office:value-type="float" office:value="3.38451997078141">
                <text:p>3.3845199707814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8724060150376">
                <text:p>4.88724060150376</text:p>
              </table:table-cell>
              <table:table-cell office:value-type="float" office:value="3.22339997217277">
                <text:p>3.2233999721727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87471177944862">
                <text:p>4.87471177944862</text:p>
              </table:table-cell>
              <table:table-cell office:value-type="float" office:value="3.06995235445025">
                <text:p>3.0699523544502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86218295739348">
                <text:p>4.86218295739348</text:p>
              </table:table-cell>
              <table:table-cell office:value-type="float" office:value="2.9238117661431">
                <text:p>2.923811766143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84965413533834">
                <text:p>4.84965413533834</text:p>
              </table:table-cell>
              <table:table-cell office:value-type="float" office:value="2.78463025346962">
                <text:p>2.7846302534696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8371253132832">
                <text:p>4.8371253132832</text:p>
              </table:table-cell>
              <table:table-cell office:value-type="float" office:value="2.65207643187583">
                <text:p>2.6520764318758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2459649122806">
                <text:p>4.82459649122806</text:p>
              </table:table-cell>
              <table:table-cell office:value-type="float" office:value="2.5258346970246">
                <text:p>2.525834697024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81206766917293">
                <text:p>4.81206766917293</text:p>
              </table:table-cell>
              <table:table-cell office:value-type="float" office:value="2.40560447335676">
                <text:p>2.4056044733567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79953884711779">
                <text:p>4.79953884711779</text:p>
              </table:table-cell>
              <table:table-cell office:value-type="float" office:value="2.29109949843501">
                <text:p>2.2910994984350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78701002506265">
                <text:p>4.78701002506265</text:p>
              </table:table-cell>
              <table:table-cell office:value-type="float" office:value="2.18204714136667">
                <text:p>2.1820471413666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77448120300751">
                <text:p>4.77448120300751</text:p>
              </table:table-cell>
              <table:table-cell office:value-type="float" office:value="2.07818775368255">
                <text:p>2.0781877536825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76195238095237">
                <text:p>4.76195238095237</text:p>
              </table:table-cell>
              <table:table-cell office:value-type="float" office:value="1.97927405112624">
                <text:p>1.9792740511262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74942355889723">
                <text:p>4.74942355889723</text:p>
              </table:table-cell>
              <table:table-cell office:value-type="float" office:value="1.88507052488213">
                <text:p>1.8850705248821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7368947368421">
                <text:p>4.7368947368421</text:p>
              </table:table-cell>
              <table:table-cell office:value-type="float" office:value="1.79535288084012">
                <text:p>1.7953528808401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72436591478696">
                <text:p>4.72436591478696</text:p>
              </table:table-cell>
              <table:table-cell office:value-type="float" office:value="1.70990750556202">
                <text:p>1.7099075055620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71183709273182">
                <text:p>4.71183709273182</text:p>
              </table:table-cell>
              <table:table-cell office:value-type="float" office:value="1.62853095767812">
                <text:p>1.6285309576781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69930827067668">
                <text:p>4.69930827067668</text:p>
              </table:table-cell>
              <table:table-cell office:value-type="float" office:value="1.55102948350297">
                <text:p>1.5510294835029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68677944862154">
                <text:p>4.68677944862154</text:p>
              </table:table-cell>
              <table:table-cell office:value-type="float" office:value="1.47721855571711">
                <text:p>1.4772185557171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67425062656641">
                <text:p>4.67425062656641</text:p>
              </table:table-cell>
              <table:table-cell office:value-type="float" office:value="1.4069224340163">
                <text:p>1.406922434016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66172180451127">
                <text:p>4.66172180451127</text:p>
              </table:table-cell>
              <table:table-cell office:value-type="float" office:value="1.33997374668219">
                <text:p>1.3399737466821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64919298245613">
                <text:p>4.64919298245613</text:p>
              </table:table-cell>
              <table:table-cell office:value-type="float" office:value="1.27621309207827">
                <text:p>1.2762130920782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63666416040099">
                <text:p>4.63666416040099</text:p>
              </table:table-cell>
              <table:table-cell office:value-type="float" office:value="1.21548865912217">
                <text:p>1.215488659122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62413533834585">
                <text:p>4.62413533834585</text:p>
              </table:table-cell>
              <table:table-cell office:value-type="float" office:value="1.15765586583063">
                <text:p>1.1576558658306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61160651629071">
                <text:p>4.61160651629071</text:p>
              </table:table-cell>
              <table:table-cell office:value-type="float" office:value="1.10257701507679">
                <text:p>1.1025770150767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59907769423558">
                <text:p>4.59907769423558</text:p>
              </table:table-cell>
              <table:table-cell office:value-type="float" office:value="1.0501209667398">
                <text:p>1.050120966739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58654887218044">
                <text:p>4.58654887218044</text:p>
              </table:table-cell>
              <table:table-cell office:value-type="float" office:value="1.00016282546648">
                <text:p>1.0001628254664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5740200501253">
                <text:p>4.5740200501253</text:p>
              </table:table-cell>
              <table:table-cell office:value-type="float" office:value="0.952583643301409">
                <text:p>0.95258364330140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56149122807016">
                <text:p>4.56149122807016</text:p>
              </table:table-cell>
              <table:table-cell office:value-type="float" office:value="0.907270136477532">
                <text:p>0.90727013647753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54896240601502">
                <text:p>4.54896240601502</text:p>
              </table:table-cell>
              <table:table-cell office:value-type="float" office:value="0.864114415692888">
                <text:p>0.86411441569288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53643358395988">
                <text:p>4.53643358395988</text:p>
              </table:table-cell>
              <table:table-cell office:value-type="float" office:value="0.823013729231322">
                <text:p>0.82301372923132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52390476190475">
                <text:p>4.52390476190475</text:p>
              </table:table-cell>
              <table:table-cell office:value-type="float" office:value="0.783870218315544">
                <text:p>0.78387021831554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51137593984961">
                <text:p>4.51137593984961</text:p>
              </table:table-cell>
              <table:table-cell office:value-type="float" office:value="0.746590684110042">
                <text:p>0.74659068411004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49884711779447">
                <text:p>4.49884711779447</text:p>
              </table:table-cell>
              <table:table-cell office:value-type="float" office:value="0.711086365819088">
                <text:p>0.71108636581908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48631829573933">
                <text:p>4.48631829573933</text:p>
              </table:table-cell>
              <table:table-cell office:value-type="float" office:value="0.677272729351512">
                <text:p>0.67727272935151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47378947368419">
                <text:p>4.47378947368419</text:p>
              </table:table-cell>
              <table:table-cell office:value-type="float" office:value="0.645069266049059">
                <text:p>0.64506926604905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46126065162905">
                <text:p>4.46126065162905</text:p>
              </table:table-cell>
              <table:table-cell office:value-type="float" office:value="0.614399300999104">
                <text:p>0.61439930099910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44873182957392">
                <text:p>4.44873182957392</text:p>
              </table:table-cell>
              <table:table-cell office:value-type="float" office:value="0.585189810475337">
                <text:p>0.58518981047533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43620300751878">
                <text:p>4.43620300751878</text:p>
              </table:table-cell>
              <table:table-cell office:value-type="float" office:value="0.55737124807175">
                <text:p>0.5573712480717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42367418546364">
                <text:p>4.42367418546364</text:p>
              </table:table-cell>
              <table:table-cell office:value-type="float" office:value="0.530877379115952">
                <text:p>0.53087737911595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4111453634085">
                <text:p>4.4111453634085</text:p>
              </table:table-cell>
              <table:table-cell office:value-type="float" office:value="0.505645122967573">
                <text:p>0.50564512296757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39861654135336">
                <text:p>4.39861654135336</text:p>
              </table:table-cell>
              <table:table-cell office:value-type="float" office:value="0.48161440282626">
                <text:p>0.4816144028262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38608771929822">
                <text:p>4.38608771929822</text:p>
              </table:table-cell>
              <table:table-cell office:value-type="float" office:value="0.458728002691676">
                <text:p>0.45872800269167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37355889724309">
                <text:p>4.37355889724309</text:p>
              </table:table-cell>
              <table:table-cell office:value-type="float" office:value="0.43693143113493">
                <text:p>0.4369314311349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36103007518795">
                <text:p>4.36103007518795</text:p>
              </table:table-cell>
              <table:table-cell office:value-type="float" office:value="0.416172791557076">
                <text:p>0.41617279155707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34850125313281">
                <text:p>4.34850125313281</text:p>
              </table:table-cell>
              <table:table-cell office:value-type="float" office:value="0.396402658625787">
                <text:p>0.39640265862578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33597243107767">
                <text:p>4.33597243107767</text:p>
              </table:table-cell>
              <table:table-cell office:value-type="float" office:value="0.377573960595987">
                <text:p>0.37757396059598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32344360902253">
                <text:p>4.32344360902253</text:p>
              </table:table-cell>
              <table:table-cell office:value-type="float" office:value="0.359641867234274">
                <text:p>0.35964186723427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3109147869674">
                <text:p>4.3109147869674</text:p>
              </table:table-cell>
              <table:table-cell office:value-type="float" office:value="0.342563683080261">
                <text:p>0.34256368308026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.29838596491226">
                <text:p>4.29838596491226</text:p>
              </table:table-cell>
              <table:table-cell office:value-type="float" office:value="0.326298745790724">
                <text:p>0.32629874579072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28585714285712">
                <text:p>4.28585714285712</text:p>
              </table:table-cell>
              <table:table-cell office:value-type="float" office:value="0.310808329324499">
                <text:p>0.31080832932449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27332832080198">
                <text:p>4.27332832080198</text:p>
              </table:table-cell>
              <table:table-cell office:value-type="float" office:value="0.296055551737618">
                <text:p>0.29605555173761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26079949874684">
                <text:p>4.26079949874684</text:p>
              </table:table-cell>
              <table:table-cell office:value-type="float" office:value="0.28200528736916">
                <text:p>0.2820052873691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2482706766917">
                <text:p>4.2482706766917</text:p>
              </table:table-cell>
              <table:table-cell office:value-type="float" office:value="0.268624083208724">
                <text:p>0.26862408320872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23574185463657">
                <text:p>4.23574185463657</text:p>
              </table:table-cell>
              <table:table-cell office:value-type="float" office:value="0.255880079246404">
                <text:p>0.25588007924640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22321303258143">
                <text:p>4.22321303258143</text:p>
              </table:table-cell>
              <table:table-cell office:value-type="float" office:value="0.243742932615623">
                <text:p>0.24374293261562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.21068421052629">
                <text:p>4.21068421052629</text:p>
              </table:table-cell>
              <table:table-cell office:value-type="float" office:value="0.232183745348212">
                <text:p>0.23218374534821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19815538847115">
                <text:p>4.19815538847115</text:p>
              </table:table-cell>
              <table:table-cell office:value-type="float" office:value="0.221174995569726">
                <text:p>0.22117499556972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.18562656641601">
                <text:p>4.18562656641601</text:p>
              </table:table-cell>
              <table:table-cell office:value-type="float" office:value="0.210690471971168">
                <text:p>0.21069047197116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17309774436087">
                <text:p>4.17309774436087</text:p>
              </table:table-cell>
              <table:table-cell office:value-type="float" office:value="0.200705211401112">
                <text:p>0.20070521140111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16056892230574">
                <text:p>4.16056892230574</text:p>
              </table:table-cell>
              <table:table-cell office:value-type="float" office:value="0.19119543942963">
                <text:p>0.1911954394296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1480401002506">
                <text:p>4.1480401002506</text:p>
              </table:table-cell>
              <table:table-cell office:value-type="float" office:value="0.182138513742505">
                <text:p>0.18213851374250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13551127819546">
                <text:p>4.13551127819546</text:p>
              </table:table-cell>
              <table:table-cell office:value-type="float" office:value="0.173512870230957">
                <text:p>0.17351287023095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12298245614032">
                <text:p>4.12298245614032</text:p>
              </table:table-cell>
              <table:table-cell office:value-type="float" office:value="0.165297971648531">
                <text:p>0.16529797164853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11045363408518">
                <text:p>4.11045363408518</text:p>
              </table:table-cell>
              <table:table-cell office:value-type="float" office:value="0.157474258712886">
                <text:p>0.15747425871288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09792481203004">
                <text:p>4.09792481203004</text:p>
              </table:table-cell>
              <table:table-cell office:value-type="float" office:value="0.150023103536082">
                <text:p>0.15002310353608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08539598997491">
                <text:p>4.08539598997491</text:p>
              </table:table-cell>
              <table:table-cell office:value-type="float" office:value="0.142926765272459">
                <text:p>0.14292676527245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07286716791977">
                <text:p>4.07286716791977</text:p>
              </table:table-cell>
              <table:table-cell office:value-type="float" office:value="0.136168347878533">
                <text:p>0.13616834787853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06033834586463">
                <text:p>4.06033834586463</text:p>
              </table:table-cell>
              <table:table-cell office:value-type="float" office:value="0.129731759884317">
                <text:p>0.1297317598843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04780952380949">
                <text:p>4.04780952380949</text:p>
              </table:table-cell>
              <table:table-cell office:value-type="float" office:value="0.123601676080302">
                <text:p>0.12360167608030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03528070175435">
                <text:p>4.03528070175435</text:p>
              </table:table-cell>
              <table:table-cell office:value-type="float" office:value="0.117763501028859">
                <text:p>0.11776350102885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02275187969921">
                <text:p>4.02275187969921</text:p>
              </table:table-cell>
              <table:table-cell office:value-type="float" office:value="0.112203334313199">
                <text:p>0.11220333431319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01022305764408">
                <text:p>4.01022305764408</text:p>
              </table:table-cell>
              <table:table-cell office:value-type="float" office:value="0.106907937441142">
                <text:p>0.10690793744114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99769423558894">
                <text:p>3.99769423558894</text:p>
              </table:table-cell>
              <table:table-cell office:value-type="float" office:value="0.101864702324897">
                <text:p>0.10186470232489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9851654135338">
                <text:p>3.9851654135338</text:p>
              </table:table-cell>
              <table:table-cell office:value-type="float" office:value="0.0970616212618066">
                <text:p>0.097061621261806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97263659147866">
                <text:p>3.97263659147866</text:p>
              </table:table-cell>
              <table:table-cell office:value-type="float" office:value="0.0924872583445777">
                <text:p>0.092487258344577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96010776942352">
                <text:p>3.96010776942352</text:p>
              </table:table-cell>
              <table:table-cell office:value-type="float" office:value="0.0881307222329311">
                <text:p>0.088130722232931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94757894736839">
                <text:p>3.94757894736839</text:p>
              </table:table-cell>
              <table:table-cell office:value-type="float" office:value="0.0839816402218391">
                <text:p>0.083981640221839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.93505012531325">
                <text:p>3.93505012531325</text:p>
              </table:table-cell>
              <table:table-cell office:value-type="float" office:value="0.0800301335446087">
                <text:p>0.080030133544608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.92252130325811">
                <text:p>3.92252130325811</text:p>
              </table:table-cell>
              <table:table-cell office:value-type="float" office:value="0.0762667938520083">
                <text:p>0.076266793852008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.90999248120297">
                <text:p>3.90999248120297</text:p>
              </table:table-cell>
              <table:table-cell office:value-type="float" office:value="0.0726826608114365">
                <text:p>0.07268266081143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89746365914784">
                <text:p>3.89746365914784</text:p>
              </table:table-cell>
              <table:table-cell office:value-type="float" office:value="0.0692692007727966">
                <text:p>0.069269200772796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8849348370927">
                <text:p>3.8849348370927</text:p>
              </table:table-cell>
              <table:table-cell office:value-type="float" office:value="0.0660182864502825">
                <text:p>0.066018286450282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87240601503756">
                <text:p>3.87240601503756</text:p>
              </table:table-cell>
              <table:table-cell office:value-type="float" office:value="0.0629221775716976">
                <text:p>0.062922177571697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85987719298242">
                <text:p>3.85987719298242</text:p>
              </table:table-cell>
              <table:table-cell office:value-type="float" office:value="0.0599735024492358">
                <text:p>0.059973502449235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84734837092728">
                <text:p>3.84734837092728</text:p>
              </table:table-cell>
              <table:table-cell office:value-type="float" office:value="0.0571652404278437">
                <text:p>0.057165240427843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83481954887215">
                <text:p>3.83481954887215</text:p>
              </table:table-cell>
              <table:table-cell office:value-type="float" office:value="0.0544907051693749">
                <text:p>0.054490705169374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82229072681701">
                <text:p>3.82229072681701</text:p>
              </table:table-cell>
              <table:table-cell office:value-type="float" office:value="0.051943528732738">
                <text:p>0.05194352873273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80976190476187">
                <text:p>3.80976190476187</text:p>
              </table:table-cell>
              <table:table-cell office:value-type="float" office:value="0.0495176464121314">
                <text:p>0.049517646412131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79723308270673">
                <text:p>3.79723308270673</text:p>
              </table:table-cell>
              <table:table-cell office:value-type="float" office:value="0.047207282297268">
                <text:p>0.04720728229726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78470426065159">
                <text:p>3.78470426065159</text:p>
              </table:table-cell>
              <table:table-cell office:value-type="float" office:value="0.0450069355212076">
                <text:p>0.045006935521207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77217543859646">
                <text:p>3.77217543859646</text:p>
              </table:table-cell>
              <table:table-cell office:value-type="float" office:value="0.0429113671630549">
                <text:p>0.042911367163054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75964661654132">
                <text:p>3.75964661654132</text:p>
              </table:table-cell>
              <table:table-cell office:value-type="float" office:value="0.040915587774338">
                <text:p>0.04091558777433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74711779448618">
                <text:p>3.74711779448618</text:p>
              </table:table-cell>
              <table:table-cell office:value-type="float" office:value="0.0390148454993695">
                <text:p>0.039014845499369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73458897243104">
                <text:p>3.73458897243104</text:p>
              </table:table-cell>
              <table:table-cell office:value-type="float" office:value="0.0372046147613043">
                <text:p>0.037204614761304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72206015037591">
                <text:p>3.72206015037591</text:p>
              </table:table-cell>
              <table:table-cell office:value-type="float" office:value="0.0354805854869565">
                <text:p>0.03548058548695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70953132832077">
                <text:p>3.70953132832077</text:p>
              </table:table-cell>
              <table:table-cell office:value-type="float" office:value="0.0338386528447204">
                <text:p>0.033838652844720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69700250626563">
                <text:p>3.69700250626563</text:p>
              </table:table-cell>
              <table:table-cell office:value-type="float" office:value="0.0322749074711623">
                <text:p>0.032274907471162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68447368421049">
                <text:p>3.68447368421049</text:p>
              </table:table-cell>
              <table:table-cell office:value-type="float" office:value="0.0307856261630117">
                <text:p>0.03078562616301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67194486215535">
                <text:p>3.67194486215535</text:p>
              </table:table-cell>
              <table:table-cell office:value-type="float" office:value="0.0293672630123921">
                <text:p>0.029367263012392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65941604010022">
                <text:p>3.65941604010022</text:p>
              </table:table-cell>
              <table:table-cell office:value-type="float" office:value="0.028016440964183">
                <text:p>0.02801644096418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64688721804508">
                <text:p>3.64688721804508</text:p>
              </table:table-cell>
              <table:table-cell office:value-type="float" office:value="0.0267299437754124">
                <text:p>0.026729943775412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.63435839598994">
                <text:p>3.63435839598994</text:p>
              </table:table-cell>
              <table:table-cell office:value-type="float" office:value="0.0255047083575356">
                <text:p>0.025504708357535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.6218295739348">
                <text:p>3.6218295739348</text:p>
              </table:table-cell>
              <table:table-cell office:value-type="float" office:value="0.0243378174833672">
                <text:p>0.024337817483367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.60930075187967">
                <text:p>3.60930075187967</text:p>
              </table:table-cell>
              <table:table-cell office:value-type="float" office:value="0.0232264928413021">
                <text:p>0.023226492841302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59677192982453">
                <text:p>3.59677192982453</text:p>
              </table:table-cell>
              <table:table-cell office:value-type="float" office:value="0.0221680884202877">
                <text:p>0.022168088420287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.58424310776939">
                <text:p>3.58424310776939</text:p>
              </table:table-cell>
              <table:table-cell office:value-type="float" office:value="0.0211600842097978">
                <text:p>0.021160084209797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.57171428571425">
                <text:p>3.57171428571425</text:p>
              </table:table-cell>
              <table:table-cell office:value-type="float" office:value="0.0202000801998075">
                <text:p>0.020200080199807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.55918546365911">
                <text:p>3.55918546365911</text:p>
              </table:table-cell>
              <table:table-cell office:value-type="float" office:value="0.0192857906664833">
                <text:p>0.019285790666483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.54665664160398">
                <text:p>3.54665664160398</text:p>
              </table:table-cell>
              <table:table-cell office:value-type="float" office:value="0.0184150387299841">
                <text:p>0.018415038729984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.53412781954884">
                <text:p>3.53412781954884</text:p>
              </table:table-cell>
              <table:table-cell office:value-type="float" office:value="0.0175857511714134">
                <text:p>0.017585751171413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5215989974937">
                <text:p>3.5215989974937</text:p>
              </table:table-cell>
              <table:table-cell office:value-type="float" office:value="0.0167959534965842">
                <text:p>0.016795953496584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50907017543856">
                <text:p>3.50907017543856</text:p>
              </table:table-cell>
              <table:table-cell office:value-type="float" office:value="0.0160437652348421">
                <text:p>0.016043765234842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49654135338342">
                <text:p>3.49654135338342</text:p>
              </table:table-cell>
              <table:table-cell office:value-type="float" office:value="0.0153273954617544">
                <text:p>0.015327395461754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.48401253132829">
                <text:p>3.48401253132829</text:p>
              </table:table-cell>
              <table:table-cell office:value-type="float" office:value="0.0146451385350042">
                <text:p>0.014645138535004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47148370927315">
                <text:p>3.47148370927315</text:p>
              </table:table-cell>
              <table:table-cell office:value-type="float" office:value="0.0139953700333373">
                <text:p>0.013995370033337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.45895488721801">
                <text:p>3.45895488721801</text:p>
              </table:table-cell>
              <table:table-cell office:value-type="float" office:value="0.0133765428888927">
                <text:p>0.013376542888892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.44642606516287">
                <text:p>3.44642606516287</text:p>
              </table:table-cell>
              <table:table-cell office:value-type="float" office:value="0.0127871837037073">
                <text:p>0.012787183703707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.43389724310774">
                <text:p>3.43389724310774</text:p>
              </table:table-cell>
              <table:table-cell office:value-type="float" office:value="0.012225889241626">
                <text:p>0.01222588924162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.4213684210526">
                <text:p>3.4213684210526</text:p>
              </table:table-cell>
              <table:table-cell office:value-type="float" office:value="0.0116913230872629">
                <text:p>0.011691323087262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40883959899746">
                <text:p>3.40883959899746</text:p>
              </table:table-cell>
              <table:table-cell office:value-type="float" office:value="0.0111822124640599">
                <text:p>0.011182212464059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.39631077694232">
                <text:p>3.39631077694232</text:p>
              </table:table-cell>
              <table:table-cell office:value-type="float" office:value="0.0106973452038665">
                <text:p>0.01069734520386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.38378195488718">
                <text:p>3.38378195488718</text:p>
              </table:table-cell>
              <table:table-cell office:value-type="float" office:value="0.0102355668608253">
                <text:p>0.010235566860825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.37125313283205">
                <text:p>3.37125313283205</text:p>
              </table:table-cell>
              <table:table-cell office:value-type="float" office:value="0.00979577796269074">
                <text:p>0.0097957779626907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.35872431077691">
                <text:p>3.35872431077691</text:p>
              </table:table-cell>
              <table:table-cell office:value-type="float" office:value="0.0093769313930388">
                <text:p>0.009376931393038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.34619548872177">
                <text:p>3.34619548872177</text:p>
              </table:table-cell>
              <table:table-cell office:value-type="float" office:value="0.00897802989813219">
                <text:p>0.0089780298981321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.33366666666663">
                <text:p>3.33366666666663</text:p>
              </table:table-cell>
              <table:table-cell office:value-type="float" office:value="0.00859812371250685">
                <text:p>0.0085981237125068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.3211378446115">
                <text:p>3.3211378446115</text:p>
              </table:table-cell>
              <table:table-cell office:value-type="float" office:value="0.00823630829762557">
                <text:p>0.0082363082976255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.30860902255636">
                <text:p>3.30860902255636</text:p>
              </table:table-cell>
              <table:table-cell office:value-type="float" office:value="0.00789172218821483">
                <text:p>0.0078917221882148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.29608020050122">
                <text:p>3.29608020050122</text:p>
              </table:table-cell>
              <table:table-cell office:value-type="float" office:value="0.00756354494115698">
                <text:p>0.0075635449411569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28355137844608">
                <text:p>3.28355137844608</text:p>
              </table:table-cell>
              <table:table-cell office:value-type="float" office:value="0.00725099518205426">
                <text:p>0.0072509951820542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27102255639094">
                <text:p>3.27102255639094</text:p>
              </table:table-cell>
              <table:table-cell office:value-type="float" office:value="0.00695332874481358">
                <text:p>0.0069533287448135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.25849373433581">
                <text:p>3.25849373433581</text:p>
              </table:table-cell>
              <table:table-cell office:value-type="float" office:value="0.00666983689982246">
                <text:p>0.0066698368998224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24596491228067">
                <text:p>3.24596491228067</text:p>
              </table:table-cell>
              <table:table-cell office:value-type="float" office:value="0.00639984466649758">
                <text:p>0.0063998446664975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.23343609022553">
                <text:p>3.23343609022553</text:p>
              </table:table-cell>
              <table:table-cell office:value-type="float" office:value="0.00614270920618817">
                <text:p>0.006142709206188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22090726817039">
                <text:p>3.22090726817039</text:p>
              </table:table-cell>
              <table:table-cell office:value-type="float" office:value="0.00589781829160778">
                <text:p>0.0058978182916077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.20837844611525">
                <text:p>3.20837844611525</text:p>
              </table:table-cell>
              <table:table-cell office:value-type="float" office:value="0.00566458884915027">
                <text:p>0.0056645888491502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.19584962406012">
                <text:p>3.19584962406012</text:p>
              </table:table-cell>
              <table:table-cell office:value-type="float" office:value="0.0054424655706193">
                <text:p>0.005442465570619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.18332080200498">
                <text:p>3.18332080200498</text:p>
              </table:table-cell>
              <table:table-cell office:value-type="float" office:value="0.005230919591066">
                <text:p>0.00523091959106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17079197994984">
                <text:p>3.17079197994984</text:p>
              </table:table-cell>
              <table:table-cell office:value-type="float" office:value="0.00502944722958667">
                <text:p>0.0050294472295866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1582631578947">
                <text:p>3.1582631578947</text:p>
              </table:table-cell>
              <table:table-cell office:value-type="float" office:value="0.00483756879008254">
                <text:p>0.0048375687900825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14573433583957">
                <text:p>3.14573433583957</text:p>
              </table:table-cell>
              <table:table-cell office:value-type="float" office:value="0.00465482741912623">
                <text:p>0.0046548274191262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13320551378443">
                <text:p>3.13320551378443</text:p>
              </table:table-cell>
              <table:table-cell office:value-type="float" office:value="0.00448078801821546">
                <text:p>0.0044807880182154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12067669172929">
                <text:p>3.12067669172929</text:p>
              </table:table-cell>
              <table:table-cell office:value-type="float" office:value="0.00431503620782425">
                <text:p>0.0043150362078242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10814786967415">
                <text:p>3.10814786967415</text:p>
              </table:table-cell>
              <table:table-cell office:value-type="float" office:value="0.004157177340785">
                <text:p>0.00415717734078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09561904761901">
                <text:p>3.09561904761901</text:p>
              </table:table-cell>
              <table:table-cell office:value-type="float" office:value="0.00400683556265238">
                <text:p>0.0040068355626523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08309022556388">
                <text:p>3.08309022556388</text:p>
              </table:table-cell>
              <table:table-cell office:value-type="float" office:value="0.00386365291681179">
                <text:p>0.0038636529168117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07056140350874">
                <text:p>3.07056140350874</text:p>
              </table:table-cell>
              <table:table-cell office:value-type="float" office:value="0.0037272884922017">
                <text:p>0.00372728849220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0580325814536">
                <text:p>3.0580325814536</text:p>
              </table:table-cell>
              <table:table-cell office:value-type="float" office:value="0.00359741761162067">
                <text:p>0.0035974176116206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04550375939846">
                <text:p>3.04550375939846</text:p>
              </table:table-cell>
              <table:table-cell office:value-type="float" office:value="0.00347373105868635">
                <text:p>0.0034737310586863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.03297493734332">
                <text:p>3.03297493734332</text:p>
              </table:table-cell>
              <table:table-cell office:value-type="float" office:value="0.00335593434160605">
                <text:p>0.0033559343416060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.02044611528819">
                <text:p>3.02044611528819</text:p>
              </table:table-cell>
              <table:table-cell office:value-type="float" office:value="0.00324374699200576">
                <text:p>0.0032437469920057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.00791729323305">
                <text:p>3.00791729323305</text:p>
              </table:table-cell>
              <table:table-cell office:value-type="float" office:value="0.00313690189714834">
                <text:p>0.0031369018971483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99538847117791">
                <text:p>2.99538847117791</text:p>
              </table:table-cell>
              <table:table-cell office:value-type="float" office:value="0.0030351446639508">
                <text:p>0.003035144663950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98285964912277">
                <text:p>2.98285964912277</text:p>
              </table:table-cell>
              <table:table-cell office:value-type="float" office:value="0.00293823301328648">
                <text:p>0.0029382330132864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97033082706764">
                <text:p>2.97033082706764</text:p>
              </table:table-cell>
              <table:table-cell office:value-type="float" office:value="0.00284593620312998">
                <text:p>0.0028459362031299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9578020050125">
                <text:p>2.9578020050125</text:p>
              </table:table-cell>
              <table:table-cell office:value-type="float" office:value="0.00275803447917141">
                <text:p>0.0027580344791714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94527318295736">
                <text:p>2.94527318295736</text:p>
              </table:table-cell>
              <table:table-cell office:value-type="float" office:value="0.00267431855159182">
                <text:p>0.0026743185515918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93274436090222">
                <text:p>2.93274436090222</text:p>
              </table:table-cell>
              <table:table-cell office:value-type="float" office:value="0.00259458909675411">
                <text:p>0.0025945890967541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92021553884708">
                <text:p>2.92021553884708</text:p>
              </table:table-cell>
              <table:table-cell office:value-type="float" office:value="0.00251865628262296">
                <text:p>0.0025186562826229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90768671679195">
                <text:p>2.90768671679195</text:p>
              </table:table-cell>
              <table:table-cell office:value-type="float" office:value="0.00244633931678377">
                <text:p>0.0024463393167837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89515789473681">
                <text:p>2.89515789473681</text:p>
              </table:table-cell>
              <table:table-cell office:value-type="float" office:value="0.00237746601598455">
                <text:p>0.0023774660159845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88262907268167">
                <text:p>2.88262907268167</text:p>
              </table:table-cell>
              <table:table-cell office:value-type="float" office:value="0.00231187239617576">
                <text:p>0.0023118723961757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87010025062653">
                <text:p>2.87010025062653</text:p>
              </table:table-cell>
              <table:table-cell office:value-type="float" office:value="0.00224940228207215">
                <text:p>0.0022494022820721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8575714285714">
                <text:p>2.8575714285714</text:p>
              </table:table-cell>
              <table:table-cell office:value-type="float" office:value="0.00218990693530681">
                <text:p>0.0021899069353068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84504260651626">
                <text:p>2.84504260651626</text:p>
              </table:table-cell>
              <table:table-cell office:value-type="float" office:value="0.0021332447002922">
                <text:p>0.002133244700292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83251378446112">
                <text:p>2.83251378446112</text:p>
              </table:table-cell>
              <table:table-cell office:value-type="float" office:value="0.00207928066694495">
                <text:p>0.0020792806669449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81998496240598">
                <text:p>2.81998496240598</text:p>
              </table:table-cell>
              <table:table-cell office:value-type="float" office:value="0.00202788634947138">
                <text:p>0.0020278863494713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80745614035084">
                <text:p>2.80745614035084</text:p>
              </table:table-cell>
              <table:table-cell office:value-type="float" office:value="0.00197893938044894">
                <text:p>0.0019789393804489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79492731829571">
                <text:p>2.79492731829571</text:p>
              </table:table-cell>
              <table:table-cell office:value-type="float" office:value="0.00193232321947518">
                <text:p>0.0019323232194751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78239849624057">
                <text:p>2.78239849624057</text:p>
              </table:table-cell>
              <table:table-cell office:value-type="float" office:value="0.00188792687569065">
                <text:p>0.001887926875690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76986967418543">
                <text:p>2.76986967418543</text:p>
              </table:table-cell>
              <table:table-cell office:value-type="float" office:value="0.0018456446435149">
                <text:p>0.001845644643514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75734085213029">
                <text:p>2.75734085213029</text:p>
              </table:table-cell>
              <table:table-cell office:value-type="float" office:value="0.00180537585096657">
                <text:p>0.0018053758509665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74481203007515">
                <text:p>2.74481203007515</text:p>
              </table:table-cell>
              <table:table-cell office:value-type="float" office:value="0.00176702461996816">
                <text:p>0.0017670246199681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73228320802002">
                <text:p>2.73228320802002</text:p>
              </table:table-cell>
              <table:table-cell office:value-type="float" office:value="0.00173049963806492">
                <text:p>0.0017304996380649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71975438596488">
                <text:p>2.71975438596488</text:p>
              </table:table-cell>
              <table:table-cell office:value-type="float" office:value="0.00169571394101421">
                <text:p>0.0016957139410142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70722556390974">
                <text:p>2.70722556390974</text:p>
              </table:table-cell>
              <table:table-cell office:value-type="float" office:value="0.00166258470572782">
                <text:p>0.0016625847057278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6946967418546">
                <text:p>2.6946967418546</text:p>
              </table:table-cell>
              <table:table-cell office:value-type="float" office:value="0.00163103305307411">
                <text:p>0.0016310330530741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68216791979947">
                <text:p>2.68216791979947</text:p>
              </table:table-cell>
              <table:table-cell office:value-type="float" office:value="0.00160098386007058">
                <text:p>0.0016009838600705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66963909774433">
                <text:p>2.66963909774433</text:p>
              </table:table-cell>
              <table:table-cell office:value-type="float" office:value="0.0015723655810196">
                <text:p>0.001572365581019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65711027568919">
                <text:p>2.65711027568919</text:p>
              </table:table-cell>
              <table:table-cell office:value-type="float" office:value="0.00154511007716153">
                <text:p>0.0015451100771615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64458145363405">
                <text:p>2.64458145363405</text:p>
              </table:table-cell>
              <table:table-cell office:value-type="float" office:value="0.00151915245443955">
                <text:p>0.0015191524544395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63205263157891">
                <text:p>2.63205263157891</text:p>
              </table:table-cell>
              <table:table-cell office:value-type="float" office:value="0.00149443090899005">
                <text:p>0.0014944309089900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61952380952378">
                <text:p>2.61952380952378</text:p>
              </table:table-cell>
              <table:table-cell office:value-type="float" office:value="0.00147088657999052">
                <text:p>0.0014708865799905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60699498746864">
                <text:p>2.60699498746864</text:p>
              </table:table-cell>
              <table:table-cell office:value-type="float" office:value="0.00144846340951478">
                <text:p>0.0014484634095147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5944661654135">
                <text:p>2.5944661654135</text:p>
              </table:table-cell>
              <table:table-cell office:value-type="float" office:value="0.0014271080090617">
                <text:p>0.00142710800906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58193734335836">
                <text:p>2.58193734335836</text:p>
              </table:table-cell>
              <table:table-cell office:value-type="float" office:value="0.00140676953243971">
                <text:p>0.0014067695324397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56940852130323">
                <text:p>2.56940852130323</text:p>
              </table:table-cell>
              <table:table-cell office:value-type="float" office:value="0.00138739955470449">
                <text:p>0.0013873995547044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55687969924809">
                <text:p>2.55687969924809</text:p>
              </table:table-cell>
              <table:table-cell office:value-type="float" office:value="0.00136895195686142">
                <text:p>0.0013689519568614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54435087719295">
                <text:p>2.54435087719295</text:p>
              </table:table-cell>
              <table:table-cell office:value-type="float" office:value="0.00135138281605849">
                <text:p>0.0013513828160584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53182205513781">
                <text:p>2.53182205513781</text:p>
              </table:table-cell>
              <table:table-cell office:value-type="float" office:value="0.00133465030100809">
                <text:p>0.0013346503010080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51929323308267">
                <text:p>2.51929323308267</text:p>
              </table:table-cell>
              <table:table-cell office:value-type="float" office:value="0.00131871457238865">
                <text:p>0.001318714572388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50676441102754">
                <text:p>2.50676441102754</text:p>
              </table:table-cell>
              <table:table-cell office:value-type="float" office:value="0.00130353768798919">
                <text:p>0.0013035376879891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4942355889724">
                <text:p>2.4942355889724</text:p>
              </table:table-cell>
              <table:table-cell office:value-type="float" office:value="0.00128908351237066">
                <text:p>0.0012890835123706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48170676691726">
                <text:p>2.48170676691726</text:p>
              </table:table-cell>
              <table:table-cell office:value-type="float" office:value="0.0012753176308292">
                <text:p>0.001275317630829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46917794486212">
                <text:p>2.46917794486212</text:p>
              </table:table-cell>
              <table:table-cell office:value-type="float" office:value="0.00126220726745638">
                <text:p>0.0012622072674563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45664912280698">
                <text:p>2.45664912280698</text:p>
              </table:table-cell>
              <table:table-cell office:value-type="float" office:value="0.00124972120710132">
                <text:p>0.0012497212071013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44412030075185">
                <text:p>2.44412030075185</text:p>
              </table:table-cell>
              <table:table-cell office:value-type="float" office:value="0.00123782972104887">
                <text:p>0.0012378297210488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43159147869671">
                <text:p>2.43159147869671</text:p>
              </table:table-cell>
              <table:table-cell office:value-type="float" office:value="0.00122650449623702">
                <text:p>0.0012265044962370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41906265664157">
                <text:p>2.41906265664157</text:p>
              </table:table-cell>
              <table:table-cell office:value-type="float" office:value="0.00121571856784478">
                <text:p>0.0012157185678447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40653383458643">
                <text:p>2.40653383458643</text:p>
              </table:table-cell>
              <table:table-cell office:value-type="float" office:value="0.00120544625509027">
                <text:p>0.0012054462550902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3940050125313">
                <text:p>2.3940050125313</text:p>
              </table:table-cell>
              <table:table-cell office:value-type="float" office:value="0.00119566310008597">
                <text:p>0.0011956631000859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38147619047616">
                <text:p>2.38147619047616</text:p>
              </table:table-cell>
              <table:table-cell office:value-type="float" office:value="0.00118634580960569">
                <text:p>0.0011863458096056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36894736842102">
                <text:p>2.36894736842102</text:p>
              </table:table-cell>
              <table:table-cell office:value-type="float" office:value="0.00117747219962446">
                <text:p>0.0011774721996244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35641854636588">
                <text:p>2.35641854636588</text:p>
              </table:table-cell>
              <table:table-cell office:value-type="float" office:value="0.00116902114249949">
                <text:p>0.0011690211424994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34388972431074">
                <text:p>2.34388972431074</text:p>
              </table:table-cell>
              <table:table-cell office:value-type="float" office:value="0.00116097251666618">
                <text:p>0.0011609725166661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33136090225561">
                <text:p>2.33136090225561</text:p>
              </table:table-cell>
              <table:table-cell office:value-type="float" office:value="0.00115330715872969">
                <text:p>0.0011533071587296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31883208020047">
                <text:p>2.31883208020047</text:p>
              </table:table-cell>
              <table:table-cell office:value-type="float" office:value="0.0011460068178378">
                <text:p>0.001146006817837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30630325814533">
                <text:p>2.30630325814533</text:p>
              </table:table-cell>
              <table:table-cell office:value-type="float" office:value="0.00113905411222648">
                <text:p>0.0011390541122264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29377443609019">
                <text:p>2.29377443609019</text:p>
              </table:table-cell>
              <table:table-cell office:value-type="float" office:value="0.00113243248783474">
                <text:p>0.0011324324878347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28124561403505">
                <text:p>2.28124561403505</text:p>
              </table:table-cell>
              <table:table-cell office:value-type="float" office:value="0.00112612617889023">
                <text:p>0.0011261261788902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26871679197992">
                <text:p>2.26871679197992</text:p>
              </table:table-cell>
              <table:table-cell office:value-type="float" office:value="0.00112012017037165">
                <text:p>0.001120120170371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25618796992478">
                <text:p>2.25618796992478</text:p>
              </table:table-cell>
              <table:table-cell office:value-type="float" office:value="0.00111440016225871">
                <text:p>0.0011144001622587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24365914786964">
                <text:p>2.24365914786964</text:p>
              </table:table-cell>
              <table:table-cell office:value-type="float" office:value="0.00110895253548449">
                <text:p>0.0011089525354844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2311303258145">
                <text:p>2.2311303258145</text:p>
              </table:table-cell>
              <table:table-cell office:value-type="float" office:value="0.00110376431950904">
                <text:p>0.0011037643195090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21860150375937">
                <text:p>2.21860150375937</text:p>
              </table:table-cell>
              <table:table-cell office:value-type="float" office:value="0.00109882316143718">
                <text:p>0.0010988231614371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20607268170423">
                <text:p>2.20607268170423</text:p>
              </table:table-cell>
              <table:table-cell office:value-type="float" office:value="0.00109411729660684">
                <text:p>0.0010941172966068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19354385964909">
                <text:p>2.19354385964909</text:p>
              </table:table-cell>
              <table:table-cell office:value-type="float" office:value="0.00108963552057794">
                <text:p>0.0010896355205779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18101503759395">
                <text:p>2.18101503759395</text:p>
              </table:table-cell>
              <table:table-cell office:value-type="float" office:value="0.00108536716245518">
                <text:p>0.0010853671624551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16848621553881">
                <text:p>2.16848621553881</text:p>
              </table:table-cell>
              <table:table-cell office:value-type="float" office:value="0.00108130205948112">
                <text:p>0.0010813020594811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15595739348368">
                <text:p>2.15595739348368</text:p>
              </table:table-cell>
              <table:table-cell office:value-type="float" office:value="0.00107743053283917">
                <text:p>0.001077430532839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14342857142854">
                <text:p>2.14342857142854</text:p>
              </table:table-cell>
              <table:table-cell office:value-type="float" office:value="0.00107374336460873">
                <text:p>0.0010737433646087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1308997493734">
                <text:p>2.1308997493734</text:p>
              </table:table-cell>
              <table:table-cell office:value-type="float" office:value="0.00107023177581784">
                <text:p>0.0010702317758178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11837092731826">
                <text:p>2.11837092731826</text:p>
              </table:table-cell>
              <table:table-cell office:value-type="float" office:value="0.0010668874055408">
                <text:p>0.001066887405540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10584210526313">
                <text:p>2.10584210526313</text:p>
              </table:table-cell>
              <table:table-cell office:value-type="float" office:value="0.00106370229099124">
                <text:p>0.0010637022909912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09331328320799">
                <text:p>2.09331328320799</text:p>
              </table:table-cell>
              <table:table-cell office:value-type="float" office:value="0.00106066884856308">
                <text:p>0.0010606688485630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08078446115285">
                <text:p>2.08078446115285</text:p>
              </table:table-cell>
              <table:table-cell office:value-type="float" office:value="0.00105777985577436">
                <text:p>0.0010577798557743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06825563909771">
                <text:p>2.06825563909771</text:p>
              </table:table-cell>
              <table:table-cell office:value-type="float" office:value="0.00105502843407082">
                <text:p>0.0010550284340708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05572681704257">
                <text:p>2.05572681704257</text:p>
              </table:table-cell>
              <table:table-cell office:value-type="float" office:value="0.0010524080324484">
                <text:p>0.001052408032448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04319799498744">
                <text:p>2.04319799498744</text:p>
              </table:table-cell>
              <table:table-cell office:value-type="float" office:value="0.00104991241185562">
                <text:p>0.0010499124118556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0306691729323">
                <text:p>2.0306691729323</text:p>
              </table:table-cell>
              <table:table-cell office:value-type="float" office:value="0.00104753563033869">
                <text:p>0.0010475356303386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01814035087716">
                <text:p>2.01814035087716</text:p>
              </table:table-cell>
              <table:table-cell office:value-type="float" office:value="0.00104527202889399">
                <text:p>0.0010452720288939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00561152882202">
                <text:p>2.00561152882202</text:p>
              </table:table-cell>
              <table:table-cell office:value-type="float" office:value="0.00104311621799427">
                <text:p>0.0010431162179942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99308270676688">
                <text:p>1.99308270676688</text:p>
              </table:table-cell>
              <table:table-cell office:value-type="float" office:value="0.00104106306475645">
                <text:p>0.0010410630647564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98055388471175">
                <text:p>1.98055388471175</text:p>
              </table:table-cell>
              <table:table-cell office:value-type="float" office:value="0.00103910768072043">
                <text:p>0.0010391076807204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96802506265661">
                <text:p>1.96802506265661</text:p>
              </table:table-cell>
              <table:table-cell office:value-type="float" office:value="0.00103724541020993">
                <text:p>0.0010372454102099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95549624060147">
                <text:p>1.95549624060147</text:p>
              </table:table-cell>
              <table:table-cell office:value-type="float" office:value="0.00103547181924756">
                <text:p>0.0010354718192475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94296741854633">
                <text:p>1.94296741854633</text:p>
              </table:table-cell>
              <table:table-cell office:value-type="float" office:value="0.00103378268499767">
                <text:p>0.0010337826849976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9304385964912">
                <text:p>1.9304385964912</text:p>
              </table:table-cell>
              <table:table-cell office:value-type="float" office:value="0.00103217398571207">
                <text:p>0.0010321739857120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91790977443606">
                <text:p>1.91790977443606</text:p>
              </table:table-cell>
              <table:table-cell office:value-type="float" office:value="0.00103064189115435">
                <text:p>0.0010306418911543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90538095238092">
                <text:p>1.90538095238092</text:p>
              </table:table-cell>
              <table:table-cell office:value-type="float" office:value="0.00102918275348033">
                <text:p>0.0010291827534803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89285213032578">
                <text:p>1.89285213032578</text:p>
              </table:table-cell>
              <table:table-cell office:value-type="float" office:value="0.0010277930985527">
                <text:p>0.001027793098552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88032330827064">
                <text:p>1.88032330827064</text:p>
              </table:table-cell>
              <table:table-cell office:value-type="float" office:value="0.00102646961766924">
                <text:p>0.0010264696176692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86779448621551">
                <text:p>1.86779448621551</text:p>
              </table:table-cell>
              <table:table-cell office:value-type="float" office:value="0.00102520915968499">
                <text:p>0.0010252091596849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85526566416037">
                <text:p>1.85526566416037</text:p>
              </table:table-cell>
              <table:table-cell office:value-type="float" office:value="0.00102400872350951">
                <text:p>0.0010240087235095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84273684210523">
                <text:p>1.84273684210523</text:p>
              </table:table-cell>
              <table:table-cell office:value-type="float" office:value="0.00102286545096144">
                <text:p>0.0010228654509614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83020802005009">
                <text:p>1.83020802005009</text:p>
              </table:table-cell>
              <table:table-cell office:value-type="float" office:value="0.00102177661996328">
                <text:p>0.0010217766199632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81767919799496">
                <text:p>1.81767919799496</text:p>
              </table:table-cell>
              <table:table-cell office:value-type="float" office:value="0.00102073963806026">
                <text:p>0.0010207396380602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80515037593982">
                <text:p>1.80515037593982</text:p>
              </table:table-cell>
              <table:table-cell office:value-type="float" office:value="0.00101975203624787">
                <text:p>0.0010197520362478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79262155388468">
                <text:p>1.79262155388468</text:p>
              </table:table-cell>
              <table:table-cell office:value-type="float" office:value="0.00101881146309321">
                <text:p>0.0010188114630932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78009273182954">
                <text:p>1.78009273182954</text:p>
              </table:table-cell>
              <table:table-cell office:value-type="float" office:value="0.00101791567913639">
                <text:p>0.0010179156791363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7675639097744">
                <text:p>1.7675639097744</text:p>
              </table:table-cell>
              <table:table-cell office:value-type="float" office:value="0.00101706255155847">
                <text:p>0.0010170625515584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75503508771927">
                <text:p>1.75503508771927</text:p>
              </table:table-cell>
              <table:table-cell office:value-type="float" office:value="0.0010162500491033">
                <text:p>0.001016250049103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74250626566413">
                <text:p>1.74250626566413</text:p>
              </table:table-cell>
              <table:table-cell office:value-type="float" office:value="0.00101547623724124">
                <text:p>0.0010154762372412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72997744360899">
                <text:p>1.72997744360899</text:p>
              </table:table-cell>
              <table:table-cell office:value-type="float" office:value="0.00101473927356309">
                <text:p>0.0010147392735630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71744862155385">
                <text:p>1.71744862155385</text:p>
              </table:table-cell>
              <table:table-cell office:value-type="float" office:value="0.00101403740339341">
                <text:p>0.0010140374033934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70491979949871">
                <text:p>1.70491979949871</text:p>
              </table:table-cell>
              <table:table-cell office:value-type="float" office:value="0.00101336895561278">
                <text:p>0.0010133689556127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69239097744358">
                <text:p>1.69239097744358</text:p>
              </table:table-cell>
              <table:table-cell office:value-type="float" office:value="0.00101273233867883">
                <text:p>0.0010127323386788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67986215538844">
                <text:p>1.67986215538844</text:p>
              </table:table-cell>
              <table:table-cell office:value-type="float" office:value="0.00101212603683698">
                <text:p>0.0010121260368369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6673333333333">
                <text:p>1.6673333333333</text:p>
              </table:table-cell>
              <table:table-cell office:value-type="float" office:value="0.00101154860651141">
                <text:p>0.0010115486065114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65480451127816">
                <text:p>1.65480451127816</text:p>
              </table:table-cell>
              <table:table-cell office:value-type="float" office:value="0.00101099867286801">
                <text:p>0.0010109986728680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64227568922303">
                <text:p>1.64227568922303</text:p>
              </table:table-cell>
              <table:table-cell office:value-type="float" office:value="0.00101047492654097">
                <text:p>0.0010104749265409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.62974686716789">
                <text:p>1.62974686716789</text:p>
              </table:table-cell>
              <table:table-cell office:value-type="float" office:value="0.00100997612051521">
                <text:p>0.0010099761205152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61721804511275">
                <text:p>1.61721804511275</text:p>
              </table:table-cell>
              <table:table-cell office:value-type="float" office:value="0.00100950106715734">
                <text:p>0.0010095010671573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60468922305761">
                <text:p>1.60468922305761</text:p>
              </table:table-cell>
              <table:table-cell office:value-type="float" office:value="0.00100904863538794">
                <text:p>0.0010090486353879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59216040100247">
                <text:p>1.59216040100247</text:p>
              </table:table-cell>
              <table:table-cell office:value-type="float" office:value="0.00100861774798852">
                <text:p>0.0010086177479885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57963157894734">
                <text:p>1.57963157894734</text:p>
              </table:table-cell>
              <table:table-cell office:value-type="float" office:value="0.00100820737903668">
                <text:p>0.0010082073790366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5671027568922">
                <text:p>1.5671027568922</text:p>
              </table:table-cell>
              <table:table-cell office:value-type="float" office:value="0.00100781655146351">
                <text:p>0.0010078165514635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55457393483706">
                <text:p>1.55457393483706</text:p>
              </table:table-cell>
              <table:table-cell office:value-type="float" office:value="0.00100744433472715">
                <text:p>0.0010074443347271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54204511278192">
                <text:p>1.54204511278192</text:p>
              </table:table-cell>
              <table:table-cell office:value-type="float" office:value="0.00100708984259728">
                <text:p>0.0010070898425972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52951629072679">
                <text:p>1.52951629072679</text:p>
              </table:table-cell>
              <table:table-cell office:value-type="float" office:value="0.00100675223104503">
                <text:p>0.0010067522310450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51698746867165">
                <text:p>1.51698746867165</text:p>
              </table:table-cell>
              <table:table-cell office:value-type="float" office:value="0.00100643069623336">
                <text:p>0.0010064306962333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.50445864661651">
                <text:p>1.50445864661651</text:p>
              </table:table-cell>
              <table:table-cell office:value-type="float" office:value="0.0010061244726032">
                <text:p>0.001006124472603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.49192982456137">
                <text:p>1.49192982456137</text:p>
              </table:table-cell>
              <table:table-cell office:value-type="float" office:value="0.00100583283105067">
                <text:p>0.0010058328310506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.47940100250623">
                <text:p>1.47940100250623</text:p>
              </table:table-cell>
              <table:table-cell office:value-type="float" office:value="0.00100555507719111">
                <text:p>0.0010055550771911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.4668721804511">
                <text:p>1.4668721804511</text:p>
              </table:table-cell>
              <table:table-cell office:value-type="float" office:value="0.00100529054970582">
                <text:p>0.0010052905497058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.45434335839596">
                <text:p>1.45434335839596</text:p>
              </table:table-cell>
              <table:table-cell office:value-type="float" office:value="0.00100503861876745">
                <text:p>0.0010050386187674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.44181453634082">
                <text:p>1.44181453634082</text:p>
              </table:table-cell>
              <table:table-cell office:value-type="float" office:value="0.00100479868454043">
                <text:p>0.0010047986845404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.42928571428568">
                <text:p>1.42928571428568</text:p>
              </table:table-cell>
              <table:table-cell office:value-type="float" office:value="0.00100457017575279">
                <text:p>0.0010045701757527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.41675689223054">
                <text:p>1.41675689223054</text:p>
              </table:table-cell>
              <table:table-cell office:value-type="float" office:value="0.00100435254833599">
                <text:p>0.0010043525483359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.40422807017541">
                <text:p>1.40422807017541</text:p>
              </table:table-cell>
              <table:table-cell office:value-type="float" office:value="0.00100414528412951">
                <text:p>0.0010041452841295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39169924812027">
                <text:p>1.39169924812027</text:p>
              </table:table-cell>
              <table:table-cell office:value-type="float" office:value="0.00100394788964716">
                <text:p>0.0010039478896471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37917042606513">
                <text:p>1.37917042606513</text:p>
              </table:table-cell>
              <table:table-cell office:value-type="float" office:value="0.00100375989490205">
                <text:p>0.0010037598949020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36664160400999">
                <text:p>1.36664160400999</text:p>
              </table:table-cell>
              <table:table-cell office:value-type="float" office:value="0.00100358085228767">
                <text:p>0.0010035808522876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35411278195486">
                <text:p>1.35411278195486</text:p>
              </table:table-cell>
              <table:table-cell office:value-type="float" office:value="0.00100341033551207">
                <text:p>0.0010034103355120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34158395989972">
                <text:p>1.34158395989972</text:p>
              </table:table-cell>
              <table:table-cell office:value-type="float" office:value="0.00100324793858292">
                <text:p>0.0010032479385829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32905513784458">
                <text:p>1.32905513784458</text:p>
              </table:table-cell>
              <table:table-cell office:value-type="float" office:value="0.00100309327484088">
                <text:p>0.0010030932748408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31652631578944">
                <text:p>1.31652631578944</text:p>
              </table:table-cell>
              <table:table-cell office:value-type="float" office:value="0.00100294597603893">
                <text:p>0.0010029459760389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3039974937343">
                <text:p>1.3039974937343</text:p>
              </table:table-cell>
              <table:table-cell office:value-type="float" office:value="0.00100280569146565">
                <text:p>0.001002805691465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29146867167917">
                <text:p>1.29146867167917</text:p>
              </table:table-cell>
              <table:table-cell office:value-type="float" office:value="0.00100267208711014">
                <text:p>0.0010026720871101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27893984962403">
                <text:p>1.27893984962403</text:p>
              </table:table-cell>
              <table:table-cell office:value-type="float" office:value="0.0010025448448668">
                <text:p>0.001002544844866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26641102756889">
                <text:p>1.26641102756889</text:p>
              </table:table-cell>
              <table:table-cell office:value-type="float" office:value="0.00100242366177791">
                <text:p>0.0010024236617779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25388220551375">
                <text:p>1.25388220551375</text:p>
              </table:table-cell>
              <table:table-cell office:value-type="float" office:value="0.00100230824931229">
                <text:p>0.0010023082493122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24135338345861">
                <text:p>1.24135338345861</text:p>
              </table:table-cell>
              <table:table-cell office:value-type="float" office:value="0.00100219833267837">
                <text:p>0.0010021983326783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22882456140348">
                <text:p>1.22882456140348</text:p>
              </table:table-cell>
              <table:table-cell office:value-type="float" office:value="0.00100209365016988">
                <text:p>0.0010020936501698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21629573934834">
                <text:p>1.21629573934834</text:p>
              </table:table-cell>
              <table:table-cell office:value-type="float" office:value="0.00100199395254274">
                <text:p>0.0010019939525427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2037669172932">
                <text:p>1.2037669172932</text:p>
              </table:table-cell>
              <table:table-cell office:value-type="float" office:value="0.00100189900242166">
                <text:p>0.0010018990024216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19123809523806">
                <text:p>1.19123809523806</text:p>
              </table:table-cell>
              <table:table-cell office:value-type="float" office:value="0.00100180857373491">
                <text:p>0.0010018085737349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17870927318293">
                <text:p>1.17870927318293</text:p>
              </table:table-cell>
              <table:table-cell office:value-type="float" office:value="0.00100172245117611">
                <text:p>0.0010017224511761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16618045112779">
                <text:p>1.16618045112779</text:p>
              </table:table-cell>
              <table:table-cell office:value-type="float" office:value="0.00100164042969153">
                <text:p>0.0010016404296915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15365162907265">
                <text:p>1.15365162907265</text:p>
              </table:table-cell>
              <table:table-cell office:value-type="float" office:value="0.00100156231399193">
                <text:p>0.0010015623139919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14112280701751">
                <text:p>1.14112280701751</text:p>
              </table:table-cell>
              <table:table-cell office:value-type="float" office:value="0.00100148791808756">
                <text:p>0.0010014879180875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12859398496237">
                <text:p>1.12859398496237</text:p>
              </table:table-cell>
              <table:table-cell office:value-type="float" office:value="0.00100141706484529">
                <text:p>0.0010014170648452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11606516290724">
                <text:p>1.11606516290724</text:p>
              </table:table-cell>
              <table:table-cell office:value-type="float" office:value="0.00100134958556694">
                <text:p>0.0010013495855669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1035363408521">
                <text:p>1.1035363408521</text:p>
              </table:table-cell>
              <table:table-cell office:value-type="float" office:value="0.00100128531958757">
                <text:p>0.0010012853195875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09100751879696">
                <text:p>1.09100751879696</text:p>
              </table:table-cell>
              <table:table-cell office:value-type="float" office:value="0.00100122411389292">
                <text:p>0.0010012241138929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07847869674182">
                <text:p>1.07847869674182</text:p>
              </table:table-cell>
              <table:table-cell office:value-type="float" office:value="0.00100116582275516">
                <text:p>0.0010011658227551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06594987468669">
                <text:p>1.06594987468669</text:p>
              </table:table-cell>
              <table:table-cell office:value-type="float" office:value="0.00100111030738587">
                <text:p>0.0010011103073858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05342105263155">
                <text:p>1.05342105263155</text:p>
              </table:table-cell>
              <table:table-cell office:value-type="float" office:value="0.00100105743560559">
                <text:p>0.0010010574356055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04089223057641">
                <text:p>1.04089223057641</text:p>
              </table:table-cell>
              <table:table-cell office:value-type="float" office:value="0.00100100708152913">
                <text:p>0.0010010070815291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02836340852127">
                <text:p>1.02836340852127</text:p>
              </table:table-cell>
              <table:table-cell office:value-type="float" office:value="0.00100095912526584">
                <text:p>0.0010009591252658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01583458646613">
                <text:p>1.01583458646613</text:p>
              </table:table-cell>
              <table:table-cell office:value-type="float" office:value="0.00100091345263413">
                <text:p>0.0010009134526341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003305764411">
                <text:p>1.003305764411</text:p>
              </table:table-cell>
              <table:table-cell office:value-type="float" office:value="0.00100086995488965">
                <text:p>0.001000869954889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990776942355858">
                <text:p>0.990776942355858</text:p>
              </table:table-cell>
              <table:table-cell office:value-type="float" office:value="0.00100082852846633">
                <text:p>0.0010008285284663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97824812030072">
                <text:p>0.97824812030072</text:p>
              </table:table-cell>
              <table:table-cell office:value-type="float" office:value="0.00100078907472984">
                <text:p>0.0010007890747298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965719298245582">
                <text:p>0.965719298245582</text:p>
              </table:table-cell>
              <table:table-cell office:value-type="float" office:value="0.00100075149974271">
                <text:p>0.0010007514997427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953190476190445">
                <text:p>0.953190476190445</text:p>
              </table:table-cell>
              <table:table-cell office:value-type="float" office:value="0.00100071571404067">
                <text:p>0.0010007157140406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940661654135307">
                <text:p>0.940661654135307</text:p>
              </table:table-cell>
              <table:table-cell office:value-type="float" office:value="0.00100068163241969">
                <text:p>0.0010006816324196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928132832080169">
                <text:p>0.928132832080169</text:p>
              </table:table-cell>
              <table:table-cell office:value-type="float" office:value="0.00100064917373304">
                <text:p>0.0010006491737330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915604010025031">
                <text:p>0.915604010025031</text:p>
              </table:table-cell>
              <table:table-cell office:value-type="float" office:value="0.00100061826069813">
                <text:p>0.0010006182606981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903075187969893">
                <text:p>0.903075187969893</text:p>
              </table:table-cell>
              <table:table-cell office:value-type="float" office:value="0.00100058881971251">
                <text:p>0.0010005888197125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890546365914755">
                <text:p>0.890546365914755</text:p>
              </table:table-cell>
              <table:table-cell office:value-type="float" office:value="0.00100056078067858">
                <text:p>0.0010005607806785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878017543859618">
                <text:p>0.878017543859618</text:p>
              </table:table-cell>
              <table:table-cell office:value-type="float" office:value="0.00100053407683674">
                <text:p>0.0010005340768367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86548872180448">
                <text:p>0.86548872180448</text:p>
              </table:table-cell>
              <table:table-cell office:value-type="float" office:value="0.00100050864460642">
                <text:p>0.0010005086446064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852959899749342">
                <text:p>0.852959899749342</text:p>
              </table:table-cell>
              <table:table-cell office:value-type="float" office:value="0.00100048442343468">
                <text:p>0.0010004844234346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840431077694204">
                <text:p>0.840431077694204</text:p>
              </table:table-cell>
              <table:table-cell office:value-type="float" office:value="0.00100046135565208">
                <text:p>0.0010004613556520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827902255639066">
                <text:p>0.827902255639066</text:p>
              </table:table-cell>
              <table:table-cell office:value-type="float" office:value="0.00100043938633531">
                <text:p>0.0010004393863353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815373433583928">
                <text:p>0.815373433583928</text:p>
              </table:table-cell>
              <table:table-cell office:value-type="float" office:value="0.00100041846317649">
                <text:p>0.0010004184631764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802844611528791">
                <text:p>0.802844611528791</text:p>
              </table:table-cell>
              <table:table-cell office:value-type="float" office:value="0.00100039853635856">
                <text:p>0.0010003985363585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790315789473653">
                <text:p>0.790315789473653</text:p>
              </table:table-cell>
              <table:table-cell office:value-type="float" office:value="0.00100037955843673">
                <text:p>0.0010003795584367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777786967418515">
                <text:p>0.777786967418515</text:p>
              </table:table-cell>
              <table:table-cell office:value-type="float" office:value="0.00100036148422545">
                <text:p>0.0010003614842254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765258145363377">
                <text:p>0.765258145363377</text:p>
              </table:table-cell>
              <table:table-cell office:value-type="float" office:value="0.00100034427069091">
                <text:p>0.0010003442706909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52729323308239">
                <text:p>0.752729323308239</text:p>
              </table:table-cell>
              <table:table-cell office:value-type="float" office:value="0.00100032787684848">
                <text:p>0.0010003278768484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740200501253101">
                <text:p>0.740200501253101</text:p>
              </table:table-cell>
              <table:table-cell office:value-type="float" office:value="0.00100031226366522">
                <text:p>0.0010003122636652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727671679197964">
                <text:p>0.727671679197964</text:p>
              </table:table-cell>
              <table:table-cell office:value-type="float" office:value="0.00100029739396688">
                <text:p>0.0010002973939668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715142857142826">
                <text:p>0.715142857142826</text:p>
              </table:table-cell>
              <table:table-cell office:value-type="float" office:value="0.00100028323234941">
                <text:p>0.0010002832323494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702614035087688">
                <text:p>0.702614035087688</text:p>
              </table:table-cell>
              <table:table-cell office:value-type="float" office:value="0.00100026974509467">
                <text:p>0.0010002697450946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9008521303255">
                <text:p>0.69008521303255</text:p>
              </table:table-cell>
              <table:table-cell office:value-type="float" office:value="0.00100025690009017">
                <text:p>0.001000256900090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77556390977412">
                <text:p>0.677556390977412</text:p>
              </table:table-cell>
              <table:table-cell office:value-type="float" office:value="0.00100024466675254">
                <text:p>0.0010002446667525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65027568922274">
                <text:p>0.665027568922274</text:p>
              </table:table-cell>
              <table:table-cell office:value-type="float" office:value="0.0010002330159548">
                <text:p>0.001000233015954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52498746867137">
                <text:p>0.652498746867137</text:p>
              </table:table-cell>
              <table:table-cell office:value-type="float" office:value="0.00100022191995695">
                <text:p>0.0010002219199569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9969924811999">
                <text:p>0.639969924811999</text:p>
              </table:table-cell>
              <table:table-cell office:value-type="float" office:value="0.00100021135233995">
                <text:p>0.0010002113523399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27441102756861">
                <text:p>0.627441102756861</text:p>
              </table:table-cell>
              <table:table-cell office:value-type="float" office:value="0.00100020128794281">
                <text:p>0.0010002012879428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14912280701723">
                <text:p>0.614912280701723</text:p>
              </table:table-cell>
              <table:table-cell office:value-type="float" office:value="0.00100019170280268">
                <text:p>0.0010001917028026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02383458646585">
                <text:p>0.602383458646585</text:p>
              </table:table-cell>
              <table:table-cell office:value-type="float" office:value="0.00100018257409779">
                <text:p>0.0010001825740977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589854636591447">
                <text:p>0.589854636591447</text:p>
              </table:table-cell>
              <table:table-cell office:value-type="float" office:value="0.00100017388009313">
                <text:p>0.0010001738800931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57732581453631">
                <text:p>0.57732581453631</text:p>
              </table:table-cell>
              <table:table-cell office:value-type="float" office:value="0.0010001656000887">
                <text:p>0.001000165600088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564796992481172">
                <text:p>0.564796992481172</text:p>
              </table:table-cell>
              <table:table-cell office:value-type="float" office:value="0.00100015771437019">
                <text:p>0.0010001577143701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552268170426034">
                <text:p>0.552268170426034</text:p>
              </table:table-cell>
              <table:table-cell office:value-type="float" office:value="0.00100015020416208">
                <text:p>0.0010001502041620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539739348370896">
                <text:p>0.539739348370896</text:p>
              </table:table-cell>
              <table:table-cell office:value-type="float" office:value="0.00100014305158294">
                <text:p>0.0010001430515829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527210526315758">
                <text:p>0.527210526315758</text:p>
              </table:table-cell>
              <table:table-cell office:value-type="float" office:value="0.0010001362396028">
                <text:p>0.001000136239602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51468170426062">
                <text:p>0.51468170426062</text:p>
              </table:table-cell>
              <table:table-cell office:value-type="float" office:value="0.00100012975200266">
                <text:p>0.00100012975200266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502152882205483">
                <text:p>0.502152882205483</text:p>
              </table:table-cell>
              <table:table-cell office:value-type="float" office:value="0.00100012357333587">
                <text:p>0.0010001235733358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489624060150345">
                <text:p>0.489624060150345</text:p>
              </table:table-cell>
              <table:table-cell office:value-type="float" office:value="0.00100011768889131">
                <text:p>0.0010001176888913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477095238095207">
                <text:p>0.477095238095207</text:p>
              </table:table-cell>
              <table:table-cell office:value-type="float" office:value="0.00100011208465839">
                <text:p>0.0010001120846583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464566416040069">
                <text:p>0.464566416040069</text:p>
              </table:table-cell>
              <table:table-cell office:value-type="float" office:value="0.0010001067472937">
                <text:p>0.001000106747293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452037593984931">
                <text:p>0.452037593984931</text:p>
              </table:table-cell>
              <table:table-cell office:value-type="float" office:value="0.00100010166408924">
                <text:p>0.0010001016640892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439508771929793">
                <text:p>0.439508771929793</text:p>
              </table:table-cell>
              <table:table-cell office:value-type="float" office:value="0.00100009682294213">
                <text:p>0.0010000968229421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426979949874656">
                <text:p>0.426979949874656</text:p>
              </table:table-cell>
              <table:table-cell office:value-type="float" office:value="0.00100009221232584">
                <text:p>0.0010000922123258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414451127819518">
                <text:p>0.414451127819518</text:p>
              </table:table-cell>
              <table:table-cell office:value-type="float" office:value="0.00100008782126271">
                <text:p>0.0010000878212627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40192230576438">
                <text:p>0.40192230576438</text:p>
              </table:table-cell>
              <table:table-cell office:value-type="float" office:value="0.00100008363929781">
                <text:p>0.0010000836392978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389393483709242">
                <text:p>0.389393483709242</text:p>
              </table:table-cell>
              <table:table-cell office:value-type="float" office:value="0.00100007965647411">
                <text:p>0.0010000796564741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376864661654104">
                <text:p>0.376864661654104</text:p>
              </table:table-cell>
              <table:table-cell office:value-type="float" office:value="0.00100007586330868">
                <text:p>0.0010000758633086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364335839598966">
                <text:p>0.364335839598966</text:p>
              </table:table-cell>
              <table:table-cell office:value-type="float" office:value="0.00100007225077017">
                <text:p>0.001000072250770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351807017543829">
                <text:p>0.351807017543829</text:p>
              </table:table-cell>
              <table:table-cell office:value-type="float" office:value="0.0010000688102573">
                <text:p>0.001000068810257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339278195488691">
                <text:p>0.339278195488691</text:p>
              </table:table-cell>
              <table:table-cell office:value-type="float" office:value="0.00100006553357838">
                <text:p>0.0010000655335783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326749373433553">
                <text:p>0.326749373433553</text:p>
              </table:table-cell>
              <table:table-cell office:value-type="float" office:value="0.00100006241293179">
                <text:p>0.0010000624129317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314220551378415">
                <text:p>0.314220551378415</text:p>
              </table:table-cell>
              <table:table-cell office:value-type="float" office:value="0.00100005944088742">
                <text:p>0.0010000594408874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301691729323277">
                <text:p>0.301691729323277</text:p>
              </table:table-cell>
              <table:table-cell office:value-type="float" office:value="0.00100005661036897">
                <text:p>0.0010000566103689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289162907268139">
                <text:p>0.289162907268139</text:p>
              </table:table-cell>
              <table:table-cell office:value-type="float" office:value="0.00100005391463712">
                <text:p>0.0010000539146371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276634085213002">
                <text:p>0.276634085213002</text:p>
              </table:table-cell>
              <table:table-cell office:value-type="float" office:value="0.00100005134727345">
                <text:p>0.0010000513472734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264105263157864">
                <text:p>0.264105263157864</text:p>
              </table:table-cell>
              <table:table-cell office:value-type="float" office:value="0.00100004890216519">
                <text:p>0.0010000489021651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251576441102726">
                <text:p>0.251576441102726</text:p>
              </table:table-cell>
              <table:table-cell office:value-type="float" office:value="0.00100004657349065">
                <text:p>0.0010000465734906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239047619047588">
                <text:p>0.239047619047588</text:p>
              </table:table-cell>
              <table:table-cell office:value-type="float" office:value="0.00100004435570538">
                <text:p>0.0010000443557053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22651879699245">
                <text:p>0.22651879699245</text:p>
              </table:table-cell>
              <table:table-cell office:value-type="float" office:value="0.00100004224352894">
                <text:p>0.0010000422435289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213989974937312">
                <text:p>0.213989974937312</text:p>
              </table:table-cell>
              <table:table-cell office:value-type="float" office:value="0.00100004023193232">
                <text:p>0.0010000402319323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201461152882175">
                <text:p>0.201461152882175</text:p>
              </table:table-cell>
              <table:table-cell office:value-type="float" office:value="0.00100003831612602">
                <text:p>0.0010000383161260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188932330827037">
                <text:p>0.188932330827037</text:p>
              </table:table-cell>
              <table:table-cell office:value-type="float" office:value="0.00100003649154859">
                <text:p>0.0010000364915485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176403508771899">
                <text:p>0.176403508771899</text:p>
              </table:table-cell>
              <table:table-cell office:value-type="float" office:value="0.0010000347538558">
                <text:p>0.001000034753855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163874686716761">
                <text:p>0.163874686716761</text:p>
              </table:table-cell>
              <table:table-cell office:value-type="float" office:value="0.00100003309891029">
                <text:p>0.0010000330989102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151345864661623">
                <text:p>0.151345864661623</text:p>
              </table:table-cell>
              <table:table-cell office:value-type="float" office:value="0.0010000315227717">
                <text:p>0.001000031522771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138817042606485">
                <text:p>0.138817042606485</text:p>
              </table:table-cell>
              <table:table-cell office:value-type="float" office:value="0.00100003002168733">
                <text:p>0.00100003002168733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26288220551348">
                <text:p>0.126288220551348</text:p>
              </table:table-cell>
              <table:table-cell office:value-type="float" office:value="0.00100002859208318">
                <text:p>0.00100002859208318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11375939849621">
                <text:p>0.11375939849621</text:p>
              </table:table-cell>
              <table:table-cell office:value-type="float" office:value="0.00100002723055541">
                <text:p>0.0010000272305554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101230576441072">
                <text:p>0.101230576441072</text:p>
              </table:table-cell>
              <table:table-cell office:value-type="float" office:value="0.00100002593386229">
                <text:p>0.0010000259338622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887017543859341">
                <text:p>0.0887017543859341</text:p>
              </table:table-cell>
              <table:table-cell office:value-type="float" office:value="0.00100002469891647">
                <text:p>0.0010000246989164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761729323307962">
                <text:p>0.0761729323307962</text:p>
              </table:table-cell>
              <table:table-cell office:value-type="float" office:value="0.00100002352277759">
                <text:p>0.0010000235227775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636441102756583">
                <text:p>0.0636441102756583</text:p>
              </table:table-cell>
              <table:table-cell office:value-type="float" office:value="0.00100002240264532">
                <text:p>0.0010000224026453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511152882205205">
                <text:p>0.0511152882205205</text:p>
              </table:table-cell>
              <table:table-cell office:value-type="float" office:value="0.00100002133585269">
                <text:p>0.00100002133585269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385864661653826">
                <text:p>0.0385864661653826</text:p>
              </table:table-cell>
              <table:table-cell office:value-type="float" office:value="0.0010000203198597">
                <text:p>0.0010000203198597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260576441102448">
                <text:p>0.0260576441102448</text:p>
              </table:table-cell>
              <table:table-cell office:value-type="float" office:value="0.00100001935224734">
                <text:p>0.00100001935224734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13528822055107">
                <text:p>0.013528822055107</text:p>
              </table:table-cell>
              <table:table-cell office:value-type="float" office:value="0.00100001843071175">
                <text:p>0.00100001843071175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0999999999969119">
                <text:p>0.000999999999969119</text:p>
              </table:table-cell>
              <table:table-cell office:value-type="float" office:value="0.00100001755305881">
                <text:p>0.00100001755305881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